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5" style:family="table">
      <style:table-properties style:width="19.473cm" table:align="margins"/>
    </style:style>
    <style:style style:name="Таблица5.A" style:family="table-column">
      <style:table-column-properties style:column-width="5.847cm" style:rel-column-width="19678*"/>
    </style:style>
    <style:style style:name="Таблица5.B" style:family="table-column">
      <style:table-column-properties style:column-width="13.626cm" style:rel-column-width="45857*"/>
    </style:style>
    <style:style style:name="Таблица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5.B1" style:family="table-cell">
      <style:table-cell-properties fo:background-color="#e6e6e6"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4" style:family="table">
      <style:table-properties style:width="19.473cm" table:align="margins"/>
    </style:style>
    <style:style style:name="Таблица4.A" style:family="table-column">
      <style:table-column-properties style:column-width="6.562cm" style:rel-column-width="22082*"/>
    </style:style>
    <style:style style:name="Таблица4.B" style:family="table-column">
      <style:table-column-properties style:column-width="12.912cm" style:rel-column-width="43453*"/>
    </style:style>
    <style:style style:name="Таблица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4.B1" style:family="table-cell">
      <style:table-cell-properties fo:background-color="#e6e6e6"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4.A1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 style:family="table">
      <style:table-properties style:width="19.473cm" table:align="margins"/>
    </style:style>
    <style:style style:name="Таблица6.A" style:family="table-column">
      <style:table-column-properties style:column-width="6.932cm" style:rel-column-width="23329*"/>
    </style:style>
    <style:style style:name="Таблица6.B" style:family="table-column">
      <style:table-column-properties style:column-width="12.541cm" style:rel-column-width="42206*"/>
    </style:style>
    <style:style style:name="Таблица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6.B1" style:family="table-cell">
      <style:table-cell-properties fo:background-color="#e6e6e6" fo:padding="0.097cm" fo:border="0.002cm solid #000000">
        <style:background-image/>
      </style:table-cell-properties>
    </style:style>
    <style:style style:name="Таблица6.A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Таблица6.A3" style:family="table-cell">
      <style:table-cell-properties fo:padding="0.097cm" fo:border-left="0.002cm solid #000000" fo:border-right="none" fo:border-top="none" fo:border-bottom="0.002cm solid #000000"/>
    </style:style>
    <style:style style:name="Таблица6.B3" style:family="table-cell">
      <style:table-cell-properties fo:padding="0.097cm" fo:border-left="0.002cm solid #000000" fo:border-right="0.002cm solid #000000" fo:border-top="none" fo:border-bottom="0.002cm solid #000000"/>
    </style:style>
    <style:style style:name="Таблица7" style:family="table">
      <style:table-properties style:width="19.473cm" table:align="margins"/>
    </style:style>
    <style:style style:name="Таблица7.A" style:family="table-column">
      <style:table-column-properties style:column-width="6.932cm" style:rel-column-width="23329*"/>
    </style:style>
    <style:style style:name="Таблица7.B" style:family="table-column">
      <style:table-column-properties style:column-width="12.541cm" style:rel-column-width="42206*"/>
    </style:style>
    <style:style style:name="Таблица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7.B1" style:family="table-cell">
      <style:table-cell-properties fo:background-color="#e6e6e6" fo:padding="0.097cm" fo:border="0.002cm solid #000000">
        <style:background-image/>
      </style:table-cell-properties>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2" style:family="table">
      <style:table-properties style:width="19.473cm" table:align="margins"/>
    </style:style>
    <style:style style:name="Таблица2.A" style:family="table-column">
      <style:table-column-properties style:column-width="19.473cm" style:rel-column-width="65535*"/>
    </style:style>
    <style:style style:name="Таблица2.A1" style:family="table-cell">
      <style:table-cell-properties fo:padding="0.097cm" fo:border="0.002cm solid #000000"/>
    </style:style>
    <style:style style:name="Таблица3" style:family="table">
      <style:table-properties style:width="19.473cm" table:align="margins"/>
    </style:style>
    <style:style style:name="Таблица3.A" style:family="table-column">
      <style:table-column-properties style:column-width="19.473cm" style:rel-column-width="65535*"/>
    </style:style>
    <style:style style:name="Таблица3.A1" style:family="table-cell">
      <style:table-cell-properties fo:padding="0.097cm" fo:border="0.002cm solid #000000"/>
    </style:style>
    <style:style style:name="Таблица8" style:family="table">
      <style:table-properties style:width="19.473cm" table:align="margins"/>
    </style:style>
    <style:style style:name="Таблица8.A" style:family="table-column">
      <style:table-column-properties style:column-width="7.435cm" style:rel-column-width="25020*"/>
    </style:style>
    <style:style style:name="Таблица8.B" style:family="table-column">
      <style:table-column-properties style:column-width="12.039cm" style:rel-column-width="40515*"/>
    </style:style>
    <style:style style:name="Таблица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8.B1" style:family="table-cell">
      <style:table-cell-properties fo:background-color="#e6e6e6" fo:padding="0.097cm" fo:border="0.002cm solid #000000">
        <style:background-image/>
      </style:table-cell-properties>
    </style:style>
    <style:style style:name="Таблица8.A2" style:family="table-cell">
      <style:table-cell-properties fo:padding="0.097cm" fo:border-left="0.002cm solid #000000" fo:border-right="none" fo:border-top="none" fo:border-bottom="0.002cm solid #000000"/>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9.473cm" table:align="margins"/>
    </style:style>
    <style:style style:name="Таблица9.A" style:family="table-column">
      <style:table-column-properties style:column-width="7.435cm" style:rel-column-width="25020*"/>
    </style:style>
    <style:style style:name="Таблица9.B" style:family="table-column">
      <style:table-column-properties style:column-width="12.039cm" style:rel-column-width="40515*"/>
    </style:style>
    <style:style style:name="Таблица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9.B1" style:family="table-cell">
      <style:table-cell-properties fo:background-color="#e6e6e6" fo:padding="0.097cm" fo:border="0.002cm solid #000000">
        <style:background-image/>
      </style:table-cell-properties>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 style:family="table">
      <style:table-properties style:width="19.473cm" table:align="margins"/>
    </style:style>
    <style:style style:name="Таблица1.A" style:family="table-column">
      <style:table-column-properties style:column-width="6.668cm" style:rel-column-width="22438*"/>
    </style:style>
    <style:style style:name="Таблица1.B" style:family="table-column">
      <style:table-column-properties style:column-width="12.806cm" style:rel-column-width="43097*"/>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B1" style:family="table-cell">
      <style:table-cell-properties fo:background-color="#e6e6e6" fo:padding="0.097cm" fo:border="0.002cm solid #000000">
        <style:background-image/>
      </style:table-cell-properties>
    </style:style>
    <style:style style:name="Таблица1.A2" style:family="table-cell">
      <style:table-cell-properties fo:padding="0.097cm" fo:border-left="0.002cm solid #000000" fo:border-right="0.002cm solid #000000" fo:border-top="none" fo:border-bottom="0.002cm solid #000000"/>
    </style:style>
    <style:style style:name="Таблица1.A3" style:family="table-cell">
      <style:table-cell-properties fo:padding="0.097cm" fo:border-left="0.002cm solid #000000" fo:border-right="none" fo:border-top="none" fo:border-bottom="0.002cm solid #000000"/>
    </style:style>
    <style:style style:name="Таблица10" style:family="table">
      <style:table-properties style:width="19.473cm" table:align="margins"/>
    </style:style>
    <style:style style:name="Таблица10.A" style:family="table-column">
      <style:table-column-properties style:column-width="19.473cm" style:rel-column-width="65535*"/>
    </style:style>
    <style:style style:name="Таблица10.A1" style:family="table-cell">
      <style:table-cell-properties fo:padding="0.097cm" fo:border="0.002cm solid #000000"/>
    </style:style>
    <style:style style:name="Таблица11" style:family="table">
      <style:table-properties style:width="19.473cm" table:align="margins"/>
    </style:style>
    <style:style style:name="Таблица11.A" style:family="table-column">
      <style:table-column-properties style:column-width="19.473cm" style:rel-column-width="65535*"/>
    </style:style>
    <style:style style:name="Таблица11.A1" style:family="table-cell">
      <style:table-cell-properties fo:padding="0.097cm" fo:border="0.002cm solid #000000"/>
    </style:style>
    <style:style style:name="P1" style:family="paragraph" style:parent-style-name="Text_20_body">
      <style:text-properties fo:language="ru" fo:country="RU"/>
    </style:style>
    <style:style style:name="P2" style:family="paragraph" style:parent-style-name="Text_20_body">
      <style:text-properties fo:language="ru" fo:country="RU" fo:font-weight="bold" style:font-weight-asian="bold" style:font-weight-complex="bold"/>
    </style:style>
    <style:style style:name="P3" style:family="paragraph" style:parent-style-name="Text_20_body">
      <style:paragraph-properties fo:text-align="justify" style:justify-single-word="false"/>
      <style:text-properties fo:language="ru" fo:country="RU" fo:font-weight="bold" style:font-weight-asian="bold" style:font-weight-complex="bold"/>
    </style:style>
    <style:style style:name="P4" style:family="paragraph" style:parent-style-name="Text_20_body">
      <style:text-properties fo:language="ru" fo:country="RU" fo:font-weight="normal" style:font-weight-asian="normal" style:font-weight-complex="normal"/>
    </style:style>
    <style:style style:name="P5" style:family="paragraph" style:parent-style-name="Text_20_body">
      <style:paragraph-properties fo:text-align="justify" style:justify-single-word="false"/>
      <style:text-properties fo:language="ru" fo:country="RU" fo:font-weight="normal" style:font-weight-asian="normal" style:font-weight-complex="normal"/>
    </style:style>
    <style:style style:name="P6" style:family="paragraph" style:parent-style-name="Text_20_body">
      <style:text-properties fo:language="ru" fo:country="RU"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10" style:family="paragraph" style:parent-style-name="Text_20_body">
      <style:paragraph-properties fo:text-align="end" style:justify-single-word="false"/>
      <style:text-properties fo:font-size="18pt" fo:language="ru" fo:country="RU" style:font-size-asian="18pt" style:font-size-complex="18pt"/>
    </style:style>
    <style:style style:name="P11" style:family="paragraph" style:parent-style-name="Text_20_body">
      <style:paragraph-properties fo:text-align="justify" style:justify-single-word="false"/>
    </style:style>
    <style:style style:name="P12" style:family="paragraph" style:parent-style-name="Text_20_body">
      <style:text-properties fo:language="en" fo:country="US"/>
    </style:style>
    <style:style style:name="P13" style:family="paragraph" style:parent-style-name="Text_20_body">
      <style:paragraph-properties fo:text-align="justify" style:justify-single-word="false"/>
      <style:text-properties fo:language="en" fo:country="US"/>
    </style:style>
    <style:style style:name="P14" style:family="paragraph" style:parent-style-name="Text_20_body">
      <style:text-properties fo:language="en" fo:country="US" fo:font-weight="normal"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style:font-weight-asian="normal" style:font-weight-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style:font-name="DQJZNJ+TimesNewRomanPSMT" fo:font-size="11.5pt" fo:language="ru" fo:country="RU" style:font-name-asian="DQJZNJ+TimesNewRomanPSMT" style:font-size-asian="11.5pt" style:font-name-complex="DQJZNJ+TimesNewRomanPSMT" style:font-size-complex="11.5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able_20_Contents">
      <style:text-properties fo:language="en" fo:country="US"/>
    </style:style>
    <style:style style:name="P22" style:family="paragraph" style:parent-style-name="Table_20_Contents">
      <style:text-properties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fo:language="en" fo:country="US"/>
    </style:style>
    <style:style style:name="P24" style:family="paragraph" style:parent-style-name="Table_20_Contents">
      <style:text-properties fo:language="ru" fo:country="RU"/>
    </style:style>
    <style:style style:name="P25" style:family="paragraph" style:parent-style-name="Table_20_Contents">
      <style:text-properties fo:language="ru" fo:country="RU" fo:font-weight="bold" style:font-weight-asian="bold" style:font-weight-complex="bold"/>
    </style:style>
    <style:style style:name="P26" style:family="paragraph" style:parent-style-name="Table_20_Contents">
      <style:paragraph-properties fo:text-align="justify" style:justify-single-word="false"/>
      <style:text-properties fo:language="ru" fo:country="RU" fo:font-weight="bold" style:font-weight-asian="bold" style:font-weight-complex="bold"/>
    </style:style>
    <style:style style:name="P27" style:family="paragraph" style:parent-style-name="Table_20_Contents">
      <style:text-properties fo:language="ru" fo:country="RU" fo:font-style="italic" fo:font-weight="bold" style:font-style-asian="italic" style:font-weight-asian="bold" style:font-style-complex="italic" style:font-weight-complex="bold"/>
    </style:style>
    <style:style style:name="P28" style:family="paragraph" style:parent-style-name="Table_20_Contents">
      <style:paragraph-properties fo:text-align="justify" style:justify-single-word="false"/>
      <style:text-properties fo:language="ru" fo:country="RU" fo:font-style="italic" style:font-style-asian="italic" style:font-style-complex="italic"/>
    </style:style>
    <style:style style:name="P29" style:family="paragraph" style:parent-style-name="Table_20_Contents">
      <style:paragraph-properties fo:text-align="justify" style:justify-single-word="false"/>
      <style:text-properties fo:language="ru" fo:country="RU"/>
    </style:style>
    <style:style style:name="P30" style:family="paragraph" style:parent-style-name="Table_20_Contents">
      <style:paragraph-properties fo:text-align="justify" style:justify-single-word="false"/>
      <style:text-properties fo:language="ru" fo:country="RU" fo:font-style="normal" style:font-style-asian="normal" style:font-style-complex="normal"/>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paragraph-properties fo:text-align="justify" style:justify-single-word="false"/>
      <style:text-properties fo:font-weight="bold" style:font-weight-asian="bold" style:font-weight-complex="bold"/>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fo:color="#000000" fo:language="ru" fo:country="RU" fo:font-weight="normal" style:font-weight-asian="normal" style:font-weight-complex="normal"/>
    </style:style>
    <style:style style:name="P35" style:family="paragraph" style:parent-style-name="Table_20_Contents">
      <style:paragraph-properties fo:text-align="justify" style:justify-single-word="false"/>
      <style:text-properties fo:font-style="normal" style:font-style-asian="normal" style:font-style-complex="normal"/>
    </style:style>
    <style:style style:name="P36" style:family="paragraph" style:parent-style-name="Standard">
      <style:text-properties fo:language="ru" fo:country="RU" fo:font-weight="normal" style:font-weight-asian="normal" style:font-weight-complex="normal"/>
    </style:style>
    <style:style style:name="P37" style:family="paragraph" style:parent-style-name="Heading_20_1">
      <style:text-properties fo:language="ru" fo:country="RU"/>
    </style:style>
    <style:style style:name="P38" style:family="paragraph" style:parent-style-name="Heading_20_1">
      <style:text-properties fo:language="ru" fo:country="RU" fo:font-weight="bold" style:font-weight-asian="bold" style:font-weight-complex="bold"/>
    </style:style>
    <style:style style:name="P39" style:family="paragraph" style:parent-style-name="Heading_20_2">
      <style:text-properties fo:language="ru" fo:country="RU"/>
    </style:style>
    <style:style style:name="P40" style:family="paragraph" style:parent-style-name="Heading_20_2">
      <style:text-properties fo:language="ru" fo:country="RU" fo:font-weight="bold" style:font-weight-asian="bold" style:font-weight-complex="bold"/>
    </style:style>
    <style:style style:name="P41" style:family="paragraph" style:parent-style-name="Heading_20_2">
      <style:text-properties fo:font-weight="bold" style:font-weight-asian="bold" style:font-weight-complex="bold"/>
    </style:style>
    <style:style style:name="P42" style:family="paragraph" style:parent-style-name="Heading_20_3">
      <style:text-properties fo:language="ru" fo:country="RU"/>
    </style:style>
    <style:style style:name="P43" style:family="paragraph" style:parent-style-name="Heading_20_3">
      <style:text-properties fo:language="ru" fo:country="RU" fo:font-weight="bold" style:font-weight-asian="bold" style:font-weight-complex="bold"/>
    </style:style>
    <style:style style:name="P44" style:family="paragraph" style:parent-style-name="Contents_20_1">
      <style:paragraph-properties>
        <style:tab-stops>
          <style:tab-stop style:position="19.473cm" style:type="right" style:leader-style="dotted" style:leader-text="."/>
        </style:tab-stops>
      </style:paragraph-properties>
    </style:style>
    <style:style style:name="P45" style:family="paragraph" style:parent-style-name="Contents_20_2">
      <style:paragraph-properties>
        <style:tab-stops>
          <style:tab-stop style:position="18.974cm" style:type="right" style:leader-style="dotted" style:leader-text="."/>
        </style:tab-stops>
      </style:paragraph-properties>
    </style:style>
    <style:style style:name="P46" style:family="paragraph" style:parent-style-name="Contents_20_3">
      <style:paragraph-properties>
        <style:tab-stops>
          <style:tab-stop style:position="18.475cm" style:type="right" style:leader-style="dotted" style:leader-text="."/>
        </style:tab-stops>
      </style:paragraph-properties>
    </style:style>
    <style:style style:name="P47" style:family="paragraph" style:parent-style-name="Heading_20_5">
      <style:text-properties fo:language="en" fo:country="US"/>
    </style:style>
    <style:style style:name="P48" style:family="paragraph" style:parent-style-name="Text_20_body" style:list-style-name="L1"/>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12">
      <style:paragraph-properties fo:text-align="justify" style:justify-single-word="false"/>
    </style:style>
    <style:style style:name="P51" style:family="paragraph" style:parent-style-name="Text_20_body" style:list-style-name="L16">
      <style:paragraph-properties fo:text-align="justify" style:justify-single-word="false"/>
    </style:style>
    <style:style style:name="P52" style:family="paragraph" style:parent-style-name="Text_20_body" style:list-style-name="L17">
      <style:paragraph-properties fo:text-align="justify" style:justify-single-word="false"/>
    </style:style>
    <style:style style:name="P53" style:family="paragraph" style:parent-style-name="Text_20_body" style:list-style-name="L18">
      <style:paragraph-properties fo:text-align="justify" style:justify-single-word="false"/>
    </style:style>
    <style:style style:name="P54" style:family="paragraph" style:parent-style-name="Text_20_body" style:list-style-name="L19">
      <style:paragraph-properties fo:text-align="justify" style:justify-single-word="false"/>
    </style:style>
    <style:style style:name="P55" style:family="paragraph" style:parent-style-name="Text_20_body" style:list-style-name="L29">
      <style:paragraph-properties fo:text-align="justify" style:justify-single-word="false"/>
    </style:style>
    <style:style style:name="P56" style:family="paragraph" style:parent-style-name="Text_20_body" style:list-style-name="L1">
      <style:paragraph-properties fo:text-align="justify" style:justify-single-word="false"/>
      <style:text-properties fo:font-style="italic" style:font-style-asian="italic" style:font-style-complex="italic"/>
    </style:style>
    <style:style style:name="P57" style:family="paragraph" style:parent-style-name="Text_20_body" style:list-style-name="L2">
      <style:paragraph-properties fo:text-align="justify" style:justify-single-word="false"/>
      <style:text-properties fo:language="ru" fo:country="RU" fo:font-weight="normal" style:font-weight-asian="normal" style:font-weight-complex="normal"/>
    </style:style>
    <style:style style:name="P58" style:family="paragraph" style:parent-style-name="Text_20_body" style:list-style-name="L4">
      <style:paragraph-properties fo:text-align="justify" style:justify-single-word="false"/>
      <style:text-properties fo:language="ru" fo:country="RU" fo:font-weight="normal" style:font-weight-asian="normal" style:font-weight-complex="normal"/>
    </style:style>
    <style:style style:name="P59" style:family="paragraph" style:parent-style-name="Text_20_body" style:list-style-name="L8">
      <style:paragraph-properties fo:text-align="justify" style:justify-single-word="false"/>
      <style:text-properties fo:language="ru" fo:country="RU" fo:font-weight="normal" style:font-weight-asian="normal" style:font-weight-complex="normal"/>
    </style:style>
    <style:style style:name="P60" style:family="paragraph" style:parent-style-name="Text_20_body" style:list-style-name="L11">
      <style:paragraph-properties fo:text-align="justify" style:justify-single-word="false"/>
      <style:text-properties fo:language="ru" fo:country="RU" fo:font-weight="normal" style:font-weight-asian="normal" style:font-weight-complex="normal"/>
    </style:style>
    <style:style style:name="P61" style:family="paragraph" style:parent-style-name="Text_20_body" style:list-style-name="L12">
      <style:paragraph-properties fo:text-align="justify" style:justify-single-word="false"/>
      <style:text-properties fo:language="ru" fo:country="RU" fo:font-weight="normal" style:font-weight-asian="normal" style:font-weight-complex="normal"/>
    </style:style>
    <style:style style:name="P62" style:family="paragraph" style:parent-style-name="Text_20_body" style:list-style-name="L16">
      <style:paragraph-properties fo:text-align="justify" style:justify-single-word="false"/>
      <style:text-properties fo:language="ru" fo:country="RU" fo:font-weight="normal" style:font-weight-asian="normal" style:font-weight-complex="normal"/>
    </style:style>
    <style:style style:name="P63" style:family="paragraph" style:parent-style-name="Text_20_body" style:list-style-name="L20">
      <style:paragraph-properties fo:text-align="justify" style:justify-single-word="false"/>
      <style:text-properties fo:language="ru" fo:country="RU" fo:font-weight="normal" style:font-weight-asian="normal" style:font-weight-complex="normal"/>
    </style:style>
    <style:style style:name="P64" style:family="paragraph" style:parent-style-name="Text_20_body" style:list-style-name="L3">
      <style:text-properties fo:language="ru" fo:country="RU" fo:font-weight="normal" style:font-weight-asian="normal" style:font-weight-complex="normal"/>
    </style:style>
    <style:style style:name="P65" style:family="paragraph" style:parent-style-name="Text_20_body" style:list-style-name="L6">
      <style:text-properties fo:language="ru" fo:country="RU" fo:font-weight="normal" style:font-weight-asian="normal" style:font-weight-complex="normal"/>
    </style:style>
    <style:style style:name="P66" style:family="paragraph" style:parent-style-name="Text_20_body" style:list-style-name="L14">
      <style:text-properties fo:language="ru" fo:country="RU" fo:font-weight="normal" style:font-weight-asian="normal" style:font-weight-complex="normal"/>
    </style:style>
    <style:style style:name="P67" style:family="paragraph" style:parent-style-name="Text_20_body" style:list-style-name="L15">
      <style:text-properties fo:language="ru" fo:country="RU" fo:font-weight="normal" style:font-weight-asian="normal" style:font-weight-complex="normal"/>
    </style:style>
    <style:style style:name="P68" style:family="paragraph" style:parent-style-name="Text_20_body" style:list-style-name="L16">
      <style:text-properties fo:language="ru" fo:country="RU" fo:font-weight="normal" style:font-weight-asian="normal" style:font-weight-complex="normal"/>
    </style:style>
    <style:style style:name="P69" style:family="paragraph" style:parent-style-name="Text_20_body" style:list-style-name="L21">
      <style:text-properties fo:language="ru" fo:country="RU" fo:font-weight="normal" style:font-weight-asian="normal" style:font-weight-complex="normal"/>
    </style:style>
    <style:style style:name="P70" style:family="paragraph" style:parent-style-name="Text_20_body" style:list-style-name="L22">
      <style:text-properties fo:language="ru" fo:country="RU" fo:font-weight="normal" style:font-weight-asian="normal" style:font-weight-complex="normal"/>
    </style:style>
    <style:style style:name="P71" style:family="paragraph" style:parent-style-name="Text_20_body" style:list-style-name="L13">
      <style:text-properties fo:language="ru" fo:country="RU"/>
    </style:style>
    <style:style style:name="P72" style:family="paragraph" style:parent-style-name="Text_20_body" style:list-style-name="L14">
      <style:text-properties fo:language="ru" fo:country="RU"/>
    </style:style>
    <style:style style:name="P73" style:family="paragraph" style:parent-style-name="Text_20_body" style:list-style-name="L22">
      <style:text-properties fo:language="ru" fo:country="RU" fo:font-style="normal" fo:font-weight="normal" style:font-style-asian="normal" style:font-weight-asian="normal" style:font-style-complex="normal" style:font-weight-complex="normal"/>
    </style:style>
    <style:style style:name="P74" style:family="paragraph" style:parent-style-name="Text_20_body" style:list-style-name="L21">
      <style:text-properties fo:language="ru" fo:country="RU" fo:font-style="normal" fo:font-weight="normal" style:font-style-asian="normal" style:font-weight-asian="normal" style:font-style-complex="normal" style:font-weight-complex="normal"/>
    </style:style>
    <style:style style:name="P75" style:family="paragraph" style:parent-style-name="Text_20_body" style:list-style-name="L23">
      <style:text-properties fo:language="ru" fo:country="RU" fo:font-style="normal" fo:font-weight="normal" style:font-style-asian="normal" style:font-weight-asian="normal" style:font-style-complex="normal" style:font-weight-complex="normal"/>
    </style:style>
    <style:style style:name="P76" style:family="paragraph" style:parent-style-name="Text_20_body" style:list-style-name="L30">
      <style:paragraph-properties fo:text-align="justify" style:justify-single-word="false"/>
      <style:text-properties fo:language="ru" fo:country="RU" fo:font-style="normal" fo:font-weight="normal" style:font-style-asian="normal" style:font-weight-asian="normal" style:font-style-complex="normal" style:font-weight-complex="normal"/>
    </style:style>
    <style:style style:name="P77" style:family="paragraph" style:parent-style-name="Text_20_body" style:list-style-name="L30">
      <style:text-properties fo:language="ru" fo:country="RU" fo:font-style="normal" fo:font-weight="normal" style:font-style-asian="normal" style:font-weight-asian="normal" style:font-style-complex="normal" style:font-weight-complex="normal"/>
    </style:style>
    <style:style style:name="P78" style:family="paragraph" style:parent-style-name="Text_20_body" style:list-style-name="L28">
      <style:paragraph-properties fo:text-align="justify" style:justify-single-word="false"/>
      <style:text-properties fo:language="ru" fo:country="RU"/>
    </style:style>
    <style:style style:name="P79" style:family="paragraph" style:parent-style-name="Text_20_body" style:list-style-name="L5"/>
    <style:style style:name="P80" style:family="paragraph" style:parent-style-name="Text_20_body" style:list-style-name="L5">
      <style:text-properties fo:font-weight="bold" style:font-weight-asian="bold" style:font-weight-complex="bold"/>
    </style:style>
    <style:style style:name="P81" style:family="paragraph" style:parent-style-name="Text_20_body">
      <style:text-properties fo:font-weight="normal" style:font-weight-asian="normal" style:font-weight-complex="normal"/>
    </style:style>
    <style:style style:name="P82" style:family="paragraph" style:parent-style-name="Text_20_body" style:list-style-name="L7">
      <style:text-properties fo:font-weight="normal" style:font-weight-asian="normal" style:font-weight-complex="normal"/>
    </style:style>
    <style:style style:name="P83" style:family="paragraph" style:parent-style-name="Text_20_body" style:list-style-name="L7">
      <style:paragraph-properties fo:text-align="justify" style:justify-single-word="false"/>
      <style:text-properties fo:font-weight="normal" style:font-weight-asian="normal" style:font-weight-complex="normal"/>
    </style:style>
    <style:style style:name="P84" style:family="paragraph" style:parent-style-name="Text_20_body" style:list-style-name="L8">
      <style:paragraph-properties fo:text-align="justify" style:justify-single-word="false"/>
      <style:text-properties fo:font-weight="normal" style:font-weight-asian="normal" style:font-weight-complex="normal"/>
    </style:style>
    <style:style style:name="P85" style:family="paragraph" style:parent-style-name="Text_20_body" style:list-style-name="L9"/>
    <style:style style:name="P86" style:family="paragraph" style:parent-style-name="Text_20_body" style:list-style-name="L10"/>
    <style:style style:name="P87" style:family="paragraph" style:parent-style-name="Text_20_body" style:list-style-name="L12">
      <style:paragraph-properties fo:text-align="justify" style:justify-single-word="false"/>
      <style:text-properties fo:language="en" fo:country="US" fo:font-weight="normal" style:font-weight-asian="normal" style:font-weight-complex="normal"/>
    </style:style>
    <style:style style:name="P88" style:family="paragraph" style:parent-style-name="Text_20_body" style:list-style-name="L29">
      <style:text-properties fo:language="en" fo:country="US"/>
    </style:style>
    <style:style style:name="P89" style:family="paragraph" style:parent-style-name="Text_20_body" style:list-style-name="L29">
      <style:paragraph-properties fo:text-align="justify" style:justify-single-word="false"/>
      <style:text-properties fo:language="en" fo:country="US"/>
    </style:style>
    <style:style style:name="P90" style:family="paragraph" style:parent-style-name="Text_20_body" style:list-style-name="L13"/>
    <style:style style:name="P91" style:family="paragraph" style:parent-style-name="Text_20_body" style:list-style-name="L14"/>
    <style:style style:name="P92" style:family="paragraph" style:parent-style-name="Text_20_body" style:list-style-name="L16"/>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4"/>
    <style:style style:name="P96" style:family="paragraph" style:parent-style-name="Text_20_body" style:list-style-name="L25"/>
    <style:style style:name="P97" style:family="paragraph" style:parent-style-name="Text_20_body" style:list-style-name="L26"/>
    <style:style style:name="P98" style:family="paragraph" style:parent-style-name="Text_20_body" style:list-style-name="L27"/>
    <style:style style:name="P99" style:family="paragraph" style:parent-style-name="Contents_20_4">
      <style:paragraph-properties>
        <style:tab-stops>
          <style:tab-stop style:position="17.976cm" style:type="right" style:leader-style="dotted" style:leader-text="."/>
        </style:tab-stops>
      </style:paragraph-properties>
    </style:style>
    <style:style style:name="P100" style:family="paragraph" style:parent-style-name="Contents_20_5">
      <style:paragraph-properties>
        <style:tab-stops>
          <style:tab-stop style:position="17.477cm" style:type="right" style:leader-style="dotted" style:leader-text="."/>
        </style:tab-stops>
      </style:paragraph-properties>
    </style:style>
    <style:style style:name="P10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center" fo:text-indent="0cm"/>
    </style:style>
    <style:style style:name="P1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indent="0cm"/>
    </style:style>
    <style:style style:name="P106" style:family="paragraph">
      <style:paragraph-properties fo:margin-left="0cm" fo:margin-right="0cm" fo:margin-top="0cm" fo:margin-bottom="0cm" fo:line-height="100%"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108"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ru" fo:country="RU"/>
    </style:style>
    <style:style style:name="T2" style:family="text">
      <style:text-properties fo:language="ru" fo:country="RU" fo:font-weight="bold" style:font-weight-asian="bold" style:font-weight-complex="bold"/>
    </style:style>
    <style:style style:name="T3" style:family="text">
      <style:text-properties fo:language="ru" fo:country="RU" fo:font-style="italic" fo:font-weight="normal" style:font-style-asian="italic" style:font-weight-asian="normal" style:font-style-complex="italic" style:font-weight-complex="normal"/>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style:text-underline-style="none" fo:font-weight="bold" style:font-style-asian="italic" style:font-weight-asian="bold" style:font-style-complex="italic" style:font-weight-complex="bold"/>
    </style:style>
    <style:style style:name="T6" style:family="text">
      <style:text-properties fo:language="ru" fo:country="RU" fo:font-style="italic" fo:font-weight="bold" style:font-style-asian="italic" style:font-weight-asian="bold" style:font-style-complex="italic"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style="normal" fo:font-weight="normal" style:font-style-asian="normal" style:font-weight-asian="normal" style:font-style-complex="normal" style:font-weight-complex="normal"/>
    </style:style>
    <style:style style:name="T9" style:family="text">
      <style:text-properties fo:language="ru" fo:country="RU" fo:font-style="normal" fo:font-weight="bold" style:font-style-asian="normal" style:font-weight-asian="bold" style:font-style-complex="normal" style:font-weight-complex="bold"/>
    </style:style>
    <style:style style:name="T10" style:family="text">
      <style:text-properties fo:language="ru" fo:country="RU" style:text-underline-style="none" fo:font-weight="normal" style:font-weight-asian="normal" style:font-weight-complex="normal"/>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bold" style:font-weight-asian="bold" style:font-weight-complex="bold"/>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ff0000" fo:language="ru" fo:country="RU" fo:font-weight="bold" style:font-weight-asian="bold" style:font-weight-complex="bold"/>
    </style:style>
    <style:style style:name="T21" style:family="text">
      <style:text-properties fo:color="#ff0000" fo:language="en" fo:country="US" fo:font-weight="bold" style:font-weight-asian="bold" style:font-weight-complex="bold"/>
    </style:style>
    <style:style style:name="T22" style:family="text">
      <style:text-properties fo:color="#000000" fo:language="en" fo:country="US" fo:font-weight="normal" style:font-weight-asian="normal" style:font-weight-complex="normal"/>
    </style:style>
    <style:style style:name="T23" style:family="text">
      <style:text-properties fo:color="#000000" fo:language="ru" fo:country="RU" fo:font-weight="normal" style:font-weight-asian="normal" style:font-weight-complex="normal"/>
    </style:style>
    <style:style style:name="T24" style:family="text">
      <style:text-properties style:font-name="Times New Roman" fo:font-size="12pt" style:font-size-asian="12pt" style:font-size-complex="12pt"/>
    </style:style>
    <style:style style:name="T25"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d32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3deb3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950e"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ccffff"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aecf00" draw:textarea-horizontal-align="center" draw:textarea-vertical-align="middle" fo:padding-top="0.125cm" fo:padding-bottom="0.125cm" fo:padding-left="0.25cm" fo:padding-right="0.25cm" draw:shadow="visible"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4.001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25cm" fo:min-width="4.001cm" fo:padding-top="0.125cm" fo:padding-bottom="0.125cm" fo:padding-left="0.25cm" fo:padding-right="0.25cm" draw:shadow="hidden" draw:shadow-offset-x="0.3cm" draw:shadow-offset-y="0.3cm" draw:shadow-color="#808080" style:run-through="foreground"/>
    </style:style>
    <style:style style:name="gr20" style:family="graphic">
      <style:graphic-properties style:run-through="foreground" style:wrap="none" style:wrap-contour-mode="full" style:vertical-pos="from-top" style:vertical-rel="paragraph" style:horizontal-pos="from-left" style:horizontal-rel="paragraph"/>
    </style:style>
    <style:style style:name="gr21"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Line_20_with_20_Fine_20_Dots"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Line_20_with_20_Fine_20_Dots"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0" style:family="graphic">
      <style:graphic-properties draw:stroke="solid" draw:stroke-dash="Line_20_with_20_Fine_20_Dots"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p text:style-name="P1"/>
      <text:p text:style-name="P1"/>
      <text:p text:style-name="P1"/>
      <text:p text:style-name="P1"/>
      <text:p text:style-name="P1"/>
      <text:p text:style-name="P1"/>
      <text:p text:style-name="P1"/>
      <text:p text:style-name="P1"/>
      <text:p text:style-name="P9">SMS-Информатор</text:p>
      <text:p text:style-name="P10">Руководство администратора</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44">Введение<text:tab/>4</text:p>
          <text:p text:style-name="P45">Задачи Информера<text:tab/>4</text:p>
          <text:p text:style-name="P45">Производительность<text:tab/>4</text:p>
          <text:p text:style-name="P44">Обзор функциональности сервиса<text:tab/>5</text:p>
          <text:p text:style-name="P45">Рассылки<text:tab/>5</text:p>
          <text:p text:style-name="P46">Типы рассылок<text:tab/>6</text:p>
          <text:p text:style-name="P46">Состояние рассылки<text:tab/>6</text:p>
          <text:p text:style-name="P46">Состояние сообщений<text:tab/>7</text:p>
          <text:p text:style-name="P45">Пользователи<text:tab/>7</text:p>
          <text:p text:style-name="P46">Роли<text:tab/>9</text:p>
          <text:p text:style-name="P45">СМС-центры<text:tab/>9</text:p>
          <text:p text:style-name="P45">Регионы<text:tab/>10</text:p>
          <text:p text:style-name="P45">Создание рассылок<text:tab/>10</text:p>
          <text:p text:style-name="P46">Создание рассылок через веб-интерфейс<text:tab/>10</text:p>
          <text:p text:style-name="P46">Импорт рассылок из файловых ресурсов<text:tab/>11</text:p>
          <text:p text:style-name="P99">Типы файловых ресурсов<text:tab/>12</text:p>
          <text:p text:style-name="P100">FTP<text:tab/>12</text:p>
          <text:p text:style-name="P100">SFTP<text:tab/>12</text:p>
          <text:p text:style-name="P100">SMB<text:tab/>12</text:p>
          <text:p text:style-name="P100">Локальная директория<text:tab/>12</text:p>
          <text:p text:style-name="P100">Локальный FTP аккаунт<text:tab/>13</text:p>
          <text:p text:style-name="P99">Алгоритм работы с файловым ресурсом<text:tab/>13</text:p>
          <text:p text:style-name="P100">Взаимодействие с файловым ресурсом в простом режиме<text:tab/>13</text:p>
          <text:p text:style-name="P100">Взаимодействие с файловым ресурсом в расширенном режиме<text:tab/>13</text:p>
          <text:p text:style-name="P46">Синхронизация рассылок с БД Siebel<text:tab/>14</text:p>
          <text:p text:style-name="P45">Доставка сообщений рассылки<text:tab/>14</text:p>
          <text:p text:style-name="P46">Шаг 1: Проверка возможности отправки сообщения<text:tab/>15</text:p>
          <text:p text:style-name="P46">Шаг 2: Отправка SUBMIT_SM<text:tab/>15</text:p>
          <text:p text:style-name="P46">Шаг 3: Обработка SUBMIT_SM_RESP <text:tab/>15</text:p>
          <text:p text:style-name="P46">Шаг 4: Обработка отчета о доставке<text:tab/>16</text:p>
          <text:p text:style-name="P46">Шаг 5: Передоставка сообщения<text:tab/>16</text:p>
          <text:p text:style-name="P46">Скорость отправки сообщений<text:tab/>17</text:p>
          <text:p text:style-name="P45">Управление созданными рассылками<text:tab/>17</text:p>
          <text:p text:style-name="P45">Информирование о начале и окончании рассылки<text:tab/>17</text:p>
          <text:p text:style-name="P45">Принудительная остановка рассылок<text:tab/>18</text:p>
          <text:p text:style-name="P46">Блокировка пользователя<text:tab/>19</text:p>
          <text:p text:style-name="P46">Запрет рассылок<text:tab/>19</text:p>
          <text:p text:style-name="P45">Списки запрещенных номеров<text:tab/>19</text:p>
          <text:p text:style-name="P45">Статистика<text:tab/>19</text:p>
          <text:p text:style-name="P46">Статистика по сообщениям<text:tab/>20</text:p>
          <text:p text:style-name="P46">Статистика по пользователям<text:tab/>20</text:p>
          <text:p text:style-name="P45">Архивирование рассылок<text:tab/>20</text:p>
          <text:p text:style-name="P44">Установка сервиса<text:tab/>22</text:p>
          <text:p text:style-name="P45">Компоненты<text:tab/>22</text:p>
          <text:p text:style-name="P45">Структура директории<text:tab/>23</text:p>
          <text:p text:style-name="P44">Управление сервисом<text:tab/>24</text:p>
          <text:p text:style-name="P45">Отслеживание состояния компонент (Администрирование → Статус)<text:tab/>24</text:p>
          <text:p text:style-name="P45">Базовые настройки сервиса (Администрирование → Конфигурация)<text:tab/>24</text:p>
          <text:p text:style-name="P45"><text:soft-page-break/>Настройка СМСЦ (Администрирование → СМС-Центры)<text:tab/>25</text:p>
          <text:p text:style-name="P45">Настройка регионов (Администрирование → Регионы)<text:tab/>25</text:p>
          <text:p text:style-name="P45">Управление пользователями (Администрирование → Пользователи)<text:tab/>25</text:p>
          <text:p text:style-name="P45">Настройка файловых ресурсов (Администрирование → Импорт рассылок)<text:tab/>25</text:p>
          <text:p text:style-name="P45">Настройка синхронизации с БД Siebel (Администрирование → Siebel)<text:tab/>26</text:p>
          <text:p text:style-name="P45">Запреты рассылок (Администрирование → Запрет рассылок)<text:tab/>26</text:p>
          <text:p text:style-name="P45">Настройка уведомлений (Администрирование → Уведомления)<text:tab/>26</text:p>
          <text:p text:style-name="P45">Очистка статистики (Администрирование → Очистка статистики)<text:tab/>26</text:p>
          <text:p text:style-name="P45">Журнал изменений (Администрирование → Журнал)<text:tab/>26</text:p>
        </text:index-body>
      </text:table-of-content>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8" text:outline-level="1"><text:soft-page-break/>Введение</text:h>
      <text:p text:style-name="P11"><text:span text:style-name="T7"><text:tab/></text:span><text:span text:style-name="T12">SMS-</text:span><text:span text:style-name="T7">Информатор — это аппаратно-программный комплекс, предназначенный для проведения смс-рассылок абонентам сотовых сетей. </text:span></text:p>
      <text:p text:style-name="P5"><text:tab/>Под смс-рассылкой подразумевается набор сообщений (номер абонента + текст) и набор правил (параметров рассылки), по которым надо доставлять эти сообщений. К параметрам рассылки относятся, например, адрес отправителя, дни недели, по которым можно отправлять сообщения, дата начала отправки сообщений и др.</text:p>
      <text:p text:style-name="P17"><text:tab/><text:span text:style-name="T24">Данный документ является нормативным руководством и содержит справочные материалы, необходимые для администрирования и технического обслуживания <text:s/>комплекса.</text:span></text:p>
      <text:h text:style-name="P40" text:outline-level="2">Задачи Информера</text:h>
      <text:p text:style-name="Text_20_body"><text:span text:style-name="T2"><text:tab/></text:span><text:span text:style-name="T12">SMS-</text:span><text:span text:style-name="T7">Информатор выполняет 3 основные задачи:</text:span></text:p>
      <text:list xml:id="list32236438" text:style-name="L1">
        <text:list-item>
          <text:p text:style-name="P49"><text:span text:style-name="T3">Загрузка рассылок из различный источников.</text:span><text:span text:style-name="T7"> Рассылки можно создавать вручную через веб-интерфейс Информатора или настроить автоматический импорт рассылок из файловых ресурсов или БД.</text:span></text:p>
        </text:list-item>
        <text:list-item>
          <text:p text:style-name="P56"><text:span text:style-name="T7">Проведение рассылок в соответствии с установленными правилами. </text:span><text:span text:style-name="T8">Правила задаются в параметрах рассылки и настройках маршрутизации.</text:span></text:p>
        </text:list-item>
        <text:list-item>
          <text:p text:style-name="P48"><text:span text:style-name="T3">Сохранение результатов рассылок, предоставление статистической информации. </text:span><text:span text:style-name="T7"><text:s/></text:span></text:p>
        </text:list-item>
      </text:list>
      <text:h text:style-name="P40" text:outline-level="2">Производительность</text:h>
      <text:p text:style-name="P11"><text:span text:style-name="T2"><text:tab/></text:span><text:span text:style-name="T7">Максимальная производительность сервиса составляет 260 млн сообщений в день или 3000 смс/сек. Данный показатель может уменьшиться, если:</text:span></text:p>
      <text:list xml:id="list32232094" text:style-name="L2">
        <text:list-item>
          <text:p text:style-name="P57">Одновременно запущено большое (несколько тысяч) количество рассылок .</text:p>
        </text:list-item>
        <text:list-item>
          <text:p text:style-name="P57">На информаторе установлены ограничения скорости отправки сообщений (на регион или пользователя).</text:p>
        </text:list-item>
        <text:list-item>
          <text:p text:style-name="P57">СМСЦ, к которым подключен Информатор не справляется с нагрузкой.</text:p>
        </text:list-item>
        <text:list-item>
          <text:p text:style-name="P57">На сервере, помимо Информатора работает другое программное обеспечение.</text:p>
        </text:list-item>
        <text:list-item>
          <text:p text:style-name="P57">Иные проблемы, связанные с аппаратным обеспечением.</text:p>
        </text:list-item>
      </text:list>
      <text:p text:style-name="P5"/>
      <text:p text:style-name="P5"/>
      <text:p text:style-name="P5"/>
      <text:p text:style-name="P5"/>
      <text:p text:style-name="P5"/>
      <text:p text:style-name="P5"/>
      <text:p text:style-name="P5"/>
      <text:p text:style-name="P5"/>
      <text:p text:style-name="P5"/>
      <text:h text:style-name="P38" text:outline-level="1"><text:soft-page-break/>Обзор функциональности сервиса</text:h>
      <text:h text:style-name="P41" text:outline-level="2">Рассылки</text:h>
      <text:p text:style-name="P19"><text:tab/><text:span text:style-name="T1">Под смс-рассылкой подразумевается набор сообщений (номер абонента + текст) и набор правил (параметров рассылки), по которым надо доставлять эти сообщения.</text:span></text:p>
      <text:p text:style-name="P11"><text:span text:style-name="T7"><text:tab/>Рассылка может содержать от одного до 2 млрд сообщений.</text:span><text:span text:style-name="T1"> </text:span></text:p>
      <text:p text:style-name="P1"/>
      <text:p text:style-name="P2">Параметры рассылки:</text:p>
      <table:table table:name="Таблица5" table:style-name="Таблица5">
        <table:table-column table:style-name="Таблица5.A"/>
        <table:table-column table:style-name="Таблица5.B"/>
        <table:table-row>
          <table:table-cell table:style-name="Таблица5.A1" office:value-type="string">
            <text:p text:style-name="P31">Параметр</text:p>
          </table:table-cell>
          <table:table-cell table:style-name="Таблица5.B1" office:value-type="string">
            <text:p text:style-name="P31">Описание</text:p>
          </table:table-cell>
        </table:table-row>
        <table:table-row>
          <table:table-cell table:style-name="Таблица5.A2" office:value-type="string">
            <text:p text:style-name="Table_20_Contents">Название</text:p>
          </table:table-cell>
          <table:table-cell table:style-name="Таблица5.B2" office:value-type="string">
            <text:p text:style-name="Table_20_Contents">Название рассылки. Название может быть неуникальным.</text:p>
          </table:table-cell>
        </table:table-row>
        <table:table-row>
          <table:table-cell table:style-name="Таблица5.A2" office:value-type="string">
            <text:p text:style-name="Table_20_Contents">Владелец</text:p>
          </table:table-cell>
          <table:table-cell table:style-name="Таблица5.B2" office:value-type="string">
            <text:p text:style-name="Table_20_Contents">Пользователь, создавший рассылку. </text:p>
          </table:table-cell>
        </table:table-row>
        <table:table-row>
          <table:table-cell table:style-name="Таблица5.A2" office:value-type="string">
            <text:p text:style-name="Table_20_Contents">Адрес отправителя</text:p>
          </table:table-cell>
          <table:table-cell table:style-name="Таблица5.B2" office:value-type="string">
            <text:p text:style-name="Table_20_Contents">Адрес отправителя всех сообщений рассылки.</text:p>
          </table:table-cell>
        </table:table-row>
        <table:table-row>
          <table:table-cell table:style-name="Таблица5.A2" office:value-type="string">
            <text:p text:style-name="Table_20_Contents">Дата начала рассылки</text:p>
          </table:table-cell>
          <table:table-cell table:style-name="Таблица5.B2" office:value-type="string">
            <text:p text:style-name="Table_20_Contents">Дата начала отправки сообщений рассылки. Задается при создании рассылки. После этого менять её нельзя.</text:p>
          </table:table-cell>
        </table:table-row>
        <table:table-row>
          <table:table-cell table:style-name="Таблица5.A2" office:value-type="string">
            <text:p text:style-name="Table_20_Contents">Дата окончания рассылки</text:p>
          </table:table-cell>
          <table:table-cell table:style-name="Таблица5.B2" office:value-type="string">
            <text:p text:style-name="Table_20_Contents">Дата окончания отправки сообщений. Даже если Информатор не успел разослать все сообщения, рассылка останавливается.</text:p>
          </table:table-cell>
        </table:table-row>
        <table:table-row>
          <table:table-cell table:style-name="Таблица5.A2" office:value-type="string">
            <text:p text:style-name="Table_20_Contents">Учитывать региональное время</text:p>
          </table:table-cell>
          <table:table-cell table:style-name="Таблица5.B2" office:value-type="string">
            <text:p text:style-name="P33">По-умолчанию, даты начала и окончания рассылки задаются в часовом поясе Информатора. </text:p>
            <text:p text:style-name="P33"/>
            <text:p text:style-name="P33">Например, если дата начала рассылки равна 01.01.2012 11:00, то Информатор начнет рассылку сообщений во <text:span text:style-name="T16">все</text:span> регионы 01.01.2012 в 11:00 по Москве.</text:p>
            <text:p text:style-name="P33"/>
            <text:p text:style-name="P33">Если же будет установлен флаг «Учитывать региональное время», то Информатор <text:s/>начнет рассылку сообщений в Москву в 11:00 по московскому времени, во Владивосток — в 11:00 по владивостокскому времени и т.п..</text:p>
            <text:p text:style-name="P33"/>
            <text:p text:style-name="P33">Данный флаг можно установить только при создании рассылки. В дальнейшем изменить его значение невозможно.</text:p>
          </table:table-cell>
        </table:table-row>
        <table:table-row>
          <table:table-cell table:style-name="Таблица5.A2" office:value-type="string">
            <text:p text:style-name="Table_20_Contents">Активные дни недели</text:p>
          </table:table-cell>
          <table:table-cell table:style-name="Таблица5.B2" office:value-type="string">
            <text:p text:style-name="Table_20_Contents">Дни недели, по которым осуществляется отправка сообщений.</text:p>
          </table:table-cell>
        </table:table-row>
        <table:table-row>
          <table:table-cell table:style-name="Таблица5.A2" office:value-type="string">
            <text:p text:style-name="Table_20_Contents">Период активности</text:p>
          </table:table-cell>
          <table:table-cell table:style-name="Таблица5.B2" office:value-type="string">
            <text:p text:style-name="Table_20_Contents">Часы, в которые можно осуществлять отправку сообщений (например, с 9 утра до 8 вечера)</text:p>
          </table:table-cell>
        </table:table-row>
        <table:table-row>
          <table:table-cell table:style-name="Таблица5.A2" office:value-type="string">
            <text:p text:style-name="Table_20_Contents">Приоритет</text:p>
          </table:table-cell>
          <table:table-cell table:style-name="Таблица5.B2" office:value-type="string">
            <text:p text:style-name="Table_20_Contents">Приоритет рассылки. <text:span text:style-name="T1">Влияет на скорость отправки сообщений. Подробнее см. «</text:span><text:a xlink:type="simple" xlink:href="#3.6.6.Скорость отправки сообщений|outline">Скорость отправки сообщений»</text:a></text:p>
          </table:table-cell>
        </table:table-row>
        <table:table-row>
          <table:table-cell table:style-name="Таблица5.A2" office:value-type="string">
            <text:p text:style-name="Table_20_Contents">Политика передоставки</text:p>
          </table:table-cell>
          <table:table-cell table:style-name="Таблица5.B2" office:value-type="string">
            <text:p text:style-name="Table_20_Contents">Политика передоставки сообщений рассылки. </text:p>
          </table:table-cell>
        </table:table-row>
        <table:table-row>
          <table:table-cell table:style-name="Таблица5.A2" office:value-type="string">
            <text:p text:style-name="Table_20_Contents">Время доставки сообщения</text:p>
          </table:table-cell>
          <table:table-cell table:style-name="Таблица5.B2" office:value-type="string">
            <text:p text:style-name="Table_20_Contents">Максимальное время доставки каждого сообщения рассылки</text:p>
          </table:table-cell>
        </table:table-row>
        <table:table-row>
          <table:table-cell table:style-name="Таблица5.A2" office:value-type="string">
            <text:p text:style-name="Table_20_Contents">СМС оповещение</text:p>
          </table:table-cell>
          <table:table-cell table:style-name="Таблица5.B2" office:value-type="string">
            <text:p text:style-name="Table_20_Contents">Вкл/Откл смс оповещения о начале и окончании рассылки.</text:p>
          </table:table-cell>
        </table:table-row>
        <table:table-row>
          <table:table-cell table:style-name="Таблица5.A2" office:value-type="string">
            <text:p text:style-name="P21">Email <text:span text:style-name="T1">оповещение</text:span></text:p>
          </table:table-cell>
          <table:table-cell table:style-name="Таблица5.B2" office:value-type="string">
            <text:p text:style-name="Table_20_Contents">Вкл/Откл <text:span text:style-name="T11">email</text:span> оповещения об окончании рассылки</text:p>
          </table:table-cell>
        </table:table-row>
        <table:table-row>
          <table:table-cell table:style-name="Таблица5.A2" office:value-type="string">
            <text:p text:style-name="P24">Архивация</text:p>
          </table:table-cell>
          <table:table-cell table:style-name="Таблица5.B2" office:value-type="string">
            <text:p text:style-name="Table_20_Contents">Вкл/Откл принудительной архивации рассылки и время, через которое эту архивацию нужно осуществить. Подробнее см. «<text:a xlink:type="simple" xlink:href="#3.12.Архивирование рассылок|outline">Архивирование рассылок</text:a>»</text:p>
          </table:table-cell>
        </table:table-row>
        <table:table-row>
          <table:table-cell table:style-name="Таблица5.A2" office:value-type="string">
            <text:p text:style-name="P24">Текст рассылки</text:p>
          </table:table-cell>
          <table:table-cell table:style-name="Таблица5.B2" office:value-type="string">
            <text:p text:style-name="Table_20_Contents">Текст сообщений (для рассылок с одним текстом)</text:p>
          </table:table-cell>
        </table:table-row>
        <text:soft-page-break/>
        <table:table-row>
          <table:table-cell table:style-name="Таблица5.A2" office:value-type="string">
            <text:p text:style-name="P21">Flash</text:p>
          </table:table-cell>
          <table:table-cell table:style-name="Таблица5.B2" office:value-type="string">
            <text:p text:style-name="Table_20_Contents">Вкл/Откл <text:span text:style-name="T1">отправки </text:span><text:span text:style-name="T11">flash </text:span><text:span text:style-name="T1">сообщений</text:span></text:p>
          </table:table-cell>
        </table:table-row>
        <table:table-row>
          <table:table-cell table:style-name="Таблица5.A2" office:value-type="string">
            <text:p text:style-name="P24">Транзакционный режим</text:p>
          </table:table-cell>
          <table:table-cell table:style-name="Таблица5.B2" office:value-type="string">
            <text:p text:style-name="Table_20_Contents">Вкл/Откл транзакционного режима доставки сообщений</text:p>
          </table:table-cell>
        </table:table-row>
      </table:table>
      <text:p text:style-name="P2"/>
      <text:h text:style-name="Heading_20_3" text:outline-level="3">Типы рассылок</text:h>
      <text:p text:style-name="Text_20_body"><text:span text:style-name="T2"><text:tab/></text:span><text:span text:style-name="T7">Информатор поддерживает 2 типа рассылок: </text:span></text:p>
      <text:list xml:id="list32226394" text:style-name="L3">
        <text:list-item>
          <text:p text:style-name="P64">Рассылки с одним текстом для всех получателей.</text:p>
        </text:list-item>
        <text:list-item>
          <text:p text:style-name="P64">Рассылки с индивидуальным текстом для каждого получателя.</text:p>
        </text:list-item>
      </text:list>
      <text:p text:style-name="P5"><text:tab/>Для проведеня рассылок первого типа Информатору требуется намного меньше памяти, чем для рассылок второго типа т.к. достаточно помнить один текст. Кроме того, если рассылка содержит один текст для всех получателей, то этот текст можно менять в ходе проведения рассылки. Для рассылок с индивидуальными текстами такая возможность отсутствует.</text:p>
      <text:p text:style-name="P5"/>
      <text:h text:style-name="Heading_20_3" text:outline-level="3">Состояние рассылки</text:h>
      <text:p text:style-name="P5"><text:tab/>Каждая рассылка может находиться в одном из следующих состояний:</text:p>
      <text:list xml:id="list32220513" text:style-name="L4">
        <text:list-item>
          <text:p text:style-name="P58"><text:span text:style-name="T16">Запланирована</text:span>. Рассылка находится в этом состоянии с момента создания до наступления «Даты начала рассылки». Сообщения не рассылаются.</text:p>
        </text:list-item>
        <text:list-item>
          <text:p text:style-name="P58"><text:span text:style-name="T16">В процессе</text:span>. Информер рассылает сообщения из рассылки (при выполнении определенных условий — см. «<text:a xlink:type="simple" xlink:href="#3.6.Доставка сообщений рассылки|outline">Доставка сообщений рассылки</text:a> Шаг 1» ).</text:p>
        </text:list-item>
        <text:list-item>
          <text:p text:style-name="P58"><text:span text:style-name="T16">На паузе</text:span>. Рассылка приостановлена каким-либо пользователем или автоматически (при <text:a xlink:type="simple" xlink:href="#3.9.1.Блокировка пользователя|outline">блокировке пользователя</text:a> или наступлении <text:a xlink:type="simple" xlink:href="#3.9.2.Запрет рассылок|outline">запрета рассылок</text:a>).</text:p>
        </text:list-item>
        <text:list-item>
          <text:p text:style-name="P58"><text:span text:style-name="T16">Завершена</text:span>. Доставка сообщений завершена.</text:p>
        </text:list-item>
      </text:list>
      <text:p text:style-name="P5">На диаграмме проиллюстрированы переходы между состояниями.</text:p>
      <text:p text:style-name="P5"><draw:g text:anchor-type="paragraph" draw:z-index="2" draw:style-name="gr1"><draw:rect draw:style-name="gr17" draw:text-style-name="P103" xml:id="id27" draw:id="id27" svg:width="3.5cm" svg:height="0.902cm" svg:x="0.847cm" svg:y="5.312cm"><text:p text:style-name="P102"><text:span text:style-name="T25">В процессе</text:span></text:p></draw:rect><draw:rect draw:style-name="gr17" draw:text-style-name="P103" xml:id="id28" draw:id="id28" svg:width="3.5cm" svg:height="1.001cm" svg:x="0.847cm" svg:y="9.114cm"><text:p text:style-name="P102"><text:span text:style-name="T25">Завершена</text:span></text:p></draw:rect><draw:rect draw:style-name="gr17" draw:text-style-name="P103" xml:id="id26" draw:id="id26" svg:width="3.5cm" svg:height="1.001cm" svg:x="0.847cm" svg:y="0.213cm"><text:p text:style-name="P102"><text:span text:style-name="T25">Запланирована</text:span></text:p></draw:rect><draw:connector draw:style-name="gr9" draw:text-style-name="P101" xml:id="id30" draw:id="id30" svg:x1="2.597cm" svg:y1="1.213cm" svg:x2="2.597cm" svg:y2="5.312cm" draw:start-shape="id26" draw:start-glue-point="2" draw:end-shape="id27" draw:end-glue-point="0" svg:d="m2597 1213v4099"><text:p/></draw:connector><draw:connector draw:style-name="gr9" draw:text-style-name="P101" svg:x1="2.597cm" svg:y1="6.214cm" svg:x2="2.597cm" svg:y2="9.114cm" draw:start-shape="id27" draw:start-glue-point="2" draw:end-shape="id28" draw:end-glue-point="0" svg:d="m2597 6214v2900"><text:p/></draw:connector><draw:frame draw:style-name="gr13" draw:text-style-name="P108" svg:width="6.296cm" svg:height="0.659cm" svg:x="2.447cm" svg:y="1.488cm"><draw:text-box><text:p text:style-name="P105"><text:span text:style-name="T29">Наступило время начала рассылки</text:span></text:p></draw:text-box></draw:frame><draw:frame draw:style-name="gr13" draw:text-style-name="P108" svg:width="10.29cm" svg:height="0.659cm" svg:x="2.486cm" svg:y="8.013cm"><draw:text-box><text:p text:style-name="P105"><text:span text:style-name="T29">Все сообщения рассылки перешли в финальное состояние</text:span></text:p></draw:text-box></draw:frame><draw:frame draw:style-name="gr18" draw:text-style-name="P108" svg:width="7.462cm" svg:height="1.064cm" svg:x="4.685cm" svg:y="5.713cm"><draw:text-box><text:p text:style-name="P105"><text:span text:style-name="T29">Рассылку приостановили или наступило время завершения рассылки</text:span></text:p></draw:text-box></draw:frame><draw:frame draw:style-name="gr19" draw:text-style-name="P108" svg:width="13.001cm" svg:height="0.659cm" svg:x="4.347cm" svg:y="3.312cm"><draw:text-box><text:p text:style-name="P105"><text:span text:style-name="T29">Рассылку активировали или изменили время окончания</text:span></text:p></draw:text-box></draw:frame><draw:rect draw:style-name="gr17" draw:text-style-name="P103" xml:id="id29" draw:id="id29" svg:width="3.5cm" svg:height="0.902cm" svg:x="12.348cm" svg:y="5.312cm"><text:p text:style-name="P102"><text:span text:style-name="T25">На паузе</text:span></text:p></draw:rect><draw:connector draw:style-name="gr9" draw:text-style-name="P101" svg:x1="4.347cm" svg:y1="5.762cm" svg:x2="12.348cm" svg:y2="5.762cm" draw:start-shape="id27" draw:start-glue-point="1" draw:end-shape="id29" svg:d="m4347 5762h8001"><text:p/></draw:connector><draw:connector draw:style-name="gr9" draw:text-style-name="P101" svg:x1="14.098cm" svg:y1="5.313cm" svg:x2="2.597cm" svg:y2="3.263cm" draw:start-shape="id29" draw:start-glue-point="0" draw:end-shape="id30" draw:end-glue-point="0" svg:d="m14098 5313v-2050h-11501"><text:p/></draw:connector></draw:g></text:p>
      <text:p text:style-name="P5"><text:soft-page-break/></text:p>
      <text:h text:style-name="Heading_20_3" text:outline-level="3">Состояние сообщений</text:h>
      <text:p text:style-name="Text_20_body"><text:tab/>Каждое сообщение рассылки может находиться в одном из следующих состояний:</text:p>
      <text:list xml:id="list32233388" text:style-name="L5">
        <text:list-item>
          <text:p text:style-name="P79"><text:span text:style-name="T16">Новое</text:span>. Сообщение ожидает отправки</text:p>
        </text:list-item>
        <text:list-item>
          <text:p text:style-name="P79"><text:span text:style-name="T16">Отправлено</text:span>. Сообщение отправлено в СМСЦ. В настоящее время происходит его доставка абоненту. Информатор ожидает от СМСЦ отчета о доставке.</text:p>
        </text:list-item>
        <text:list-item>
          <text:p text:style-name="P79"><text:span text:style-name="T16">В передоставке.</text:span> Сообщение перемещено в очередь на передоставку.</text:p>
        </text:list-item>
        <text:list-item>
          <text:p text:style-name="P80">Доставлено. <text:span text:style-name="T15">Сообщение успешно доставлено абоненту.</text:span></text:p>
        </text:list-item>
        <text:list-item>
          <text:p text:style-name="P80">Недоставлено<text:span text:style-name="T15">. Доставка сообщения завершилась ошибкой.</text:span></text:p>
        </text:list-item>
        <text:list-item>
          <text:p text:style-name="P80">Статус неизвестен<text:span text:style-name="T15">. Информатор не дождался от СМСЦ отчета о доставке сообщения.</text:span></text:p>
        </text:list-item>
      </text:list>
      <text:p text:style-name="P18"/>
      <text:p text:style-name="P18">На диаграмме проиллюстрированы переходы сообщения из одного состояния в другое.</text:p>
      <text:p text:style-name="P18"><draw:g text:anchor-type="paragraph" draw:z-index="3" draw:style-name="gr20"><draw:circle draw:style-name="gr21" draw:text-style-name="P109" xml:id="id31" draw:id="id31" svg:width="1.5cm" svg:height="1.5cm" svg:x="2.477cm" svg:y="3.91cm"><text:p/></draw:circle><draw:ellipse draw:style-name="gr22" draw:text-style-name="P110" svg:width="1.502cm" svg:height="1.5cm" svg:x="7.959cm" svg:y="3.91cm"><text:p/></draw:ellipse><draw:frame draw:style-name="gr23" draw:text-style-name="P108" svg:width="2.497cm" svg:height="0.659cm" svg:x="7.576cm" svg:y="5.409cm"><draw:text-box><text:p text:style-name="P105"><text:span text:style-name="T29">Отправлено</text:span></text:p></draw:text-box></draw:frame><draw:circle draw:style-name="gr24" draw:text-style-name="P110" xml:id="id32" draw:id="id32" svg:width="1.5cm" svg:height="1.5cm" svg:x="7.961cm" svg:y="3.91cm"><text:p/></draw:circle><draw:frame draw:style-name="gr25" draw:text-style-name="P108" svg:width="2.497cm" svg:height="0.659cm" svg:x="7.578cm" svg:y="5.409cm"><draw:text-box><text:p text:style-name="P105"><text:span text:style-name="T29">Отправлено</text:span></text:p></draw:text-box></draw:frame><draw:frame draw:style-name="gr26" draw:text-style-name="P108" svg:width="2.447cm" svg:height="0.659cm" svg:x="12.545cm" svg:y="5.371cm"><draw:text-box><text:p text:style-name="P105"><text:span text:style-name="T29">Доставлено</text:span></text:p></draw:text-box></draw:frame><draw:circle draw:style-name="gr27" draw:text-style-name="P110" xml:id="id34" draw:id="id34" svg:width="1.5cm" svg:height="1.5cm" svg:x="12.93cm" svg:y="3.896cm"><text:p/></draw:circle><draw:frame draw:style-name="gr28" draw:text-style-name="P108" svg:width="2.853cm" svg:height="0.659cm" svg:x="12.277cm" svg:y="1.809cm"><draw:text-box><text:p text:style-name="P105"><text:span text:style-name="T29">Недоставлено</text:span></text:p></draw:text-box></draw:frame><draw:circle draw:style-name="gr29" draw:text-style-name="P110" xml:id="id33" draw:id="id33" svg:width="1.5cm" svg:height="1.5cm" svg:x="12.93cm" svg:y="0.31cm"><text:p/></draw:circle><draw:circle draw:style-name="gr30" draw:text-style-name="P110" xml:id="id35" draw:id="id35" svg:width="1.5cm" svg:height="1.5cm" svg:x="12.93cm" svg:y="7.27cm"><text:p/></draw:circle><draw:frame draw:style-name="gr31" draw:text-style-name="P108" svg:width="3.574cm" svg:height="0.659cm" svg:x="11.946cm" svg:y="8.77cm"><draw:text-box><text:p text:style-name="P105"><text:span text:style-name="T29">Статус неизвестен</text:span></text:p></draw:text-box></draw:frame><draw:connector draw:style-name="gr32" draw:text-style-name="P101" svg:x1="3.976cm" svg:y1="4.66cm" svg:x2="7.96cm" svg:y2="4.66cm" draw:start-shape="id31" draw:start-glue-point="1" draw:end-shape="id32" svg:d="m3976 4660h3984"><text:p/></draw:connector><draw:connector draw:style-name="gr33" draw:text-style-name="P101" svg:x1="9.46cm" svg:y1="4.66cm" svg:x2="12.929cm" svg:y2="1.06cm" draw:start-shape="id32" draw:end-shape="id33" svg:d="m9460 4660h1711v-3600h1758"><text:p/></draw:connector><draw:connector draw:style-name="gr34" draw:text-style-name="P101" svg:x1="9.46cm" svg:y1="4.66cm" svg:x2="12.929cm" svg:y2="4.646cm" draw:start-shape="id32" draw:start-glue-point="1" draw:end-shape="id34" svg:d="m9460 4660h1711v-14h1758"><text:p/></draw:connector><draw:connector draw:style-name="gr35" draw:text-style-name="P101" draw:line-skew="-0.341cm" svg:x1="9.46cm" svg:y1="4.66cm" svg:x2="12.929cm" svg:y2="8.02cm" draw:start-shape="id32" draw:start-glue-point="1" draw:end-shape="id35" draw:end-glue-point="3" svg:d="m9460 4660h1369v3360h2100"><text:p/></draw:connector><draw:frame draw:style-name="gr36" draw:text-style-name="P108" svg:width="1.532cm" svg:height="0.659cm" svg:x="2.532cm" svg:y="5.409cm"><draw:text-box><text:p text:style-name="P105"><text:span text:style-name="T29">Новое</text:span></text:p></draw:text-box></draw:frame><draw:connector draw:style-name="gr37" draw:text-style-name="P101" svg:x1="8.711cm" svg:y1="3.911cm" svg:x2="7.478cm" svg:y2="1.06cm" draw:start-shape="id32" draw:start-glue-point="0" draw:end-shape="id36" draw:end-glue-point="1" svg:d="m8711 3911v-2851h-1233"><text:p/></draw:connector><draw:ellipse draw:style-name="gr38" draw:text-style-name="P110" xml:id="id36" draw:id="id36" svg:width="1.502cm" svg:height="1.5cm" svg:x="5.977cm" svg:y="0.31cm"><text:p/></draw:ellipse><draw:frame draw:style-name="gr39" draw:text-style-name="P108" svg:width="3.084cm" svg:height="0.659cm" svg:x="5.477cm" svg:y="1.711cm"><draw:text-box><text:p text:style-name="P105"><text:span text:style-name="T29">В передоставке</text:span></text:p></draw:text-box></draw:frame><draw:connector draw:style-name="gr40" draw:text-style-name="P101" svg:x1="5.977cm" svg:y1="1.06cm" svg:x2="5.481cm" svg:y2="4.627cm" draw:start-shape="id36" draw:start-glue-point="3" svg:d="m5977 1060h-501v3567h5"><text:p/></draw:connector></draw:g></text:p>
      <text:h text:style-name="P40" text:outline-level="2">Пользователи</text:h>
      <text:p text:style-name="P11"><text:span text:style-name="T2"><text:tab/></text:span><text:span text:style-name="T7">Вся работа с сервисом осуществляется от имени какого-либо пользователя. Пользователь является одной из ключевых сущностей в Информаторе т.к.: </text:span></text:p>
      <text:list xml:id="list32217428" text:style-name="L6">
        <text:list-item>
          <text:p text:style-name="P65">У каждой рассылки, проходящей в Информаторе есть владелец — пользователь. Его настройки по-умолчанию копируются в настройки каждой создаваемой им (или от его имени) рассылки.</text:p>
        </text:list-item>
        <text:list-item>
          <text:p text:style-name="P65">Если пользователь блокируется администратором, то автоматически останавливаются все его рассылки. </text:p>
        </text:list-item>
        <text:list-item>
          <text:p text:style-name="P65">Если на пользователя распространяется запрет рассылок — его рассылки так же останавливаются.</text:p>
        </text:list-item>
        <text:list-item>
          <text:p text:style-name="P65">В настройках пользователя указывается период времени, по истечении которого его рассылки будут автоматически перемещены в <text:a xlink:type="simple" xlink:href="#3.12.Архивирование рассылок|outline">архив</text:a>.</text:p>
        </text:list-item>
      </text:list>
      <text:p text:style-name="P4"><text:soft-page-break/></text:p>
      <text:p text:style-name="P11"><text:span text:style-name="T7"><text:tab/></text:span><text:span text:style-name="T6">Т.о. при разборе любых проблем с рассылками необходимо помнить о пользователях, которые их создают и о настройках этих пользователей.</text:span></text:p>
      <text:p text:style-name="P7"><text:tab/>В Информаторе может быть заведено проивольное количество пользователей. Ниже описываются настройки каждого из них:</text:p>
      <table:table table:name="Таблица4" table:style-name="Таблица4">
        <table:table-column table:style-name="Таблица4.A"/>
        <table:table-column table:style-name="Таблица4.B"/>
        <table:table-row>
          <table:table-cell table:style-name="Таблица4.A1" office:value-type="string">
            <text:p text:style-name="P31">Параметр</text:p>
          </table:table-cell>
          <table:table-cell table:style-name="Таблица4.B1" office:value-type="string">
            <text:p text:style-name="P31">Описание</text:p>
          </table:table-cell>
        </table:table-row>
        <table:table-row>
          <table:table-cell table:style-name="Таблица4.A2" office:value-type="string">
            <text:p text:style-name="Table_20_Contents">Логин</text:p>
          </table:table-cell>
          <table:table-cell table:style-name="Таблица4.B2" office:value-type="string">
            <text:p text:style-name="Table_20_Contents">Уникальный идентификатор пользователя</text:p>
          </table:table-cell>
        </table:table-row>
        <table:table-row>
          <table:table-cell table:style-name="Таблица4.A2" office:value-type="string">
            <text:p text:style-name="Table_20_Contents">Пароль</text:p>
          </table:table-cell>
          <table:table-cell table:style-name="Таблица4.B2" office:value-type="string">
            <text:p text:style-name="Table_20_Contents">Пароль для доступа к Информатору</text:p>
          </table:table-cell>
        </table:table-row>
        <table:table-row>
          <table:table-cell table:style-name="Таблица4.A2" office:value-type="string">
            <text:p text:style-name="Table_20_Contents">Имя</text:p>
          </table:table-cell>
          <table:table-cell table:style-name="Таблица4.B2" office:value-type="string">
            <text:p text:style-name="Table_20_Contents">Имя</text:p>
          </table:table-cell>
        </table:table-row>
        <table:table-row>
          <table:table-cell table:style-name="Таблица4.A2" office:value-type="string">
            <text:p text:style-name="Table_20_Contents">Фамилия</text:p>
          </table:table-cell>
          <table:table-cell table:style-name="Таблица4.B2" office:value-type="string">
            <text:p text:style-name="Table_20_Contents">Фамилия</text:p>
          </table:table-cell>
        </table:table-row>
        <table:table-row>
          <table:table-cell table:style-name="Таблица4.A2" office:value-type="string">
            <text:p text:style-name="Table_20_Contents">Телефон</text:p>
          </table:table-cell>
          <table:table-cell table:style-name="Таблица4.B2" office:value-type="string">
            <text:p text:style-name="Table_20_Contents">Номер телефона</text:p>
          </table:table-cell>
        </table:table-row>
        <table:table-row>
          <table:table-cell table:style-name="Таблица4.A2" office:value-type="string">
            <text:p text:style-name="Table_20_Contents">Электронная почта</text:p>
          </table:table-cell>
          <table:table-cell table:style-name="Таблица4.B2" office:value-type="string">
            <text:p text:style-name="P21">Email</text:p>
          </table:table-cell>
        </table:table-row>
        <table:table-row>
          <table:table-cell table:style-name="Таблица4.A2" office:value-type="string">
            <text:p text:style-name="Table_20_Contents">Администратор</text:p>
          </table:table-cell>
          <table:table-cell table:style-name="Таблица4.B2" office:value-type="string">
            <text:p text:style-name="Table_20_Contents">Флаг, определяющий является ли пользователь администратором или нет. <text:span text:style-name="T1">Подробнее см. «</text:span><text:a xlink:type="simple" xlink:href="#3.2.1.Роли|outline">Роли</text:a><text:span text:style-name="T1">»</text:span></text:p>
          </table:table-cell>
        </table:table-row>
        <table:table-row>
          <table:table-cell table:style-name="Таблица4.A2" office:value-type="string">
            <text:p text:style-name="Table_20_Contents">Заблокирован</text:p>
          </table:table-cell>
          <table:table-cell table:style-name="Таблица4.B2" office:value-type="string">
            <text:p text:style-name="Table_20_Contents">Вкл/Выкл <text:a xlink:type="simple" xlink:href="#3.9.1.Блокировка пользователя|outline">блокировку пользователя</text:a></text:p>
          </table:table-cell>
        </table:table-row>
        <table:table-row>
          <table:table-cell table:style-name="Таблица4.A2" office:value-type="string">
            <text:p text:style-name="Table_20_Contents">Локаль</text:p>
          </table:table-cell>
          <table:table-cell table:style-name="Таблица4.B2" office:value-type="string">
            <text:p text:style-name="Table_20_Contents">Язык, на котором будет отображаться веб-интерфейс</text:p>
          </table:table-cell>
        </table:table-row>
        <table:table-row>
          <table:table-cell table:style-name="Таблица4.A11" table:number-columns-spanned="2" office:value-type="string">
            <text:p text:style-name="P31">Настройки рассылок по-умолчанию — <text:span text:style-name="T7">эти настройки по-умолчанию копируются в настройки каждой рассылки, создаваемой пользователем или от его имени (см. «</text:span><text:a xlink:type="simple" xlink:href="#3.5.2.Импорт рассылок из файловых ресурсов|outline">Импорт рассылок из файловых ресурсов</text:a><text:span text:style-name="T7">», «</text:span><text:a xlink:type="simple" xlink:href="#3.5.3.Синхронизация рассылок с БД Siebel|outline">Синхронизация расссылок с БД Siebel</text:a><text:span text:style-name="T7">»). </text:span><text:span text:style-name="T4">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Table_20_Contents">Адрес отправителя</text:p>
          </table:table-cell>
          <table:table-cell table:style-name="Таблица4.B2" office:value-type="string">
            <text:p text:style-name="Table_20_Contents">Адрес отправителя всех сообщений рассылки</text:p>
          </table:table-cell>
        </table:table-row>
        <table:table-row>
          <table:table-cell table:style-name="Таблица4.A2" office:value-type="string">
            <text:p text:style-name="Table_20_Contents">Дни недели рассылки</text:p>
          </table:table-cell>
          <table:table-cell table:style-name="Таблица4.B2" office:value-type="string">
            <text:p text:style-name="Table_20_Contents">Дни недели, по которым можно отправлять сообщения</text:p>
          </table:table-cell>
        </table:table-row>
        <table:table-row>
          <table:table-cell table:style-name="Таблица4.A2" office:value-type="string">
            <text:p text:style-name="Table_20_Contents">Период активности</text:p>
          </table:table-cell>
          <table:table-cell table:style-name="Таблица4.B2" office:value-type="string">
            <text:p text:style-name="Table_20_Contents">Часы, в которые можно отправлять сообщения </text:p>
          </table:table-cell>
        </table:table-row>
        <table:table-row>
          <table:table-cell table:style-name="Таблица4.A2" office:value-type="string">
            <text:p text:style-name="Table_20_Contents">Приоритет</text:p>
          </table:table-cell>
          <table:table-cell table:style-name="Таблица4.B2" office:value-type="string">
            <text:p text:style-name="Table_20_Contents">Приоритет рассылок пользователей</text:p>
          </table:table-cell>
        </table:table-row>
        <table:table-row>
          <table:table-cell table:style-name="Таблица4.A2" office:value-type="string">
            <text:p text:style-name="Table_20_Contents">Политика передоставки</text:p>
          </table:table-cell>
          <table:table-cell table:style-name="Таблица4.B2" office:value-type="string">
            <text:p text:style-name="Table_20_Contents">Политика передоставки</text:p>
          </table:table-cell>
        </table:table-row>
        <table:table-row>
          <table:table-cell table:style-name="Таблица4.A2" office:value-type="string">
            <text:p text:style-name="Table_20_Contents">Время доставки сообщения</text:p>
          </table:table-cell>
          <table:table-cell table:style-name="Таблица4.B2" office:value-type="string">
            <text:p text:style-name="Table_20_Contents">Время доставки сообщения (он же <text:span text:style-name="T11">validityPeriod</text:span>)</text:p>
          </table:table-cell>
        </table:table-row>
        <table:table-row>
          <table:table-cell table:style-name="Таблица4.A2" office:value-type="string">
            <text:p text:style-name="Table_20_Contents">Уведомления по <text:span text:style-name="T11">SMS</text:span></text:p>
          </table:table-cell>
          <table:table-cell table:style-name="Таблица4.B2" office:value-type="string">
            <text:p text:style-name="Table_20_Contents">Вкл/Выкл <text:span text:style-name="T11">sms-</text:span><text:span text:style-name="T1">оповещения о начале и окончании рассылки</text:span></text:p>
          </table:table-cell>
        </table:table-row>
        <table:table-row>
          <table:table-cell table:style-name="Таблица4.A2" office:value-type="string">
            <text:p text:style-name="Table_20_Contents">Уведомления по <text:span text:style-name="T11">email</text:span></text:p>
          </table:table-cell>
          <table:table-cell table:style-name="Таблица4.B2" office:value-type="string">
            <text:p text:style-name="Table_20_Contents">Вкл/Выкл <text:span text:style-name="T11">email-</text:span><text:span text:style-name="T1">оповещения о начале и окончании рассылки</text:span></text:p>
          </table:table-cell>
        </table:table-row>
        <table:table-row>
          <table:table-cell table:style-name="Таблица4.A2" office:value-type="string">
            <text:p text:style-name="P24">Транзакционный режим</text:p>
          </table:table-cell>
          <table:table-cell table:style-name="Таблица4.B2" office:value-type="string">
            <text:p text:style-name="P24">Вкл/Выкл транзакционного режима доставки сообщения</text:p>
          </table:table-cell>
        </table:table-row>
        <table:table-row>
          <table:table-cell table:style-name="Таблица4.A11" table:number-columns-spanned="2" office:value-type="string">
            <text:p text:style-name="P25">Ограничения для рассылок</text:p>
          </table:table-cell>
          <table:covered-table-cell/>
        </table:table-row>
        <table:table-row>
          <table:table-cell table:style-name="Таблица4.A2" office:value-type="string">
            <text:p text:style-name="P21">SMS <text:span text:style-name="T1">в сек</text:span></text:p>
          </table:table-cell>
          <table:table-cell table:style-name="Таблица4.B2" office:value-type="string">
            <text:p text:style-name="P24">Максимальная скорость отправки сообщения из всех рассылок пользователя. </text:p>
          </table:table-cell>
        </table:table-row>
        <table:table-row>
          <table:table-cell table:style-name="Таблица4.A2" office:value-type="string">
            <text:p text:style-name="P24">Доступные регионы</text:p>
          </table:table-cell>
          <table:table-cell table:style-name="Таблица4.B2" office:value-type="string">
            <text:p text:style-name="P24">Список регионов, в которые данному пользователю разрешено отправлять сообщения. </text:p>
            <text:p text:style-name="P24">При создании новой рассылки Информатор проверяет к какому региону относится каждый получатель. Если доступ к данному региону для пользователя закрыт, то сообщение отбрасывается. В настройках пользователя может быть указано, что ему доступны все регионы. В этом случае подобная проверка не делается.</text:p>
            <text:p text:style-name="P27">Данный параметр действует только на нов<text:span text:style-name="T11">ы</text:span>е рассылки. Его изменение не влияет на уже созданные рассылки.</text:p>
          </table:table-cell>
        </table:table-row>
        <text:soft-page-break/>
        <table:table-row>
          <table:table-cell table:style-name="Таблица4.A11" table:number-columns-spanned="2" office:value-type="string">
            <text:p text:style-name="P25">Настройки архивации — <text:span text:style-name="T15">эти настройки по-умолчанию копируются в настройки каждой рассылки, создаваемой пользователем или от его имен .(см. «</text:span><text:a xlink:type="simple" xlink:href="#3.5.2.Импорт рассылок из файловых ресурсов|outline"><text:span text:style-name="T15">Импорт рассылок из файловых ресурсов</text:span></text:a><text:span text:style-name="T15">», </text:span><text:span text:style-name="T15">«</text:span><text:a xlink:type="simple" xlink:href="#3.5.3.Синхронизация рассылок с БД Siebel|outline"><text:span text:style-name="T15">Синхронизация расссылок с БД Siebel</text:span></text:a><text:span text:style-name="T15">»). </text:span><text:span text:style-name="T18">Изменение данных настроек не влияет на уже созданные рассылки.</text:span></text:p>
          </table:table-cell>
          <table:covered-table-cell/>
        </table:table-row>
        <table:table-row>
          <table:table-cell table:style-name="Таблица4.A2" office:value-type="string">
            <text:p text:style-name="P24">Архивировать рассылки</text:p>
          </table:table-cell>
          <table:table-cell table:style-name="Таблица4.B2" office:value-type="string">
            <text:p text:style-name="P24">Вкл/Выкл принудительную <text:a xlink:type="simple" xlink:href="#3.12.Архивирование рассылок|outline">архивацию рассылок</text:a></text:p>
          </table:table-cell>
        </table:table-row>
        <table:table-row>
          <table:table-cell table:style-name="Таблица4.A2" office:value-type="string">
            <text:p text:style-name="P24">Макс. время работы рассылки до архивации (в часах) </text:p>
          </table:table-cell>
          <table:table-cell table:style-name="Таблица4.B2" office:value-type="string">
            <text:p text:style-name="P24">Макс. время работы рассылки до архивации.</text:p>
          </table:table-cell>
        </table:table-row>
        <table:table-row>
          <table:table-cell table:style-name="Таблица4.A11" table:number-columns-spanned="2" office:value-type="string">
            <text:p text:style-name="P25">Настройки биллинга</text:p>
          </table:table-cell>
          <table:covered-table-cell/>
        </table:table-row>
        <table:table-row>
          <table:table-cell table:style-name="Таблица4.A2" office:value-type="string">
            <text:p text:style-name="P24">Создавать <text:span text:style-name="T11">CDR</text:span></text:p>
          </table:table-cell>
          <table:table-cell table:style-name="Таблица4.B2" office:value-type="string">
            <text:p text:style-name="P24">Вкл/Выкл генерацию <text:span text:style-name="T11">CDR </text:span>файлов для рассылок данного пользователя</text:p>
          </table:table-cell>
        </table:table-row>
        <table:table-row>
          <table:table-cell table:style-name="Таблица4.A2" office:value-type="string">
            <text:p text:style-name="P21">Destination</text:p>
          </table:table-cell>
          <table:table-cell table:style-name="Таблица4.B2" office:value-type="string">
            <text:p text:style-name="P24">Значение поля <text:span text:style-name="T11">Destination </text:span>в <text:span text:style-name="T11">CDR</text:span></text:p>
          </table:table-cell>
        </table:table-row>
        <table:table-row>
          <table:table-cell table:style-name="Таблица4.A2" office:value-type="string">
            <text:p text:style-name="P21">Originator</text:p>
          </table:table-cell>
          <table:table-cell table:style-name="Таблица4.B2" office:value-type="string">
            <text:p text:style-name="P24">Значение поля <text:span text:style-name="T11">Originator </text:span>в <text:span text:style-name="T11">CDR</text:span></text:p>
          </table:table-cell>
        </table:table-row>
      </table:table>
      <text:p text:style-name="P6"/>
      <text:h text:style-name="P43" text:outline-level="3">Роли</text:h>
      <text:p text:style-name="P11"><text:span text:style-name="T16"><text:tab/></text:span><text:span text:style-name="T15">В информаторе есть два типа пользователей: обычный и администратор. Тип пользователя определяется флагом «Администратор» в его настройках. По сравнению с администратором, обычный пользователь:</text:span></text:p>
      <text:list xml:id="list32221931" text:style-name="L7">
        <text:list-item>
          <text:p text:style-name="P82">Не может менять настройки Информатора и свои настройки (Меню «Администрирование» для него недоступно).</text:p>
        </text:list-item>
        <text:list-item>
          <text:p text:style-name="P82">Видит только свои рассылки.</text:p>
        </text:list-item>
        <text:list-item>
          <text:p text:style-name="P82">Может собирать статистику только по своим рассылкам.</text:p>
        </text:list-item>
        <text:list-item>
          <text:p text:style-name="P83">Может менять ограниченный набор параметров рассылки. Например, ему недоступны такие параметры, как «Политика передоставки», «Время доставки сообщения», «Транзакционный режим» и др.</text:p>
        </text:list-item>
      </text:list>
      <text:p text:style-name="P4"/>
      <text:h text:style-name="Heading_20_2" text:outline-level="2">СМС-центры</text:h>
      <text:p text:style-name="P11"><text:tab/><text:span text:style-name="T7">Информатор </text:span><text:span text:style-name="T2">не</text:span><text:span text:style-name="T7"> подключен напрямую к сигнальной сети. Доставка сообщений осуществляется через один или несколько СМСЦ. Взаимодействие с сервис центрами происходит по протоколу </text:span><text:span text:style-name="T12">SMPP v.3.4. </text:span><text:span text:style-name="T7">Список центров и параметры подключения к ним задаются в настройках Информатора. </text:span></text:p>
      <text:p text:style-name="P5"/>
      <text:p text:style-name="P3">Параметры СМСЦ:</text:p>
      <table:table table:name="Таблица6" table:style-name="Таблица6">
        <table:table-column table:style-name="Таблица6.A"/>
        <table:table-column table:style-name="Таблица6.B"/>
        <table:table-row>
          <table:table-cell table:style-name="Таблица6.A1" office:value-type="string">
            <text:p text:style-name="P32">Название</text:p>
          </table:table-cell>
          <table:table-cell table:style-name="Таблица6.B1" office:value-type="string">
            <text:p text:style-name="P32">Описание</text:p>
          </table:table-cell>
        </table:table-row>
        <table:table-row>
          <table:table-cell table:style-name="Таблица6.A2" table:number-columns-spanned="2" office:value-type="string">
            <text:p text:style-name="P32">Настройки подключения</text:p>
          </table:table-cell>
          <table:covered-table-cell/>
        </table:table-row>
        <table:table-row>
          <table:table-cell table:style-name="Таблица6.A3" office:value-type="string">
            <text:p text:style-name="P33">Имя</text:p>
          </table:table-cell>
          <table:table-cell table:style-name="Таблица6.B3" office:value-type="string">
            <text:p text:style-name="P33">Название СМСЦ. Устанавливается при создании.</text:p>
          </table:table-cell>
        </table:table-row>
        <table:table-row>
          <table:table-cell table:style-name="Таблица6.A3" office:value-type="string">
            <text:p text:style-name="P33">Хост</text:p>
          </table:table-cell>
          <table:table-cell table:style-name="Таблица6.B3" office:value-type="string">
            <text:p text:style-name="P33">Хост, на котором запущен СМСЦ</text:p>
          </table:table-cell>
        </table:table-row>
        <table:table-row>
          <table:table-cell table:style-name="Таблица6.A3" office:value-type="string">
            <text:p text:style-name="P33">Порт</text:p>
          </table:table-cell>
          <table:table-cell table:style-name="Таблица6.B3" office:value-type="string">
            <text:p text:style-name="P33">Порт для <text:span text:style-name="T11">SMPP</text:span></text:p>
          </table:table-cell>
        </table:table-row>
        <table:table-row>
          <table:table-cell table:style-name="Таблица6.A3" office:value-type="string">
            <text:p text:style-name="P29">Версия интерфейса</text:p>
          </table:table-cell>
          <table:table-cell table:style-name="Таблица6.B3" office:value-type="string">
            <text:p text:style-name="P33">Версия <text:span text:style-name="T11">SMPP</text:span></text:p>
          </table:table-cell>
        </table:table-row>
        <table:table-row>
          <table:table-cell table:style-name="Таблица6.A3" office:value-type="string">
            <text:p text:style-name="P23">SystemType</text:p>
          </table:table-cell>
          <table:table-cell table:style-name="Таблица6.B3" office:value-type="string">
            <text:p text:style-name="P23">SystemType</text:p>
          </table:table-cell>
        </table:table-row>
        <table:table-row>
          <table:table-cell table:style-name="Таблица6.A3" office:value-type="string">
            <text:p text:style-name="P23">SystemId</text:p>
          </table:table-cell>
          <table:table-cell table:style-name="Таблица6.B3" office:value-type="string">
            <text:p text:style-name="P23">SystemId</text:p>
          </table:table-cell>
        </table:table-row>
        <text:soft-page-break/>
        <table:table-row>
          <table:table-cell table:style-name="Таблица6.A3" office:value-type="string">
            <text:p text:style-name="P29">Пароль</text:p>
          </table:table-cell>
          <table:table-cell table:style-name="Таблица6.B3" office:value-type="string">
            <text:p text:style-name="P29">Пароль <text:span text:style-name="T11">SMPP</text:span></text:p>
          </table:table-cell>
        </table:table-row>
        <table:table-row>
          <table:table-cell table:style-name="Таблица6.A3" office:value-type="string">
            <text:p text:style-name="P34">Диапазон адресов</text:p>
          </table:table-cell>
          <table:table-cell table:style-name="Таблица6.B3" office:value-type="string">
            <text:p text:style-name="P23">Smpp address range</text:p>
          </table:table-cell>
        </table:table-row>
        <table:table-row>
          <table:table-cell table:style-name="Таблица6.A3" office:value-type="string">
            <text:p text:style-name="P29">Таймаут</text:p>
          </table:table-cell>
          <table:table-cell table:style-name="Таблица6.B3" office:value-type="string">
            <text:p text:style-name="P29">Макс. время установки <text:span text:style-name="T11">TCP </text:span>соединения. В секундах.</text:p>
          </table:table-cell>
        </table:table-row>
        <table:table-row>
          <table:table-cell table:style-name="Таблица6.A3" office:value-type="string">
            <text:p text:style-name="P23">Inter Connect timeout</text:p>
          </table:table-cell>
          <table:table-cell table:style-name="Таблица6.B3" office:value-type="string">
            <text:p text:style-name="P29">Интервал между попытками переподключения к СМСЦ при разрыве соединения. В секундах.</text:p>
          </table:table-cell>
        </table:table-row>
        <table:table-row>
          <table:table-cell table:style-name="Таблица6.A2" table:number-columns-spanned="2" office:value-type="string">
            <text:p text:style-name="P26">Настройки передоставки</text:p>
          </table:table-cell>
          <table:covered-table-cell/>
        </table:table-row>
        <table:table-row>
          <table:table-cell table:style-name="Таблица6.A3" office:value-type="string">
            <text:p text:style-name="P29">Ошибки немедленной пепедоставки</text:p>
          </table:table-cell>
          <table:table-cell table:style-name="Таблица6.B3" office:value-type="string">
            <text:p text:style-name="P29">Список <text:span text:style-name="T11">SMPP-</text:span>кодов, при появлении которых в <text:span text:style-name="T11">SUBMIT_SM_RESP, </text:span>осуществляется немедленная переотправка <text:span text:style-name="T11">SUBMIT_SM.</text:span></text:p>
          </table:table-cell>
        </table:table-row>
        <table:table-row>
          <table:table-cell table:style-name="Таблица6.A3" office:value-type="string">
            <text:p text:style-name="P29">Перманентные ошибки</text:p>
          </table:table-cell>
          <table:table-cell table:style-name="Таблица6.B3" office:value-type="string">
            <text:p text:style-name="P29">Список <text:span text:style-name="T11">SMPP-</text:span>кодов, при появлении которрых в <text:span text:style-name="T11">SUBMIT_SM_RESP </text:span>или отчете о доставке, перепосылка сообщения никогда не производится.</text:p>
          </table:table-cell>
        </table:table-row>
        <table:table-row>
          <table:table-cell table:style-name="Таблица6.A3" office:value-type="string">
            <text:p text:style-name="P29">Временные ошибки</text:p>
          </table:table-cell>
          <table:table-cell table:style-name="Таблица6.B3" office:value-type="string">
            <text:p text:style-name="P29">Список <text:span text:style-name="T11">SMPP-</text:span>кодов, которые считаются временными ошибками. Для каждого кода здесь задаются интервалы времени, через которые нужно перепосылать сообщения.</text:p>
          </table:table-cell>
        </table:table-row>
      </table:table>
      <text:p text:style-name="P3"/>
      <text:p text:style-name="P3"/>
      <text:h text:style-name="P39" text:outline-level="2">Регионы</text:h>
      <text:p text:style-name="P8"><text:tab/>Регионы позволяют разбить номерную емкость сотовой сети на отдельные фрагменты, и для каждого такого фрагмента установить определенные правила отправки сообщений. Разбиение осуществляется по маскам абонентов.</text:p>
      <text:p text:style-name="P8"><text:tab/>Один регион — это один фрагмент сотовой сети. </text:p>
      <text:p text:style-name="P2">Параметры региона:</text:p>
      <table:table table:name="Таблица7" table:style-name="Таблица7">
        <table:table-column table:style-name="Таблица7.A"/>
        <table:table-column table:style-name="Таблица7.B"/>
        <table:table-row>
          <table:table-cell table:style-name="Таблица7.A1" office:value-type="string">
            <text:p text:style-name="P32">Название</text:p>
          </table:table-cell>
          <table:table-cell table:style-name="Таблица7.B1" office:value-type="string">
            <text:p text:style-name="P32">Описание</text:p>
          </table:table-cell>
        </table:table-row>
        <table:table-row>
          <table:table-cell table:style-name="Таблица7.A2" office:value-type="string">
            <text:p text:style-name="P33">Название</text:p>
          </table:table-cell>
          <table:table-cell table:style-name="Таблица7.B2" office:value-type="string">
            <text:p text:style-name="P33">Название региона. Должно быть уникальным.</text:p>
          </table:table-cell>
        </table:table-row>
        <table:table-row>
          <table:table-cell table:style-name="Таблица7.A2" office:value-type="string">
            <text:p text:style-name="P33">Маски абонентов</text:p>
          </table:table-cell>
          <table:table-cell table:style-name="Таблица7.B2" office:value-type="string">
            <text:p text:style-name="P33">Набор масок номеров абонентов, относящихся к данному региону</text:p>
          </table:table-cell>
        </table:table-row>
        <table:table-row>
          <table:table-cell table:style-name="Таблица7.A2" office:value-type="string">
            <text:p text:style-name="P33">СМСЦ</text:p>
          </table:table-cell>
          <table:table-cell table:style-name="Таблица7.B2" office:value-type="string">
            <text:p text:style-name="P33">СМСЦ, через который нужно отправлять сообщения в данный регион</text:p>
          </table:table-cell>
        </table:table-row>
        <table:table-row>
          <table:table-cell table:style-name="Таблица7.A2" office:value-type="string">
            <text:p text:style-name="P33">Часовой пояс</text:p>
          </table:table-cell>
          <table:table-cell table:style-name="Таблица7.B2" office:value-type="string">
            <text:p text:style-name="P33">Часовой пояс, в котором находятся территория региона</text:p>
          </table:table-cell>
        </table:table-row>
        <table:table-row>
          <table:table-cell table:style-name="Таблица7.A2" office:value-type="string">
            <text:p text:style-name="P33">Макс. кол-во смс в секунду</text:p>
          </table:table-cell>
          <table:table-cell table:style-name="Таблица7.B2" office:value-type="string">
            <text:p text:style-name="P33">Ограничение максимальной скорости отправки сообщений в данный регион.</text:p>
          </table:table-cell>
        </table:table-row>
      </table:table>
      <text:p text:style-name="P36"/>
      <text:p text:style-name="P36"/>
      <text:p text:style-name="P36"/>
      <text:h text:style-name="P40" text:outline-level="2">Создание рассылок</text:h>
      <text:p text:style-name="P11"><text:span text:style-name="T2"><text:tab/></text:span><text:span text:style-name="T7">Рассылки появляются в Информаторе из нескольких источников. Во-первых, их могут создавать пользователи через веб-интерфейс. Во-вторых, рассылки могут автоматически импортироваться из файловых ресурсов, как удаленных, так и локальных. В-третьих, существует возможность импортировать рассылки из реляционной БД</text:span><text:span text:style-name="T12">. <text:tab/></text:span></text:p>
      <text:h text:style-name="Heading_20_3" text:outline-level="3">Создание рассылок через веб-интерфейс</text:h>
      <text:p text:style-name="P11"><text:span text:style-name="T16"><text:tab/></text:span><text:span text:style-name="T15">Создание рассылки состоит из нескольких шагов. Сначала</text:span><text:span text:style-name="T1"> необходимо подготовить </text:span><text:span text:style-name="T1">файл с </text:span><text:soft-page-break/><text:span text:style-name="T1">адресатами. Содержание файла зависит от того, какую именно рассылку нужно провести. </text:span></text:p>
      <text:p text:style-name="P8"><text:tab/>Если нужно провести рассылку с одним текстом для всех, то файл должен содержать только номера абонентов. По одному номеру в каждой строке файла. При этом номер может быть в одном из следующих форматов:+7?????????? или 7?????????? или 8??????????</text:p>
      <text:p text:style-name="P3">Пример файла:</text:p>
      <table:table table:name="Таблица2" table:style-name="Таблица2">
        <table:table-column table:style-name="Таблица2.A"/>
        <table:table-row>
          <table:table-cell table:style-name="Таблица2.A1" office:value-type="string">
            <text:p text:style-name="P8">+79139495113</text:p>
            <text:p text:style-name="P8">79156344224</text:p>
            <text:p text:style-name="P8">7985654334</text:p>
            <text:p text:style-name="P8">89106543223</text:p>
            <text:p text:style-name="P8">…</text:p>
          </table:table-cell>
        </table:table-row>
      </table:table>
      <text:p text:style-name="P8"/>
      <text:p text:style-name="P11"><text:span text:style-name="T1"><text:tab/>Если нужно отправить </text:span><text:span text:style-name="T2">индивидуальное</text:span><text:span text:style-name="T1"> сообщение каждому получателю, то в каждой строке файла должен быть номер абонента и текст его сообщения, разделенные символом </text:span><text:span text:style-name="T11">'|'.</text:span></text:p>
      <text:p text:style-name="P3">Пример файла:</text:p>
      <table:table table:name="Таблица3" table:style-name="Таблица3">
        <table:table-column table:style-name="Таблица3.A"/>
        <table:table-row>
          <table:table-cell table:style-name="Таблица3.A1" office:value-type="string">
            <text:p text:style-name="P11"><text:span text:style-name="T1">+79139495113</text:span><text:span text:style-name="T11">|</text:span><text:span text:style-name="T1">Сообщение для первого абонента</text:span></text:p>
            <text:p text:style-name="P11"><text:span text:style-name="T1">79156344224</text:span><text:span text:style-name="T11">|</text:span><text:span text:style-name="T1">Сообщение для второго абонента</text:span></text:p>
            <text:p text:style-name="P11"><text:span text:style-name="T1">7985654334</text:span><text:span text:style-name="T11">|</text:span><text:span text:style-name="T1">Сообщение для третьего абонента</text:span></text:p>
            <text:p text:style-name="P11"><text:span text:style-name="T1">89106543223</text:span><text:span text:style-name="T11">|</text:span><text:span text:style-name="T1">Сообщение для четвертого абонента</text:span></text:p>
            <text:p text:style-name="P8">…</text:p>
          </table:table-cell>
        </table:table-row>
      </table:table>
      <text:p text:style-name="P3"><text:tab/></text:p>
      <text:p text:style-name="P5"><text:tab/>Далее, файл импортируется в Информатор. При импорте Информатор для каждого сообщения определяет регион, к которому относится получатель, и проверяет, разрешено ли пользователю отправлять сообщения в данный регион. Список разрешенных регионов Информатор берет из настроек пользователя. Если для какого-то номера регион определить не удалось, то Информатор считает, что сообщение попадает в регион «по-умолчанию». Отправлять смс в этот регион может только пользователь, у которого в настройках установлено разрешение отправлять сообщения во все регионы. Сообщения в недоступные для пользователя регионы выбрасываются из рассылки.</text:p>
      <text:p text:style-name="P5"><text:tab/>На третьем шаге, пользователю показывается окно с параметрами рассылки. Информатор автоматически заполняет параметры каждой новой рассылки теми настройками, которые указаны у пользоватетеля. Например, в настройках пользователя указано «Время доставки сообщений» равное 2-м часам. Именно это значение будет автоматически проставляться в настройка каждой новой рассылки. </text:p>
      <text:p text:style-name="P5"><text:tab/>Здесь проявляется важное отличие обычного пользователя от администратора. Администратору доступны для изменения все параметры рассылки в то время, как обычный пользователь, может редактировать (и видеть) только некоторые из них.</text:p>
      <text:p text:style-name="P5"><text:tab/>После того, как параметры рассылки заданы, запускается процесс генерации рассылки. В это время в сторадже информатора выделяется место для рассылки и все сообщения сохраняются на диск. </text:p>
      <text:h text:style-name="P43" text:outline-level="3">Импорт рассылок из файловых ресурсов</text:h>
      <text:p text:style-name="P19"><text:span text:style-name="T1"><text:tab/>Информатор может автоматически импортировать рассылки из файлых ресурсов. Под ресурсом понимается директория на сервере Информатора или директория на </text:span><text:span text:style-name="T11">FTP/</text:span><text:span text:style-name="T1">S</text:span><text:span text:style-name="T11">MB/SFTP-сервере.</text:span><text:span text:style-name="T1"> Список ресурсов задается в конфигурации Информатора. Для каждого ресурса там указывается:</text:span></text:p>
      <text:list xml:id="list32216166" text:style-name="L8">
        <text:list-item>
          <text:p text:style-name="P59"><text:soft-page-break/>Название ресурса</text:p>
        </text:list-item>
        <text:list-item>
          <text:p text:style-name="P84"><text:span text:style-name="T1">Тип ресурса: </text:span><text:span text:style-name="T11">FTP, Samba, SFTP, </text:span><text:span text:style-name="T1">Локальная директория, Локальный </text:span><text:span text:style-name="T11">FTP </text:span><text:span text:style-name="T1">ресурс.</text:span></text:p>
        </text:list-item>
        <text:list-item>
          <text:p text:style-name="P59">Хост и порт сервера (для <text:span text:style-name="T11">FTP, Samba, SFTP </text:span>ресурсов)</text:p>
        </text:list-item>
        <text:list-item>
          <text:p text:style-name="P59">Логин и пароль (для FTP, Samba, SFTP ресурсов)</text:p>
        </text:list-item>
        <text:list-item>
          <text:p text:style-name="P59">Путь к директории</text:p>
        </text:list-item>
        <text:list-item>
          <text:p text:style-name="P59">Интервал в течении дня, в который нужно проверять данный ресурс, например, с 15:00 до 19:00.</text:p>
        </text:list-item>
        <text:list-item>
          <text:p text:style-name="P59">Период в минутах проверки ресурса, например, каждые 10 минут.</text:p>
        </text:list-item>
        <text:list-item>
          <text:p text:style-name="P59">Логин пользователя, от имени которого будут создаваться рассылки</text:p>
        </text:list-item>
        <text:list-item>
          <text:p text:style-name="P59">Адрес отправителя рассылок</text:p>
        </text:list-item>
        <text:list-item>
          <text:p text:style-name="P59">Кодировка файлов, которые будут выкладываться на данный ресурс.</text:p>
        </text:list-item>
        <text:list-item>
          <text:p text:style-name="P59">Режим работы с файловым ресурсом: простой или расширенный</text:p>
        </text:list-item>
        <text:list-item>
          <text:p text:style-name="P59">Флаг, указывающий на необходимость выгрузки отчетов по завершению рассылки (только при расширенном режиме работы).</text:p>
        </text:list-item>
      </text:list>
      <text:p text:style-name="P5"/>
      <text:h text:style-name="Heading_20_4" text:outline-level="4">Типы файловых ресурсов</text:h>
      <text:p text:style-name="Text_20_body"><text:tab/><text:span text:style-name="T1">Информатор поддерживает работу с различными типами файловых ресурсов. В этой главе детально описывается каждый из них.</text:span></text:p>
      <text:h text:style-name="Heading_20_5" text:outline-level="5">FTP</text:h>
      <text:p text:style-name="P11"><text:tab/><text:span text:style-name="T1">Поддерживается только прямое незащищенное подключение к </text:span><text:span text:style-name="T11">FTP </text:span><text:span text:style-name="T1">серверу с авторизацией по логину и паролю. Прокси и </text:span><text:span text:style-name="T11">FTPS </text:span><text:span text:style-name="T1">не поддерживается.</text:span></text:p>
      <text:h text:style-name="Heading_20_5" text:outline-level="5">SFTP</text:h>
      <text:p text:style-name="P5"><text:tab/>Поддерживается <text:span text:style-name="T11">SFTP </text:span>версий 0, 1, 2, 3 с авторизацией по логину и паролю.</text:p>
      <text:h text:style-name="P47" text:outline-level="5">SMB</text:h>
      <text:p text:style-name="Text_20_body"><text:tab/><text:span text:style-name="T1">Поддержвается </text:span><text:span text:style-name="T11">SMB </text:span><text:span text:style-name="T1">версий 1 и 2 с авторизацией по логину и паролю.</text:span></text:p>
      <text:h text:style-name="Heading_20_5" text:outline-level="5">Локальная директория</text:h>
      <text:p text:style-name="P11"><text:tab/>Данный тип источника подразумевает, что файлы с рассылками будут храниться в локальной диектории на сервере. Импортировать их в эту директорию будет администратор платформы. </text:p>
      <text:p text:style-name="P11"><text:tab/>Такой подход оправдан, например, если контент-провайдер (поставщик рассылок) не может привести их к формату Информатора и требуется предварительная обработка поступающих от провайдера файлов. В этом случае, администратор может самостоятельно или при помощи скриптов импортировать файлы провайдера на сервер, провести их преобразование к формату Информатора и переместить в указанную директорию. После этого Информатор создаст рассылки.</text:p>
      <text:p text:style-name="P11"><text:tab/>Другой вариант использования — особые настройки импорта рассылок, которые не поддерживаются Информатором. Например, провайдер может попросить импортировать файлы только 2 раза в месяц: 1 и 15 числа. Информатор не поддерживает такой функциональности. Но можно для провайдера создать локальную директорию на сервере и скриптами импортировать туда файлы 2 раза в месяц (при помощи <text:span text:style-name="T11">cron</text:span>).</text:p>
      <text:h text:style-name="Heading_20_5" text:outline-level="5"><text:soft-page-break/>Локальный <text:span text:style-name="T11">FTP </text:span><text:span text:style-name="T1">аккаунт</text:span></text:h>
      <text:p text:style-name="P11"><text:tab/>Источник данного типа подходит для провайдеров, не имеющих собственного <text:span text:style-name="T11">FTP/SMB/SFTP </text:span><text:span text:style-name="T1">сервера. В состав Информатора входит </text:span><text:span text:style-name="T11">FTP </text:span><text:span text:style-name="T1">сервер. Администратор платформы может через веб-интерфейс </text:span><text:span text:style-name="T1">создать аккаунт на этом сервере, выдать провайдеру логин и пароль. После этого провайдер будет заходить на свой </text:span><text:span text:style-name="T11">FTP </text:span><text:span text:style-name="T1">аккаунт и выкладывать туда файлы с рассылками.</text:span></text:p>
      <text:p text:style-name="P11"><text:span text:style-name="T1"><text:tab/>Создавая локальный </text:span><text:span text:style-name="T11">FTP-</text:span><text:span text:style-name="T1">аккаунт,<text:tab/>администратор может ограничить место на диске, доступное контент-провайдеру.</text:span></text:p>
      <text:p text:style-name="P8"/>
      <text:h text:style-name="Heading_20_4" text:outline-level="4">Алгоритм работы с файловым ресурсом</text:h>
      <text:p text:style-name="Text_20_body"><text:tab/>Импорт рассылок из файлового ресурса осуществляется при выполнении <text:span text:style-name="T16">всех</text:span> нижеперечисленных условий:</text:p>
      <text:list xml:id="list32233537" text:style-name="L9">
        <text:list-item>
          <text:p text:style-name="P85">Текущее время находится в рамках «Периода просмотра» ресурса, заданного в его настройках.</text:p>
        </text:list-item>
        <text:list-item>
          <text:p text:style-name="P85">Пользователь, от имени которого создаются рассылки НЕ заблокирован</text:p>
        </text:list-item>
        <text:list-item>
          <text:p text:style-name="P85">На пользователя, от имени которого создаются рассылки, не распространяется ни один запрет рассылок.</text:p>
        </text:list-item>
      </text:list>
      <text:p text:style-name="Text_20_body"/>
      <text:p text:style-name="Text_20_body"><text:tab/>Информатор может по-разному работать с файловыми ресурсами. Алгоритм работы зависит от двух параметров в настройках ресурса:</text:p>
      <text:list xml:id="list32226078" text:style-name="L10">
        <text:list-item>
          <text:p text:style-name="P86">Режим работы (простой, расширенный)</text:p>
        </text:list-item>
        <text:list-item>
          <text:p text:style-name="P86">Вкл/Выкл экспорт отчетов</text:p>
        </text:list-item>
      </text:list>
      <text:p text:style-name="Text_20_body"><text:tab/>Далее подробно описан алгоритм для каждого режима работы. </text:p>
      <text:h text:style-name="Heading_20_5" text:outline-level="5">Взаимодействие с файловым ресурсом в простом режиме</text:h>
      <text:list xml:id="list32225720" text:style-name="L11">
        <text:list-item>
          <text:p text:style-name="P60">Пользователь выкладывает на файловый ресурс <text:span text:style-name="T11">csv-</text:span>файл в формате <text:span text:style-name="T11">&lt;MSISDN </text:span>получателя<text:span text:style-name="T11">&gt;| </text:span>&lt;текст сообщения&gt;. Пусть, к примеру, файл называется <text:span text:style-name="T11">test.csv</text:span></text:p>
        </text:list-item>
        <text:list-item>
          <text:p text:style-name="P60">Обнаружив данный файл Информатор создает рассылку с именем <text:span text:style-name="T11">test (</text:span>имя файла без расширения<text:span text:style-name="T11">).</text:span></text:p>
        </text:list-item>
        <text:list-item>
          <text:p text:style-name="P60">Настройки рассылки берутся из настроек пользователя, от имени которого создается рассылка.</text:p>
        </text:list-item>
        <text:list-item>
          <text:p text:style-name="P60">Если рассылка создана успешно, то файл <text:span text:style-name="T11">test.csv </text:span>удаляется с файлового ресурса. </text:p>
        </text:list-item>
      </text:list>
      <text:p text:style-name="P5"/>
      <text:h text:style-name="Heading_20_5" text:outline-level="5">Взаимодействие с файловым ресурсом в расширенном режиме</text:h>
      <text:list xml:id="list32207107" text:style-name="L12">
        <text:list-item>
          <text:p text:style-name="P50"><text:span text:style-name="T7">Пользователь выкладывает на файловый ресурс </text:span><text:span text:style-name="T12">csv-</text:span><text:span text:style-name="T7">файл в формате </text:span><text:span text:style-name="T12">&lt;MSISDN </text:span><text:span text:style-name="T7">получателя</text:span><text:span text:style-name="T12">&gt;| </text:span><text:span text:style-name="T7">&lt;текст сообщения&gt;. Пусть, к примеру, файл называется </text:span><text:span text:style-name="T12">test.csv.</text:span></text:p>
        </text:list-item>
        <text:list-item>
          <text:p text:style-name="P61">Обнаружив данный файл Информатор создает рассылку с именем <text:span text:style-name="T11">test (</text:span>имя файла без расширения<text:span text:style-name="T11">).</text:span></text:p>
        </text:list-item>
        <text:list-item>
          <text:p text:style-name="P87">Настройки рассылки берутся из настроек пользователя, от имени которого создается рассылка.</text:p>
        </text:list-item>
        <text:list-item>
          <text:p text:style-name="P61">Если при создании рассылки произошла ошибка, то файл переименовывается в <text:span text:style-name="T11">test.csv.error </text:span>и его обработка на этом заканчивается.</text:p>
        </text:list-item>
        <text:list-item>
          <text:p text:style-name="P61">Если рассылка успешно создана, файл переименовывается в <text:span text:style-name="T11">test.csv.active.</text:span></text:p>
        </text:list-item>
        <text:list-item>
          <text:p text:style-name="P61">После завершения рассылки файл вновь переименовывается в <text:span text:style-name="T11">test.csv.finished. </text:span>Кроме этого, если в настройках файлового ресурса установлен флаг «Создавать отчеты для рассылок», то на ресурсе <text:soft-page-break/>создается файл <text:span text:style-name="T11">test.csv.report, </text:span>в котором содержится отчет о доставке каждого сообщения рассылки. Отчет имеет формат: &lt;MSISDN&gt;|&lt;Дата финализации сообщения в формате yyyy.MM.dd HH:mm:ss&gt;<text:span text:style-name="T11">|&lt;</text:span>Статус доставки сообщения: <text:span text:style-name="T11">DELIVERED, FAILED </text:span>или <text:span text:style-name="T11">EXPIRED&gt;</text:span></text:p>
        </text:list-item>
      </text:list>
      <text:p text:style-name="P15"/>
      <text:p text:style-name="P5"><text:span text:style-name="T11"><text:tab/></text:span>Перед импортом файла информатор анализирует его содержимое. Если тексты для всех получателей одинаковые, то Информатор создает рассылку с <text:a xlink:type="simple" xlink:href="#3.1.2.Состояние рассылки|outline">одним текстом</text:a>, иначе — <text:a xlink:type="simple" xlink:href="#3.1.1.Типы рассылок|outline">с индивидуальными</text:a>.</text:p>
      <text:h text:style-name="Heading_20_3" text:outline-level="3">Синхронизация рассылок с БД <text:span text:style-name="T11">Siebel</text:span></text:h>
      <text:p text:style-name="P11"><text:span text:style-name="T11"><text:tab/></text:span><text:span text:style-name="T1">Информатор может импортировать рассылки из БД </text:span><text:span text:style-name="T11">Siebel. </text:span><text:span text:style-name="T1">Идея в том, что контент-провайдер </text:span><text:span text:style-name="T1">публикует в БД параметры рассылок и списки получателей. Информатор с заданной периодичностью просматривает БД. При обнаружении новых рассылок они создаются на Информаторе. По ходу проведения рассылок статусы доставки сообщений отгружаются обратно в БД.</text:span></text:p>
      <text:p text:style-name="P11"><text:span text:style-name="T1"><text:tab/>В отличие от файловых ресурсов, данный вариант дает контент-провайдеру широкие возможности по настройке рассылок и управлению ими. Например, провайдер может установить в БД статус рассылки </text:span><text:span text:style-name="T11">PAUSED </text:span><text:span text:style-name="T1">и соответствующая рассылка в информаторе будет приостановлена.</text:span></text:p>
      <text:p text:style-name="P12"/>
      <text:p text:style-name="Text_20_body"><text:span text:style-name="T1">Для синхронизации с </text:span><text:span text:style-name="T11">Siebel </text:span><text:span text:style-name="T1">в настройках информатора указывается:</text:span></text:p>
      <text:list xml:id="list32208842" text:style-name="L13">
        <text:list-item>
          <text:p text:style-name="P90"><text:span text:style-name="T11">URL </text:span><text:span text:style-name="T1">базы данных</text:span></text:p>
        </text:list-item>
        <text:list-item>
          <text:p text:style-name="P71">Логин и пароль для доступа к БД</text:p>
        </text:list-item>
        <text:list-item>
          <text:p text:style-name="P90"><text:span text:style-name="T1">Тип БД: </text:span><text:span text:style-name="T11">mysql </text:span><text:span text:style-name="T1">или </text:span><text:span text:style-name="T11">oracle</text:span></text:p>
        </text:list-item>
        <text:list-item>
          <text:p text:style-name="P71">Периоды синхронизации рассылок и сообщений</text:p>
        </text:list-item>
        <text:list-item>
          <text:p text:style-name="P71">Логин пользователя, от имени которого будут создаваться рассылки.</text:p>
        </text:list-item>
      </text:list>
      <text:p text:style-name="P1"/>
      <text:p text:style-name="P8"><text:tab/>Параметры создаваемых рассылок берутся из БД <text:span text:style-name="T11">Siebel. </text:span>Те параметры, которых в БД нет, берутся из настроек пользователя.</text:p>
      <text:p text:style-name="P8"><text:tab/>Синхронизация осуществляется только в том случае, если пользователь, от имени которого создаются рассылки НЕ заблокирован и на него не распространяется запрет рассылок.</text:p>
      <text:p text:style-name="P8"/>
      <text:h text:style-name="P40" text:outline-level="2">Доставка сообщений рассылки</text:h>
      <text:p text:style-name="P11"><text:span text:style-name="T7"><text:tab/>Каждая рассылка может содержать номера из нескольких различных регионов. </text:span><text:span text:style-name="T2">Отправка сообщений в конкретный регион осуществляется при выполнении следующих условий:</text:span></text:p>
      <text:list xml:id="list32230326" text:style-name="L14">
        <text:list-item>
          <text:p text:style-name="P66">Рассылка находится в статусе «В процессе».</text:p>
        </text:list-item>
        <text:list-item>
          <text:p text:style-name="P66">В часовом поясе региона наступил один и из «Активных дней недели» рассылки</text:p>
        </text:list-item>
        <text:list-item>
          <text:p text:style-name="P66">Время в часовом поясе региона находится в промежутке, заданном в «Периоде активности» рассылки.</text:p>
        </text:list-item>
        <text:list-item>
          <text:p text:style-name="P66">Есть доступ к СМСЦ, указанному в настройках региона.</text:p>
        </text:list-item>
        <text:list-item>
          <text:p text:style-name="P91"><text:span text:style-name="T7">Макс. скорость отправки сообщения в данный регион </text:span><text:span text:style-name="T12">&gt; 0</text:span></text:p>
        </text:list-item>
        <text:list-item>
          <text:p text:style-name="P72"><text:span text:style-name="T15">Ограничение скорости отправки сообщений у владельца рассылки </text:span><text:span text:style-name="T12">&gt; 0</text:span></text:p>
        </text:list-item>
      </text:list>
      <text:p text:style-name="P2"/>
      <text:p text:style-name="P4">Алгоритм доставки сообщений зависит от следующих параметров рассылки:</text:p>
      <text:list xml:id="list32214184" text:style-name="L15">
        <text:list-item>
          <text:p text:style-name="P67"><text:soft-page-break/>Транзакционный режим</text:p>
        </text:list-item>
        <text:list-item>
          <text:p text:style-name="P67">Политика передоставки</text:p>
        </text:list-item>
        <text:list-item>
          <text:p text:style-name="P67">Время доставки сообщения.</text:p>
        </text:list-item>
      </text:list>
      <text:p text:style-name="P4"/>
      <text:p text:style-name="P4">Сам алгоритм разобьем на несколько шагов.</text:p>
      <text:p text:style-name="P4"/>
      <text:h text:style-name="Heading_20_3" text:outline-level="3">Шаг 1: Проверка возможности отправки сообщения</text:h>
      <text:list xml:id="list32207718" text:style-name="L16">
        <text:list-item>
          <text:p text:style-name="P62">Берется номер получателя сообщения и проверяется его присутствие в списке запрещенных номеров. Если номер присутствует в списке, то сообщению присваивается статус «Недоставлено» и код ошибки 1050. <text:span text:style-name="T17">Конец.</text:span></text:p>
        </text:list-item>
        <text:list-item>
          <text:p text:style-name="P62">По номеру получателя определяется, к какому региону он относится. Информер ищет регион с содержащий маску, наиболее близкую к номеру абонента.</text:p>
        </text:list-item>
        <text:list-item>
          <text:p text:style-name="P62">Из настроек региона Информатор определяет СМСЦ, через который надо доставлять сообщения. Если регион не найден, до доставка осуществляется через СМСЦ, помеченный как «СМСЦ по-умолчанию»</text:p>
        </text:list-item>
        <text:list-item>
          <text:p text:style-name="P68">Информатор определяет не превышена ли в данный момент скорость отправки сообщений в данный регион. Если регион не найден, то проверяется органичение скорости в «регион по-умолчанию».</text:p>
        </text:list-item>
        <text:list-item>
          <text:p text:style-name="P62">Информатор проверяет не превышена ли в данный момент скорость отправки сообщения для данного пользователя.</text:p>
        </text:list-item>
        <text:list-item>
          <text:p text:style-name="P92"><text:span text:style-name="T10">Если какое-либо ограничение превышено, то отправка сообщения откладывается. </text:span><text:span text:style-name="T5">Конец.</text:span></text:p>
        </text:list-item>
        <text:list-item>
          <text:p text:style-name="P51"><text:span text:style-name="T10">Информатор проверяет подключение к СМСЦ. Если нет связи с СМСЦ, то отправка сообщения откладывается до восстановления соединения. </text:span><text:span text:style-name="T5">Конец.</text:span></text:p>
        </text:list-item>
      </text:list>
      <text:p text:style-name="P4"/>
      <text:h text:style-name="Heading_20_3" text:outline-level="3"><text:span text:style-name="T1">Шаг 2: Отправка </text:span><text:span text:style-name="T11">SUBMIT_SM</text:span></text:h>
      <text:list xml:id="list32236387" text:style-name="L17">
        <text:list-item>
          <text:p text:style-name="P52"><text:span text:style-name="T7">Информатор отправляет в СМСЦ </text:span><text:span text:style-name="T12">SUBMIT_SM. </text:span><text:span text:style-name="T7">В нем указывается режим доставки сообщения (обычный или транзакционный) и </text:span><text:span text:style-name="T12">validityPeriod, </text:span><text:span text:style-name="T7">равный «времени доставки сообщения».</text:span></text:p>
        </text:list-item>
      </text:list>
      <text:p text:style-name="P4"/>
      <text:h text:style-name="Heading_20_3" text:outline-level="3"><text:span text:style-name="T2">Шаг 3: Обработка </text:span><text:span text:style-name="T13">SUBMIT_SM_RESP</text:span><text:span text:style-name="T11"> </text:span></text:h>
      <text:list xml:id="list32211964" text:style-name="L18">
        <text:list-item>
          <text:p text:style-name="P53"><text:span text:style-name="T7">Если пришел </text:span><text:span text:style-name="T12">SUBMIT_SM_RESP </text:span><text:span text:style-name="T7">со статусом 0 и рассылка производится в транзакционном режиме, то сообщение помечается статусом «Доставлено». </text:span><text:span text:style-name="T6">Конец.</text:span></text:p>
        </text:list-item>
        <text:list-item>
          <text:p text:style-name="P53"><text:span text:style-name="T8">Если пришел </text:span><text:span text:style-name="T14">SUBMIT_SM_RESP </text:span><text:span text:style-name="T8">со статусом 0 и рассылка производится в обычном режиме, то сообщение помечается статусом «Отправлено». Информатор начинает ждать отчет о доставке. </text:span><text:span text:style-name="T6">На шаг 4.</text:span></text:p>
        </text:list-item>
        <text:list-item>
          <text:p text:style-name="P53"><text:span text:style-name="T7">Если в ответ пришел </text:span><text:span text:style-name="T12">SUBMIT_SM_RESP </text:span><text:span text:style-name="T7">со статусом, отличным от 0, и в рассылке отключена политика передоставки, то сообщение помечается статусом «Недоставлено». </text:span><text:span text:style-name="T6">Конец.</text:span></text:p>
        </text:list-item>
        <text:list-item>
          <text:p text:style-name="P53"><text:span text:style-name="T8">Если в ответ пришел </text:span><text:span text:style-name="T14">SUBMIT_SM_RESP </text:span><text:span text:style-name="T8">со статусом, отличным от 0, и в рассылке включена политика передоставки, то осуществляется передоставка сообщения. </text:span><text:span text:style-name="T6">На </text:span><text:a xlink:type="simple" xlink:href="#3.6.5.Шаг 5: Передоставка сообщения|outline">шаг 5</text:a><text:span text:style-name="T6">.</text:span></text:p>
        </text:list-item>
        <text:list-item>
          <text:p text:style-name="P53"><text:span text:style-name="T7">Если SUBMIT_SM_RESP вообще не пришел и в рассылке отключена политика передоставки, то сообщение помечается статусом «Недоставлено». </text:span><text:span text:style-name="T6">Конец.</text:span></text:p>
        </text:list-item>
        <text:list-item>
          <text:p text:style-name="P53"><text:soft-page-break/><text:span text:style-name="T8">Если SUBMIT_SM_RESP вообще не пришел и в рассылке включена политика передоставки, то осуществляется передоставка сообщения по </text:span><text:span text:style-name="T14">smpp-</text:span><text:span text:style-name="T8">коду 1027. </text:span><text:span text:style-name="T6">На </text:span><text:a xlink:type="simple" xlink:href="#3.6.5.Шаг 5: Передоставка сообщения|outline">шаг 5</text:a><text:span text:style-name="T6">.</text:span></text:p>
        </text:list-item>
      </text:list>
      <text:p text:style-name="P6"/>
      <text:h text:style-name="Heading_20_3" text:outline-level="3">Шаг 4: Обработка отчета о доставке</text:h>
      <text:list xml:id="list32209140" text:style-name="L19">
        <text:list-item>
          <text:p text:style-name="P54"><text:span text:style-name="T8">Если пришел отчет с </text:span><text:span text:style-name="T14">message_state</text:span><text:span text:style-name="T8"> </text:span><text:span text:style-name="T14">DELIVERED, </text:span><text:span text:style-name="T8">то сообщение помечается статусом «Доставлено». </text:span><text:span text:style-name="T6">Конец</text:span><text:span text:style-name="T8">.</text:span></text:p>
        </text:list-item>
        <text:list-item>
          <text:p text:style-name="P54"><text:span text:style-name="T8">Если пришел отчет с message_state UNDELIVERABLE или </text:span><text:span text:style-name="T14">EXPIRED</text:span><text:span text:style-name="T8"> и в рассылке отключена политика передоставки, то сообщение помечается статусом «Недоставлено». </text:span><text:span text:style-name="T6">Конец.</text:span></text:p>
        </text:list-item>
        <text:list-item>
          <text:p text:style-name="P54"><text:span text:style-name="T8">Если пришел отчет <text:s/>с message_state UNDELIVERABLE или </text:span><text:span text:style-name="T14">EXPIRED </text:span><text:span text:style-name="T8">и в рассылке включена политика передоставки, то осуществляется передоставка сообщения в соответствии с </text:span><text:span text:style-name="T14">smpp-</text:span><text:span text:style-name="T8">кодом, указанным в поле </text:span><text:span text:style-name="T14">network_error_code</text:span><text:span text:style-name="T8">.</text:span></text:p>
        </text:list-item>
        <text:list-item>
          <text:p text:style-name="P54"><text:span text:style-name="T8">Если отчет о доставке не пришел, то сообщение помечается статусом «Статус неизвестен». </text:span><text:span text:style-name="T6">Конец.</text:span></text:p>
        </text:list-item>
      </text:list>
      <text:p text:style-name="P14"/>
      <text:h text:style-name="Heading_20_3" text:outline-level="3">Шаг 5: Передоставка сообщения</text:h>
      <text:list xml:id="list32234618" text:style-name="L20">
        <text:list-item>
          <text:p text:style-name="P63">Первым делом, информер по <text:span text:style-name="T11">smpp-</text:span>коду определяет тип ошибки. Для этого он берет настройки СМСЦ, через который делалась доставка сообщений и ищет ошибку в «Ошибки немедленной передоставки» и «Перманентные ошибки»</text:p>
        </text:list-item>
      </text:list>
      <text:list xml:id="list32233113" text:style-name="L21">
        <text:list-item>
          <text:list>
            <text:list-item>
              <text:p text:style-name="P69">Если код ошибки присутствует с «Ошибках немедленной передоставки», то сообщение перепосылается сразу. <text:span text:style-name="T17">На </text:span><text:a xlink:type="simple" xlink:href="#3.6.1.Шаг 1: Проверка возможности отправки сообщения|outline"><text:span text:style-name="T17">шаг 1</text:span></text:a><text:span text:style-name="T17">.</text:span></text:p>
            </text:list-item>
            <text:list-item>
              <text:p text:style-name="P93"><text:span text:style-name="T8">Если код присутствует в «перманентный ошибках», то сообщение помечается статусом «Недоставлено».</text:span><text:span text:style-name="T6"> Конец.</text:span></text:p>
            </text:list-item>
          </text:list>
        </text:list-item>
      </text:list>
      <text:list xml:id="list32208471" text:style-name="L22">
        <text:list-item>
          <text:p text:style-name="P70">Далее Информер ищет ошибку в списке временных ошибок СМСЦ.</text:p>
          <text:list>
            <text:list-item>
              <text:p text:style-name="P94"><text:span text:style-name="T7">Если smpp-код отсутствует в этом списке, то ошибка считается перманентной - </text:span><text:span text:style-name="T8">сообщение помечается статусом «Недоставлено».</text:span><text:span text:style-name="T3"> </text:span><text:span text:style-name="T6">Конец</text:span><text:span text:style-name="T3">.</text:span></text:p>
            </text:list-item>
            <text:list-item>
              <text:p text:style-name="P73">Иначе Информатор смотрит на то, какая политика передоставки установлена в настройках рассылки:</text:p>
            </text:list-item>
          </text:list>
        </text:list-item>
      </text:list>
      <text:list xml:id="list32497722" text:continue-list="list32233113" text:style-name="L21">
        <text:list-item>
          <text:list>
            <text:list-item>
              <text:list>
                <text:list-item>
                  <text:p text:style-name="P74">Если включена политика передоставки по-умолчанию, то Информер передоставляет сообщение в соответствии с таймерами, указанными в параметрах СМСЦ</text:p>
                </text:list-item>
                <text:list-item>
                  <text:p text:style-name="P93"><text:span text:style-name="T8">Если включена своя политика передоставки, то Информер передоставляет сообщение в соответствии с таймерами, указанными в параметрах рассылки.</text:span></text:p>
                </text:list-item>
              </text:list>
            </text:list-item>
          </text:list>
        </text:list-item>
      </text:list>
      <text:list xml:id="list32225336" text:style-name="L23">
        <text:list-item>
          <text:p text:style-name="P75">При передоставке сообщение сначала перемещается в отдельную очередь на передоставку и ему присваивается статус «В передоставке». </text:p>
        </text:list-item>
        <text:list-item>
          <text:p text:style-name="P75">Передоставка осуществляется до тех пор, пока не истечет «Максимальное время передоставки» или пока не закончатся таймеры в политике передоставки.</text:p>
        </text:list-item>
      </text:list>
      <text:p text:style-name="P4"/>
      <text:p text:style-name="P5"><text:tab/>В Информаторе имеются ограничения скорости рассылки сообщений, устанавливаемые для региона и для пользователя. Эти ограничения распространяются и на передоставляемые сообщения. В результате при большом трафике передоставляемые сообщения могут мешать отправке новых. Для того, чтобы ограничить подобное влияние информатор на каждые 3 новых сообщения отправляет только 1 соообщение из очереди на передоставку.</text:p>
      <text:p text:style-name="Text_20_body"/>
      <text:h text:style-name="Heading_20_3" text:outline-level="3"><text:soft-page-break/>Скорость отправки сообщений</text:h>
      <text:p text:style-name="Text_20_body"><text:tab/>Пусть есть регион и рассылка с сообщениями в данный регион.<text:line-break/><text:line-break/><text:span text:style-name="T18">Speed_reg</text:span> - ограничение скорости отправки сообщений в данный регион<text:line-break/><text:span text:style-name="T18">Speed_user</text:span> - ограничение максимальной скорости, установленное для владельца рассылки.<text:line-break/><text:span text:style-name="T18">Priority</text:span> - приоритет рассылки. <text:line-break/><text:span text:style-name="T18">Sum_of_priorities</text:span> - сумма приоритетов <text:span text:style-name="T16">всех</text:span> рассылок в данный регион.<text:line-break/><text:line-break/><text:span text:style-name="T18">S := Speed_reg * (Priority / Sum_of_priorities)</text:span><text:line-break/><text:line-break/>Тогда <text:span text:style-name="T18">скорость отправки сообщений из нашей рассылки в данный регион</text:span> будет определяться вот так: <text:line-break/><text:line-break/>min (<text:span text:style-name="T18">S</text:span>, <text:span text:style-name="T18">Speed_user</text:span>)<text:line-break/><text:line-break/>Отсюда видно, что:</text:p>
      <text:list xml:id="list32206068" text:style-name="L24">
        <text:list-item>
          <text:p text:style-name="P95">Скорость отправки сообщений в регион не может превышать <text:span text:style-name="T18">Speed_user</text:span> и <text:span text:style-name="T18">Speed_reg</text:span></text:p>
        </text:list-item>
        <text:list-item>
          <text:p text:style-name="P95">Чем выше <text:span text:style-name="T18">Priority</text:span>, тем выше скорость.</text:p>
        </text:list-item>
        <text:list-item>
          <text:p text:style-name="P95">Чем больше рассылок, тем больше <text:span text:style-name="T18">Sum_of_priorities</text:span> и тем меньше скорость. </text:p>
        </text:list-item>
      </text:list>
      <text:p text:style-name="P4"/>
      <text:h text:style-name="Heading_20_2" text:outline-level="2">Управление созданными рассылками</text:h>
      <text:p text:style-name="P11"><text:tab/>После того, как рассылка создана, невозможно изменить её дату начала. Все остальные параметры остаются доступными для редактирования. </text:p>
      <text:p text:style-name="P11"><text:tab/>Если рассылка имеет один текст для всех получателей, то этот текст можно изменить прямо во время проведения рассылки. Изменение повлияет на сообщения в статусе «Новое». </text:p>
      <text:p text:style-name="P11"><text:tab/>Пользователь может приостановить рассылку, запустить рассылку, удалить рассылку, переместить её в архив.</text:p>
      <text:p text:style-name="P11"><text:tab/>Наконец, можно перепосылать сообщения, доставка которых завершена. Перепосылка сообщения означает создание нового сообщения с теми же настройками, что и у существующего сообщения. </text:p>
      <text:h text:style-name="Heading_20_2" text:outline-level="2">Информирование о начале и окончании рассылки</text:h>
      <text:p text:style-name="P11"><text:tab/>Информатор может рассылать смс и <text:span text:style-name="T11">email </text:span><text:span text:style-name="T1">нотификации о начале и окончании рассылок. Чтобы включить данную функциональность для конкретной рассылки, надо в её настройках установить соответствующий флаг («СМС оповещение» и/или </text:span><text:span text:style-name="T11">«email-</text:span><text:span text:style-name="T1">оповещение</text:span><text:span text:style-name="T11">») </text:span><text:span text:style-name="T1">и указать телефон и/или </text:span><text:span text:style-name="T11">email </text:span><text:span text:style-name="T1">для доставки сообщений.</text:span></text:p>
      <text:p text:style-name="P11"><text:span text:style-name="T1"><text:tab/>Если флаг установлен, то Информер присылает смс и/или </text:span><text:span text:style-name="T11">email </text:span><text:span text:style-name="T1">при переходе рассылки в состояние «В процессе» и при переходе в состояние «Завершена». </text:span></text:p>
      <text:p text:style-name="P8"><text:tab/>СМС-ки приходят при запуске и остановке каждой рассылки.</text:p>
      <text:p text:style-name="P11"><text:span text:style-name="T1"><text:tab/></text:span><text:span text:style-name="T11">Email-</text:span><text:span text:style-name="T1">сообщения рассылаются раз в 5 минут и содержат все события, произошедшие за эти 5 минут. <text:s/></text:span></text:p>
      <text:p text:style-name="P11"><text:span text:style-name="T1"><text:tab/>Например, если за 5 минут три рассылки изменили свое состояние, то пользователю придет 3 смс-сообщения (по одному для каждой рассылки) и </text:span><text:span text:style-name="T4">одно</text:span><text:span text:style-name="T1"> письмо, в котором будет написано про все три рассылки.</text:span></text:p>
      <text:p text:style-name="P8"><text:tab/>Администратор может настраивать параметры уведомлений. </text:p>
      <text:p text:style-name="P3">Настройки смс-уведомлений:</text:p>
      <table:table table:name="Таблица8" table:style-name="Таблица8">
        <table:table-column table:style-name="Таблица8.A"/>
        <table:table-column table:style-name="Таблица8.B"/>
        <text:soft-page-break/>
        <table:table-row>
          <table:table-cell table:style-name="Таблица8.A1" office:value-type="string">
            <text:p text:style-name="P32">Параметр</text:p>
          </table:table-cell>
          <table:table-cell table:style-name="Таблица8.B1" office:value-type="string">
            <text:p text:style-name="P32">Описание</text:p>
          </table:table-cell>
        </table:table-row>
        <table:table-row>
          <table:table-cell table:style-name="Таблица8.A2" office:value-type="string">
            <text:p text:style-name="P33">Адрес отправителя</text:p>
          </table:table-cell>
          <table:table-cell table:style-name="Таблица8.B2" office:value-type="string">
            <text:p text:style-name="P33">Адрес, от которого будут отправляться смс-уведомления</text:p>
          </table:table-cell>
        </table:table-row>
        <table:table-row>
          <table:table-cell table:style-name="Таблица8.A2" office:value-type="string">
            <text:p text:style-name="P33">Шаблон уведомления о начале рассылки</text:p>
          </table:table-cell>
          <table:table-cell table:style-name="Таблица8.B2" office:value-type="string">
            <text:p text:style-name="P33">Текст смс-сообщения о начале рассылки. Специальными символами можно указать в шаблоне место, где разместить название рассылки,имя владельца, дату.</text:p>
            <text:p text:style-name="P33"><text:span text:style-name="T16">Пример:</text:span> <text:span text:style-name="T18">Рассылка "{0}" началась в {1} </text:span></text:p>
            <text:p text:style-name="P35">Вместо <text:span text:style-name="T11">{0} </text:span><text:span text:style-name="T1">Информатор вставит название начавшейся рассылки, вместо </text:span><text:span text:style-name="T11">{1} – </text:span><text:span text:style-name="T1">дату начала.</text:span></text:p>
          </table:table-cell>
        </table:table-row>
        <table:table-row>
          <table:table-cell table:style-name="Таблица8.A2" office:value-type="string">
            <text:p text:style-name="P33">Шаблон уведомления об окончании рассылки</text:p>
          </table:table-cell>
          <table:table-cell table:style-name="Таблица8.B2" office:value-type="string">
            <text:p text:style-name="P33">Текст смс-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3"><text:span text:style-name="T16">Пример:</text:span> <text:span text:style-name="T18">Рассылка "{0}" закончилась в {1} </text:span></text:p>
            <text:p text:style-name="P35">Вместо <text:span text:style-name="T11">{0} </text:span><text:span text:style-name="T1">Информатор вставит название закончившейся рассылки, вместо </text:span><text:span text:style-name="T11">{1} – </text:span><text:span text:style-name="T1">дату начала.</text:span></text:p>
          </table:table-cell>
        </table:table-row>
      </table:table>
      <text:p text:style-name="P5"/>
      <text:p text:style-name="P5">Смс-нотификации рассылаются по том же правилам, по которым рассылаются сообщения рассылок.</text:p>
      <text:p text:style-name="P5"/>
      <text:p text:style-name="P20"><text:span text:style-name="T1">Настройки </text:span><text:span text:style-name="T11">email-</text:span><text:span text:style-name="T1">уведомлений</text:span></text:p>
      <table:table table:name="Таблица9" table:style-name="Таблица9">
        <table:table-column table:style-name="Таблица9.A"/>
        <table:table-column table:style-name="Таблица9.B"/>
        <table:table-row>
          <table:table-cell table:style-name="Таблица9.A1" office:value-type="string">
            <text:p text:style-name="P32">Параметр</text:p>
          </table:table-cell>
          <table:table-cell table:style-name="Таблица9.B1" office:value-type="string">
            <text:p text:style-name="P32">Описание</text:p>
          </table:table-cell>
        </table:table-row>
        <table:table-row>
          <table:table-cell table:style-name="Таблица9.A2" office:value-type="string">
            <text:p text:style-name="P23">SMTP <text:span text:style-name="T1">сервер</text:span></text:p>
          </table:table-cell>
          <table:table-cell table:style-name="Таблица9.B2" office:value-type="string">
            <text:p text:style-name="P33">Хост, на котором запущен <text:span text:style-name="T11">SMTP </text:span><text:span text:style-name="T1">сервер</text:span></text:p>
          </table:table-cell>
        </table:table-row>
        <table:table-row>
          <table:table-cell table:style-name="Таблица9.A2" office:value-type="string">
            <text:p text:style-name="P23">SMTP <text:span text:style-name="T1">пользователя</text:span></text:p>
          </table:table-cell>
          <table:table-cell table:style-name="Таблица9.B2" office:value-type="string">
            <text:p text:style-name="P29">Логин к <text:span text:style-name="T11">SMTP </text:span>серверу</text:p>
          </table:table-cell>
        </table:table-row>
        <table:table-row>
          <table:table-cell table:style-name="Таблица9.A2" office:value-type="string">
            <text:p text:style-name="P23">SMTP <text:span text:style-name="T1">пароль</text:span></text:p>
          </table:table-cell>
          <table:table-cell table:style-name="Таблица9.B2" office:value-type="string">
            <text:p text:style-name="P33">Пароль к <text:span text:style-name="T11">SMTP </text:span><text:span text:style-name="T1">серверу</text:span></text:p>
          </table:table-cell>
        </table:table-row>
        <table:table-row>
          <table:table-cell table:style-name="Таблица9.A2" office:value-type="string">
            <text:p text:style-name="P29">От</text:p>
          </table:table-cell>
          <table:table-cell table:style-name="Таблица9.B2" office:value-type="string">
            <text:p text:style-name="P23">Email <text:span text:style-name="T1">отправителя</text:span></text:p>
          </table:table-cell>
        </table:table-row>
        <table:table-row>
          <table:table-cell table:style-name="Таблица9.A2" office:value-type="string">
            <text:p text:style-name="P29">Шаблон заголовка уведомления</text:p>
          </table:table-cell>
          <table:table-cell table:style-name="Таблица9.B2" office:value-type="string">
            <text:p text:style-name="P29">Текст, который будет размещен в заголовке письма</text:p>
          </table:table-cell>
        </table:table-row>
        <table:table-row>
          <table:table-cell table:style-name="Таблица9.B2" table:number-columns-spanned="2" office:value-type="string">
            <text:p text:style-name="P28">Каждое письмо может содержать информацию об изменении статуса нескольких рассылок. Ниже приводятся шаблоны, задающие текст уведомления для одной рассылки. В теле письма эти уведомления будут идти друг за другом.</text:p>
          </table:table-cell>
          <table:covered-table-cell/>
        </table:table-row>
        <table:table-row>
          <table:table-cell table:style-name="Таблица9.A2" office:value-type="string">
            <text:p text:style-name="P29">Шаблон уведомления о начале рассылки</text:p>
          </table:table-cell>
          <table:table-cell table:style-name="Таблица9.B2" office:value-type="string">
            <text:p text:style-name="P33">Текст сообщения о начале рассылки. Специальными символами можно указать в шаблоне место, где разместить название рассылки,имя владельца, дату.</text:p>
            <text:p text:style-name="P33"><text:span text:style-name="T16">Пример:</text:span> <text:span text:style-name="T18">Рассылка "{0}" началась в {1} </text:span></text:p>
            <text:p text:style-name="P30">Вместо <text:span text:style-name="T11">{0} </text:span>Информатор вставит название начавшейся рассылки, вместо <text:span text:style-name="T11">{1} – </text:span>дату начала.</text:p>
          </table:table-cell>
        </table:table-row>
        <table:table-row>
          <table:table-cell table:style-name="Таблица9.A2" office:value-type="string">
            <text:p text:style-name="P29">Шаблон уведомления об окончании рассылки</text:p>
          </table:table-cell>
          <table:table-cell table:style-name="Таблица9.B2" office:value-type="string">
            <text:p text:style-name="P33">Текст сообщения об окончании рассылки. Специальными символами можно указать в шаблоне место, где разместить название рассылки,имя владельца, дату.</text:p>
            <text:p text:style-name="P33"><text:span text:style-name="T16">Пример:</text:span> <text:span text:style-name="T18">Рассылка "{0}" закончилась в {1} </text:span></text:p>
            <text:p text:style-name="P35">Вместо <text:span text:style-name="T11">{0} </text:span><text:span text:style-name="T1">Информатор вставит название закончившейся рассылки, вместо </text:span><text:span text:style-name="T11">{1} – </text:span><text:span text:style-name="T1">дату начала.</text:span></text:p>
          </table:table-cell>
        </table:table-row>
      </table:table>
      <text:p text:style-name="Text_20_body"/>
      <text:p text:style-name="Text_20_body"/>
      <text:h text:style-name="Heading_20_2" text:outline-level="2">Принудительная остановка рассылок</text:h>
      <text:p text:style-name="P11"><text:tab/>Существует три способа запретить пользователю проводить рассылки. Самым простым способом <text:soft-page-break/>является удаление пользователя из Информатора. Но этот вариант можно считать «крайней мерой». Информатор предлагает администратору возможности для временного ограничения доступа пользователя к веб-интерфейсу, а так же запрета создания рассылок.</text:p>
      <text:h text:style-name="Heading_20_3" text:outline-level="3">Блокировка пользователя</text:h>
      <text:p text:style-name="P11"><text:tab/>Вторым вариантом является блокировка пользователя. Чтобы заблокировать пользователя, нужно в его настройках установить флаг «Заблокирован». После установки флага Информатор автоматически переведет все рассылки данного пользователя в состояние «На паузе». А пользователю запретит доступ к веб-интерфейсу. При попытке логина на экран будет выведено сообщение «Ваш аккаунт заблокирован администратором».</text:p>
      <text:p text:style-name="P11"><text:tab/>Если в настройках пользователя убрать флаг «Заблокирован», то Информатор активирует все остановленные рассылки данного пользователя. Пользователь вновь сможет пользоваться веб-интерфейсом.</text:p>
      <text:p text:style-name="P11"><text:tab/><text:span text:style-name="T16">Блокировка пользователя останавливает импорт рассылок из всех файловых ресурсов, связанных с данным пользователем, а так же синхронизацию с БД.</text:span></text:p>
      <text:p text:style-name="P11"/>
      <text:h text:style-name="Heading_20_3" text:outline-level="3">Запрет рассылок</text:h>
      <text:p text:style-name="P11"><text:tab/>Блокировка пользователя — это бессрочная мера. Однако, можно на время запретить пользователям пользоваться Информатором. Такая функциональность может быть востребована, например, в период праздников, когда нагрузка на сервис-центры высока.</text:p>
      <text:p text:style-name="P11"><text:tab/>Запрет распространяется на одного или нескольких пользователей и действует в течении определенного периода (определяется датой и временем начала и конца).</text:p>
      <text:p text:style-name="P11"><text:tab/>При наступлении запрета рассылки всех пользователей, на которых он распространяется, переводятся Информатором в состояние «На паузе». Возможность пользоваться веб-интерфейсом сохраняется, однако при попытке создать новую рассылку или активировать остановленную, на экран будет выведено предупреждение о налиции запрета.</text:p>
      <text:p text:style-name="P11"><text:tab/>После того, как срок действия запрета истечет, остановленные рассылки активируются (переводятся в состояние «В процессе»). Все ограничения с пользователей снимаются.</text:p>
      <text:p text:style-name="P11"><text:tab/><text:span text:style-name="T16">Запрет рассылок останавливает импорт рассылок с файловых ресурсов, связанных с пользователями, на которых распространяется запрет. Так же останавливается синхронизация с БД.</text:span></text:p>
      <text:p text:style-name="Text_20_body"/>
      <text:h text:style-name="Heading_20_2" text:outline-level="2">Списки запрещенных номеров</text:h>
      <text:p text:style-name="P11"><text:tab/><text:span text:style-name="T1">Информатор имеет специальный блек-лист, куда администратор платформы может добавить номера абонентов, которым запрещено отправлять сообщения. </text:span></text:p>
      <text:p text:style-name="P11"><text:span text:style-name="T1"><text:tab/>Проверка наличия номера телефона в этом списке происходит непосредственно перед отправкой сообщения. Если номер найден, сообщение сразу же переводится в статус «Недоставлено» с кодом ошибки <text:s/></text:span><text:span text:style-name="T20"><text:s/></text:span><text:span text:style-name="T21"><text:s/></text:span><text:span text:style-name="T22"><text:s/></text:span><text:span text:style-name="T23">1050.</text:span></text:p>
      <text:p text:style-name="P1"><text:tab/>Блек-лист один для всех рассылок всех пользователей.</text:p>
      <text:p text:style-name="P1"/>
      <text:h text:style-name="Heading_20_2" text:outline-level="2">Статистика</text:h>
      <text:p text:style-name="P11"><text:tab/><text:span text:style-name="T1">Информатор сохраняет два вида статистики: статистика по сообщениям и статистика по рассылкам.</text:span></text:p>
      <text:p text:style-name="P1"><text:soft-page-break/></text:p>
      <text:h text:style-name="P42" text:outline-level="3">Статистика по сообщениям</text:h>
      <text:p text:style-name="P8"><text:tab/>Статистика по сообщениям сбрасывается на диск раз в минуту. Она представляет собой таблицу, в каждой строке которой хранятся следущие данные:</text:p>
      <text:list xml:id="list32212638" text:style-name="L25">
        <text:list-item>
          <text:p text:style-name="P96">Дата и время</text:p>
        </text:list-item>
        <text:list-item>
          <text:p text:style-name="P96">Идентификатор рассылки.</text:p>
        </text:list-item>
        <text:list-item>
          <text:p text:style-name="P96">Владелец рассылки</text:p>
        </text:list-item>
        <text:list-item>
          <text:p text:style-name="P96">Регион.</text:p>
        </text:list-item>
        <text:list-item>
          <text:p text:style-name="P96">СМСЦ, соответствующий региону.</text:p>
        </text:list-item>
        <text:list-item>
          <text:p text:style-name="P96">Счетчики сообщений из данной рассылки, относящихся к данному региону:</text:p>
          <text:list>
            <text:list-item>
              <text:p text:style-name="P96">Количество новых сообщений было загружено в Информатор за эту минуту.</text:p>
            </text:list-item>
            <text:list-item>
              <text:p text:style-name="P96">Количество сообщений было отправлено за эту минуту.</text:p>
            </text:list-item>
            <text:list-item>
              <text:p text:style-name="P96">Количество сообщений перешло в статус «Доставлено» за эту минуту.</text:p>
            </text:list-item>
            <text:list-item>
              <text:p text:style-name="P96">Количество сообщений перешло в статус «Недоставлено» за эту минуту.</text:p>
            </text:list-item>
            <text:list-item>
              <text:p text:style-name="P96">Количество сообщений перешло в статус «Статус неизвестен» за эту минуту.</text:p>
            </text:list-item>
          </text:list>
        </text:list-item>
      </text:list>
      <text:p text:style-name="Text_20_body"/>
      <text:p text:style-name="Text_20_body"><text:tab/>Эту информацию, аггрегированную по разным полям можно увидеть через веб-интерфейс (меню «Статистика»):</text:p>
      <text:list xml:id="list32234828" text:style-name="L26">
        <text:list-item>
          <text:p text:style-name="P97"><text:span text:style-name="T16">Статистика по сообщениям</text:span> — агрегация по времени (часы, дни, недели, месяцы) или по региону или по СМСЦ</text:p>
        </text:list-item>
        <text:list-item>
          <text:p text:style-name="P97"><text:span text:style-name="T16">Статистика по пользователям</text:span> — агрегация по пользователям</text:p>
        </text:list-item>
        <text:list-item>
          <text:p text:style-name="P97"><text:span text:style-name="T16">Статистика по рассылкам</text:span> — агрегация по рассылкам и регионам</text:p>
        </text:list-item>
      </text:list>
      <text:p text:style-name="Text_20_body"/>
      <text:h text:style-name="Heading_20_3" text:outline-level="3">Статистика по пользователям</text:h>
      <text:p text:style-name="Text_20_body"><text:tab/>Статистика по пользователям сбрасывается на диск раз в минуту. Она представляет собой таблицу, в каждой <text:s/>строке которой хранятся следующие данные:</text:p>
      <text:list xml:id="list32230596" text:style-name="L27">
        <text:list-item>
          <text:p text:style-name="P98">Дата и время</text:p>
        </text:list-item>
        <text:list-item>
          <text:p text:style-name="P98">Логин</text:p>
        </text:list-item>
        <text:list-item>
          <text:p text:style-name="P98">Счетчики рассылок, владельцем которых является данный пользователь:</text:p>
          <text:list>
            <text:list-item>
              <text:p text:style-name="P98">Количество новых рассылок, созданных за эту минуту</text:p>
            </text:list-item>
            <text:list-item>
              <text:p text:style-name="P98">Количество рассылок, завершившихся в эту минуту</text:p>
            </text:list-item>
          </text:list>
        </text:list-item>
      </text:list>
      <text:p text:style-name="Text_20_body"/>
      <text:p text:style-name="P11"><text:tab/>Эту информацию, в аггрегированном виде можно просматривать через веб-интерфейс в «<text:span text:style-name="T16">Статистике по количеству рассылок</text:span>».</text:p>
      <text:h text:style-name="P39" text:outline-level="2">Архивирование рассылок</text:h>
      <text:p text:style-name="P8"><text:tab/>Количество рассылок, созданных в Информаторе практически не оказывает влияния на процесс <text:soft-page-break/>отправки сообщений. Однако, если рассылок много, то могут медленнее работать операции добавления/удаления/поиска рассылок. т.е. веб-интерфейс сервиса будет работать меленнее.</text:p>
      <text:p text:style-name="P8"><text:tab/>Кроме того, большое количество рассылок негативно сказывается на времени запуска сервиса. При старте Информер вынужден прочитать все свои рассылки, чтобы определить какие из них завершены, а какие нет.</text:p>
      <text:p text:style-name="P8"><text:tab/>Наконец, старые рассылки просто мешают при ежедневной работе с веб-интерфейсом Информатора. </text:p>
      <text:p text:style-name="P8"><text:tab/>Для того, чтобы избежать подобных проблем, в Информаторе используется механизм архивации рассылок. Архивация рассылки заключается в её полной остановке и перемещении всех данных, связанных с этой рассылкой, в отдельное хранилище - архив. </text:p>
      <text:p text:style-name="P8"><text:tab/>При запуске, информер игнорирует это хранилище. т.о. запуск производится быстрее.</text:p>
      <text:p text:style-name="P8"><text:tab/>Веб-интерфейс отображает эти рассылки только на специальной странице. Т.о. они не мелькают перед глазами.</text:p>
      <text:p text:style-name="P8"/>
      <text:p text:style-name="P8"><text:tab/>Переместить рассылку в архив можно через веб-интерфейс Информатора. На странице со списком рассылок есть специальная кнопка.</text:p>
      <text:p text:style-name="P8"><text:tab/>Альтернативным вариантом является включение принудительной архивации рассылок в настройках пользователя. Там имеется 2 параметра:</text:p>
      <text:list xml:id="list32229515" text:style-name="L28">
        <text:list-item>
          <text:p text:style-name="P78">Флаг «Архивировать рассылки» - включает и отключает принудительную архивацию рассылок.</text:p>
        </text:list-item>
        <text:list-item>
          <text:p text:style-name="P78">Параметр «Макс. время работы рассылки до архивации (в часах)» - устанавливает время жизни рассылки до архивации.</text:p>
        </text:list-item>
      </text:list>
      <text:p text:style-name="P11"><text:span text:style-name="T1"><text:tab/></text:span><text:span text:style-name="T2">Автоматическая архивация происходит все зависимости от того, закончилась рассылка или нет.<text:tab/></text:span></text:p>
      <text:p text:style-name="P11"><text:span text:style-name="T2"><text:tab/></text:span><text:span text:style-name="T7">Перемещение рассылки в архив занимает определенное время (до 1 минуты). В течении этого времени рассылка может быть недоступна для просмотра: её уже нет в сторадже Информатора и еще нет в </text:span><text:span text:style-name="T7">архиве.</text:span></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8" text:outline-level="1"><text:soft-page-break/>Установка сервиса</text:h>
      <text:h text:style-name="P40" text:outline-level="2">Компоненты</text:h>
      <text:p text:style-name="Text_20_body"><text:span text:style-name="T2"><text:tab/></text:span><text:span text:style-name="T7">На диаграмме ниже представлены основные компоненты Информатора и их связь с внешними сервисами:</text:span></text:p>
      <text:p text:style-name="P4"><draw:g text:anchor-type="paragraph" draw:z-index="0" draw:style-name="gr1"><draw:rect draw:style-name="gr2" draw:text-style-name="P101" svg:width="9.602cm" svg:height="10cm" svg:x="3.588cm" svg:y="0.187cm"><text:p/></draw:rect><draw:rect draw:style-name="gr3" draw:text-style-name="P103" svg:width="3.5cm" svg:height="1.502cm" svg:x="4.588cm" svg:y="0.686cm"><text:p text:style-name="P102"><text:span text:style-name="T25">ArchiveDaemon</text:span></text:p></draw:rect><draw:rect draw:style-name="gr4" draw:text-style-name="P103" xml:id="id3" draw:id="id3" svg:width="3.5cm" svg:height="1.5cm" svg:x="4.588cm" svg:y="3.087cm"><text:p text:style-name="P102"><text:span text:style-name="T25">Informer</text:span></text:p></draw:rect><draw:rect draw:style-name="gr5" draw:text-style-name="P103" xml:id="id4" draw:id="id4" svg:width="3.5cm" svg:height="1.502cm" svg:x="4.588cm" svg:y="5.586cm"><text:p text:style-name="P102"><text:span text:style-name="T25">Персонализация</text:span></text:p></draw:rect><draw:rect draw:style-name="gr6" draw:text-style-name="P103" xml:id="id5" draw:id="id5" svg:width="3.5cm" svg:height="1.502cm" svg:x="4.588cm" svg:y="7.886cm"><text:p text:style-name="P102"><text:span text:style-name="T25">Pure-ftpd</text:span></text:p></draw:rect><draw:rect draw:style-name="gr7" draw:text-style-name="P103" xml:id="id2" draw:id="id2" svg:width="3.5cm" svg:height="1.502cm" svg:x="4.588cm" svg:y="0.686cm"><text:p text:style-name="P102"><text:span text:style-name="T25">ArchiveDaemon</text:span></text:p></draw:rect><draw:rect draw:style-name="gr8" draw:text-style-name="P103" xml:id="id1" draw:id="id1" svg:width="3.5cm" svg:height="1.5cm" svg:x="9.289cm" svg:y="3.087cm"><text:p text:style-name="P102"><text:span text:style-name="T25">WebApp</text:span></text:p></draw:rect><draw:connector draw:style-name="gr9" draw:text-style-name="P101" svg:x1="11.039cm" svg:y1="3.087cm" svg:x2="8.088cm" svg:y2="1.436cm" draw:start-shape="id1" draw:start-glue-point="0" draw:end-shape="id2" draw:end-glue-point="1" svg:d="m11039 3087v-1651h-2951"><text:p/></draw:connector><draw:connector draw:style-name="gr9" draw:text-style-name="P101" svg:x1="6.338cm" svg:y1="2.187cm" svg:x2="6.338cm" svg:y2="3.087cm" draw:start-shape="id2" draw:start-glue-point="2" draw:end-shape="id3" draw:end-glue-point="0" svg:d="m6338 2187v900"><text:p/></draw:connector><draw:connector draw:style-name="gr9" draw:text-style-name="P101" svg:x1="6.338cm" svg:y1="4.586cm" svg:x2="6.338cm" svg:y2="5.586cm" draw:start-shape="id3" draw:start-glue-point="2" draw:end-shape="id4" draw:end-glue-point="0" svg:d="m6338 4586v1000"><text:p/></draw:connector><draw:connector draw:style-name="gr9" draw:text-style-name="P101" svg:x1="9.29cm" svg:y1="3.836cm" svg:x2="8.088cm" svg:y2="3.836cm" draw:start-shape="id1" draw:start-glue-point="3" draw:end-shape="id3" svg:d="m9290 3836h-1202"><text:p/></draw:connector><draw:connector draw:style-name="gr9" draw:text-style-name="P101" svg:x1="11.039cm" svg:y1="4.586cm" svg:x2="8.088cm" svg:y2="6.336cm" draw:start-shape="id1" draw:start-glue-point="2" draw:end-shape="id4" svg:d="m11039 4586v1750h-2951"><text:p/></draw:connector><draw:connector draw:style-name="gr9" draw:text-style-name="P101" svg:x1="11.039cm" svg:y1="4.586cm" svg:x2="8.088cm" svg:y2="8.636cm" draw:start-shape="id1" draw:start-glue-point="2" draw:end-shape="id5" draw:end-glue-point="1" svg:d="m11039 4586v4050h-2951"><text:p/></draw:connector><draw:rect draw:style-name="gr10" draw:text-style-name="P104" xml:id="id6" draw:id="id6" svg:width="2.001cm" svg:height="1.502cm" svg:x="0.688cm" svg:y="1.686cm"><text:p text:style-name="P102"><text:span text:style-name="T26">СМСЦ</text:span></text:p></draw:rect><draw:rect draw:style-name="gr10" draw:text-style-name="P104" xml:id="id7" draw:id="id7" svg:width="2.001cm" svg:height="1.502cm" svg:x="0.688cm" svg:y="3.687cm"><text:p text:style-name="P102"><text:span text:style-name="T26">СМСЦ</text:span></text:p></draw:rect><draw:rect draw:style-name="gr10" draw:text-style-name="P104" xml:id="id13" draw:id="id13" svg:width="2.001cm" svg:height="1.502cm" svg:x="0.688cm" svg:y="5.687cm"><text:p text:style-name="P102"><text:span text:style-name="T26">СМСЦ</text:span></text:p></draw:rect><draw:connector draw:style-name="gr9" draw:text-style-name="P101" draw:line-skew="0.4cm" svg:x1="4.588cm" svg:y1="3.836cm" svg:x2="2.688cm" svg:y2="2.436cm" draw:start-shape="id3" draw:start-glue-point="3" draw:end-shape="id6" svg:d="m4588 3836h-399v-1400h-1501"><text:p/></draw:connector><draw:connector draw:style-name="gr9" draw:text-style-name="P101" draw:line-skew="0.4cm" svg:x1="4.588cm" svg:y1="3.836cm" svg:x2="2.688cm" svg:y2="4.436cm" draw:start-shape="id3" draw:start-glue-point="3" draw:end-shape="id7" draw:end-glue-point="1" svg:d="m4588 3836h-399v600h-1501"><text:p/></draw:connector><draw:rect draw:style-name="gr11" draw:text-style-name="P103" xml:id="id9" draw:id="id9" svg:width="4.001cm" svg:height="1.001cm" svg:x="14.587cm" svg:y="1.686cm"><text:p text:style-name="P102"><text:span text:style-name="T25">Файловый ресурс</text:span></text:p></draw:rect><draw:rect draw:style-name="gr11" draw:text-style-name="P103" xml:id="id10" draw:id="id10" svg:width="4.001cm" svg:height="1.001cm" svg:x="14.587cm" svg:y="3.187cm"><text:p text:style-name="P102"><text:span text:style-name="T25">Файловый ресурс</text:span></text:p></draw:rect><draw:rect draw:style-name="gr11" draw:text-style-name="P103" xml:id="id11" draw:id="id11" svg:width="4.001cm" svg:height="1.001cm" svg:x="14.587cm" svg:y="4.687cm"><text:p text:style-name="P102"><text:span text:style-name="T25">Файловый ресурс</text:span></text:p></draw:rect><draw:rect draw:style-name="gr11" draw:text-style-name="P103" xml:id="id8" draw:id="id8" svg:width="4.001cm" svg:height="1.001cm" svg:x="14.587cm" svg:y="0.187cm"><text:p text:style-name="P102"><text:span text:style-name="T25">Файловый ресурс</text:span></text:p></draw:rect><draw:rect draw:style-name="gr12" draw:text-style-name="P103" xml:id="id12" draw:id="id12" svg:width="4.001cm" svg:height="1.001cm" svg:x="14.587cm" svg:y="7.788cm"><text:p text:style-name="P102"><text:span text:style-name="T25">БД Siebel</text:span></text:p></draw:rect><draw:connector draw:style-name="gr9" draw:text-style-name="P101" svg:x1="12.788cm" svg:y1="3.836cm" svg:x2="14.587cm" svg:y2="0.686cm" draw:start-shape="id1" draw:start-glue-point="1" draw:end-shape="id8" draw:end-glue-point="3" svg:d="m12788 3836h900v-3150h899"><text:p/></draw:connector><draw:connector draw:style-name="gr9" draw:text-style-name="P101" svg:x1="12.788cm" svg:y1="3.836cm" svg:x2="14.587cm" svg:y2="2.185cm" draw:start-shape="id1" draw:start-glue-point="1" draw:end-shape="id9" draw:end-glue-point="3" svg:d="m12788 3836h900v-1651h899"><text:p/></draw:connector><draw:connector draw:style-name="gr9" draw:text-style-name="P101" svg:x1="12.788cm" svg:y1="3.836cm" svg:x2="14.587cm" svg:y2="3.687cm" draw:start-shape="id1" draw:start-glue-point="1" draw:end-shape="id10" draw:end-glue-point="3" svg:d="m12788 3836h900v-149h899"><text:p/></draw:connector><draw:connector draw:style-name="gr9" draw:text-style-name="P101" svg:x1="12.788cm" svg:y1="3.836cm" svg:x2="14.587cm" svg:y2="5.186cm" draw:start-shape="id1" draw:start-glue-point="1" draw:end-shape="id11" svg:d="m12788 3836h900v1350h899"><text:p/></draw:connector><draw:connector draw:style-name="gr9" draw:text-style-name="P101" svg:x1="12.788cm" svg:y1="3.836cm" svg:x2="14.587cm" svg:y2="8.287cm" draw:start-shape="id1" draw:start-glue-point="1" draw:end-shape="id12" draw:end-glue-point="3" svg:d="m12788 3836h900v4451h899"><text:p/></draw:connector><draw:frame draw:style-name="gr13" draw:text-style-name="P106" svg:width="4.996cm" svg:height="0.863cm" svg:x="8.304cm" svg:y="0.224cm"><draw:text-box><text:p text:style-name="P105"><text:span text:style-name="T27">SMS-Информатор</text:span></text:p></draw:text-box></draw:frame><draw:connector draw:style-name="gr9" draw:text-style-name="P101" svg:x1="4.588cm" svg:y1="3.836cm" svg:x2="2.688cm" svg:y2="6.436cm" draw:start-shape="id3" draw:start-glue-point="3" draw:end-shape="id13" draw:end-glue-point="1" svg:d="m4588 3836h-799v2600h-1101"><text:p/></draw:connector></draw:g></text:p>
      <text:p text:style-name="P4"/>
      <text:p text:style-name="P4">Функциональность Информатора обеспечивается <text:span text:style-name="T18">пятью компонентами</text:span>:</text:p>
      <text:list xml:id="list32229549" text:style-name="L29">
        <text:list-item>
          <text:p text:style-name="P55"><text:span text:style-name="T13">Informer</text:span><text:span text:style-name="T12"> – </text:span><text:span text:style-name="T7">основной компонент платформы, отвечающий за проведение рассылок и сбор статистики. </text:span><text:span text:style-name="T12">Informer </text:span><text:span text:style-name="T7">может быть подключен к одному или нескольким СМСЦ, через которые осуществляется отправка сообщений.</text:span></text:p>
        </text:list-item>
        <text:list-item>
          <text:p text:style-name="P88"><text:span text:style-name="T16">WebApp</text:span><text:span text:style-name="T15"> – </text:span><text:span text:style-name="T7">веб-интерфейс администратора и пользователя, отвечающий также за импорт рассылок из удаленных файловых ресурсов типа </text:span><text:span text:style-name="T15">FTP </text:span><text:span text:style-name="T7">серверов или БД.</text:span></text:p>
        </text:list-item>
        <text:list-item>
          <text:p text:style-name="P89"><text:span text:style-name="T16">Archiver</text:span><text:span text:style-name="T15"> – </text:span><text:span text:style-name="T7">компонент, отвечающий за хранение архива рассылок. </text:span></text:p>
        </text:list-item>
        <text:list-item>
          <text:p text:style-name="P88"><text:span text:style-name="T2">Персонализация</text:span><text:span text:style-name="T15"> – </text:span><text:span text:style-name="T7"><text:s/>компонент, предназначенный для хранения списков запрещенных номеров.</text:span></text:p>
        </text:list-item>
        <text:list-item>
          <text:p text:style-name="P88"><text:span text:style-name="T16">Pureftpd</text:span><text:span text:style-name="T15"> – FTP-</text:span><text:span text:style-name="T7">сервер (</text:span><text:a xlink:type="simple" xlink:href="http://www.pureftpd.org/">http://www.pureftpd.org</text:a><text:span text:style-name="T7">). </text:span></text:p>
        </text:list-item>
      </text:list>
      <text:p text:style-name="P4"/>
      <text:p text:style-name="P13"><text:span text:style-name="T3"><text:tab/>Остановка</text:span><text:span text:style-name="T7"> </text:span><text:span text:style-name="T15">Informer</text:span><text:span text:style-name="T7">-а</text:span><text:span text:style-name="T15"> </text:span><text:span text:style-name="T7">означает полную неработоспособность всего сервиса.</text:span></text:p>
      <text:p text:style-name="P13"><text:span text:style-name="T3"><text:tab/>Остановка</text:span><text:span text:style-name="T7"> Персонализации приведет к остановке всех рассылок. Однако возможность управлять рассылками сохранится (их можно создавать, редактировать, удалять, смотреть статистику и т.п.)</text:span></text:p>
      <text:p text:style-name="P13"><text:span text:style-name="T3"><text:tab/>Остановка</text:span><text:span text:style-name="T7"> </text:span><text:span text:style-name="T15">WebApp </text:span><text:span text:style-name="T7">закроет пользователям доступ к веб-интерфейсу администратора. Остановит </text:span><text:span text:style-name="T7">создание рассылок из внешних источников (файловые ресурсы, БД). Существующие рассылки при этом </text:span><text:span text:style-name="T7">будут идти.</text:span></text:p>
      <text:p text:style-name="P13"><text:span text:style-name="T3"><text:tab/>Остановка</text:span><text:span text:style-name="T7"> </text:span><text:span text:style-name="T15">ArchiveDaemon-a </text:span><text:span text:style-name="T7">не позволит пользователям работать с архивом рассылок. Вся </text:span><text:soft-page-break/><text:span text:style-name="T7">остальная функциональность сохранится.</text:span></text:p>
      <text:p text:style-name="P13"><text:span text:style-name="T3"><text:tab/>Остановка</text:span><text:span text:style-name="T7"> Pure-ftpd</text:span><text:span text:style-name="T15"> </text:span><text:span text:style-name="T7">закроет контент-провайдерам доступ к файловым ресурсам платформы. т.е. те провайдеры, которые выкладывают файлы с рассылками на сервер Информатора лишатся этой возможности. Вся остальная функциональность сервиса сохранится.</text:span></text:p>
      <text:p text:style-name="P13"><text:span text:style-name="T7"><text:tab/>Таким образом, </text:span><text:span text:style-name="T2">критически важными</text:span><text:span text:style-name="T7"> компонентами платформы являются </text:span><text:span text:style-name="T15">Informer, </text:span><text:span text:style-name="T7">Персонализация и </text:span><text:span text:style-name="T15">WebApp. </text:span></text:p>
      <text:p text:style-name="P15"/>
      <text:h text:style-name="P40" text:outline-level="2">Структура директории</text:h>
      <text:p text:style-name="P4"><text:tab/>На рисунке ниже представлена структура директорий Информатора.</text:p>
      <text:p text:style-name="P2"><draw:g text:anchor-type="paragraph" draw:z-index="1" draw:style-name="gr1"><draw:rect draw:style-name="gr14" draw:text-style-name="P103" xml:id="id14" draw:id="id14" svg:width="3.001cm" svg:height="0.5cm" svg:x="1.501cm" svg:y="0.213cm"><text:p text:style-name="P102"><text:span text:style-name="T25">/opt/informer</text:span></text:p></draw:rect><draw:rect draw:style-name="gr14" draw:text-style-name="P103" xml:id="id15" draw:id="id15" svg:width="3.001cm" svg:height="0.5cm" svg:x="2.501cm" svg:y="1.213cm"><text:p text:style-name="P102"><text:span text:style-name="T25">conf</text:span></text:p></draw:rect><draw:rect draw:style-name="gr14" draw:text-style-name="P103" xml:id="id16" draw:id="id16" svg:width="3.001cm" svg:height="0.5cm" svg:x="2.501cm" svg:y="2.213cm"><text:p text:style-name="P102"><text:span text:style-name="T25">logs</text:span></text:p></draw:rect><draw:rect draw:style-name="gr14" draw:text-style-name="P103" xml:id="id17" draw:id="id17" svg:width="3.001cm" svg:height="0.5cm" svg:x="2.501cm" svg:y="3.213cm"><text:p text:style-name="P102"><text:span text:style-name="T25">services</text:span></text:p></draw:rect><draw:rect draw:style-name="gr14" draw:text-style-name="P103" xml:id="id18" draw:id="id18" svg:width="3.5cm" svg:height="0.5cm" svg:x="3.501cm" svg:y="4.214cm"><text:p text:style-name="P102"><text:span text:style-name="T25">ArchiveDaemon</text:span></text:p></draw:rect><draw:rect draw:style-name="gr14" draw:text-style-name="P103" xml:id="id19" draw:id="id19" svg:width="3.5cm" svg:height="0.5cm" svg:x="3.501cm" svg:y="5.214cm"><text:p text:style-name="P102"><text:span text:style-name="T25">Informer</text:span></text:p></draw:rect><draw:rect draw:style-name="gr14" draw:text-style-name="P103" xml:id="id20" draw:id="id20" svg:width="3.5cm" svg:height="0.5cm" svg:x="3.501cm" svg:y="6.214cm"><text:p text:style-name="P102"><text:span text:style-name="T25">ftpserver</text:span></text:p></draw:rect><draw:rect draw:style-name="gr14" draw:text-style-name="P103" xml:id="id21" draw:id="id21" svg:width="3.5cm" svg:height="0.5cm" svg:x="3.501cm" svg:y="7.214cm"><text:p text:style-name="P102"><text:span text:style-name="T25">pvss</text:span></text:p></draw:rect><draw:rect draw:style-name="gr14" draw:text-style-name="P103" xml:id="id22" draw:id="id22" svg:width="3.001cm" svg:height="0.502cm" svg:x="2.501cm" svg:y="8.212cm"><text:p text:style-name="P102"><text:span text:style-name="T25">tomcat</text:span></text:p></draw:rect><draw:rect draw:style-name="gr14" draw:text-style-name="P103" xml:id="id23" draw:id="id23" svg:width="3.001cm" svg:height="0.502cm" svg:x="2.501cm" svg:y="9.212cm"><text:p text:style-name="P102"><text:span text:style-name="T25">webapps</text:span></text:p></draw:rect><draw:rect draw:style-name="gr14" draw:text-style-name="P103" xml:id="id25" draw:id="id25" svg:width="3.001cm" svg:height="0.502cm" svg:x="3.501cm" svg:y="10.211cm"><text:p text:style-name="P102"><text:span text:style-name="T25">informer</text:span></text:p></draw:rect><draw:rect draw:style-name="gr14" draw:text-style-name="P103" xml:id="id24" draw:id="id24" svg:width="3.001cm" svg:height="0.502cm" svg:x="2.501cm" svg:y="11.213cm"><text:p text:style-name="P102"><text:span text:style-name="T25">work</text:span></text:p></draw:rect><draw:connector draw:style-name="gr15" draw:text-style-name="P101" svg:x1="1.501cm" svg:y1="0.462cm" svg:x2="2.501cm" svg:y2="1.462cm" draw:start-shape="id14" draw:start-glue-point="3" draw:end-shape="id15" draw:end-glue-point="3" svg:d="m1501 462h-501v1000h1501"><text:p/></draw:connector><draw:connector draw:style-name="gr15" draw:text-style-name="P101" svg:x1="1.501cm" svg:y1="0.462cm" svg:x2="2.501cm" svg:y2="2.462cm" draw:start-shape="id14" draw:start-glue-point="3" draw:end-shape="id16" draw:end-glue-point="3" svg:d="m1501 462h-501v2000h1501"><text:p/></draw:connector><draw:connector draw:style-name="gr15" draw:text-style-name="P101" svg:x1="1.501cm" svg:y1="0.462cm" svg:x2="2.501cm" svg:y2="3.463cm" draw:start-shape="id14" draw:start-glue-point="3" draw:end-shape="id17" draw:end-glue-point="3" svg:d="m1501 462h-501v3001h1501"><text:p/></draw:connector><draw:connector draw:style-name="gr15" draw:text-style-name="P101" svg:x1="2.501cm" svg:y1="3.462cm" svg:x2="3.501cm" svg:y2="4.462cm" draw:start-shape="id17" draw:start-glue-point="3" draw:end-shape="id18" draw:end-glue-point="3" svg:d="m2501 3462h-501v1000h1501"><text:p/></draw:connector><draw:connector draw:style-name="gr15" draw:text-style-name="P101" svg:x1="2.501cm" svg:y1="3.462cm" svg:x2="3.501cm" svg:y2="5.462cm" draw:start-shape="id17" draw:start-glue-point="3" draw:end-shape="id19" draw:end-glue-point="3" svg:d="m2501 3462h-501v2000h1501"><text:p/></draw:connector><draw:connector draw:style-name="gr15" draw:text-style-name="P101" svg:x1="2.501cm" svg:y1="3.462cm" svg:x2="3.501cm" svg:y2="6.462cm" draw:start-shape="id17" draw:start-glue-point="3" draw:end-shape="id20" draw:end-glue-point="3" svg:d="m2501 3462h-501v3000h1501"><text:p/></draw:connector><draw:connector draw:style-name="gr15" draw:text-style-name="P101" svg:x1="2.501cm" svg:y1="3.462cm" svg:x2="3.501cm" svg:y2="7.462cm" draw:start-shape="id17" draw:start-glue-point="3" draw:end-shape="id21" svg:d="m2501 3462h-501v4000h1501"><text:p/></draw:connector><draw:connector draw:style-name="gr15" draw:text-style-name="P101" svg:x1="1.501cm" svg:y1="0.462cm" svg:x2="2.501cm" svg:y2="8.463cm" draw:start-shape="id14" draw:start-glue-point="3" draw:end-shape="id22" draw:end-glue-point="3" svg:d="m1501 462h-501v8001h1501"><text:p/></draw:connector><draw:connector draw:style-name="gr15" draw:text-style-name="P101" svg:x1="1.501cm" svg:y1="0.462cm" svg:x2="2.501cm" svg:y2="9.463cm" draw:start-shape="id14" draw:start-glue-point="3" draw:end-shape="id23" draw:end-glue-point="3" svg:d="m1501 462h-501v9001h1501"><text:p/></draw:connector><draw:connector draw:style-name="gr15" draw:text-style-name="P101" svg:x1="1.501cm" svg:y1="0.462cm" svg:x2="2.501cm" svg:y2="11.464cm" draw:start-shape="id14" draw:start-glue-point="3" draw:end-shape="id24" draw:end-glue-point="3" svg:d="m1501 462h-501v11002h1501"><text:p/></draw:connector><draw:connector draw:style-name="gr15" draw:text-style-name="P101" svg:x1="2.501cm" svg:y1="9.463cm" svg:x2="3.501cm" svg:y2="10.462cm" draw:start-shape="id23" draw:start-glue-point="3" draw:end-shape="id25" draw:end-glue-point="3" svg:d="m2501 9463h-501v999h1501"><text:p/></draw:connector><draw:frame draw:style-name="gr16" draw:text-style-name="P107" svg:width="10.002cm" svg:height="0.75cm" svg:x="6.001cm" svg:y="1.113cm"><draw:text-box><text:p text:style-name="P105"><text:span text:style-name="T28">Конфигурационные файлы WebApp</text:span></text:p></draw:text-box></draw:frame><draw:frame draw:style-name="gr16" draw:text-style-name="P107" svg:width="10.002cm" svg:height="0.75cm" svg:x="6.001cm" svg:y="2.213cm"><draw:text-box><text:p text:style-name="P105"><text:span text:style-name="T28">Логи WebApp</text:span></text:p></draw:text-box></draw:frame><draw:frame draw:style-name="gr16" draw:text-style-name="P107" svg:width="10.002cm" svg:height="0.75cm" svg:x="7.301cm" svg:y="4.113cm"><draw:text-box><text:p text:style-name="P105"><text:span text:style-name="T28">Дистрибутив ArchiveDaemon</text:span></text:p></draw:text-box></draw:frame><draw:frame draw:style-name="gr16" draw:text-style-name="P107" svg:width="10.002cm" svg:height="0.75cm" svg:x="7.301cm" svg:y="5.113cm"><draw:text-box><text:p text:style-name="P105"><text:span text:style-name="T28">Дистрибутив Informer</text:span></text:p></draw:text-box></draw:frame><draw:frame draw:style-name="gr16" draw:text-style-name="P107" svg:width="10.002cm" svg:height="0.75cm" svg:x="7.301cm" svg:y="6.113cm"><draw:text-box><text:p text:style-name="P105"><text:span text:style-name="T28">Дистрибутив Pure-ftpd</text:span></text:p></draw:text-box></draw:frame><draw:frame draw:style-name="gr16" draw:text-style-name="P107" svg:width="10.002cm" svg:height="0.75cm" svg:x="7.301cm" svg:y="7.113cm"><draw:text-box><text:p text:style-name="P105"><text:span text:style-name="T28">Дистрибутив Персонализации</text:span></text:p></draw:text-box></draw:frame><draw:frame draw:style-name="gr16" draw:text-style-name="P107" svg:width="10cm" svg:height="0.75cm" svg:x="5.701cm" svg:y="8.112cm"><draw:text-box><text:p text:style-name="P105"><text:span text:style-name="T28">Дистрибутив Apache Tomcat 6.0</text:span></text:p></draw:text-box></draw:frame><draw:frame draw:style-name="gr16" draw:text-style-name="P107" svg:width="10cm" svg:height="0.75cm" svg:x="6.701cm" svg:y="10.114cm"><draw:text-box><text:p text:style-name="P105"><text:span text:style-name="T28">Дистрибутив WebApp</text:span></text:p></draw:text-box></draw:frame><draw:frame draw:style-name="gr16" draw:text-style-name="P107" svg:width="10cm" svg:height="0.75cm" svg:x="5.801cm" svg:y="11.114cm"><draw:text-box><text:p text:style-name="P105"><text:span text:style-name="T28">Рабочая директория Tomcat</text:span></text:p></draw:text-box></draw:frame></draw:g></text:p>
      <text:p text:style-name="Text_20_body"><text:tab/>Логи каждого компонента лежат в директории с его дистрибутивом в поддиректории <text:span text:style-name="T11">logs.</text:span></text:p>
      <text:p text:style-name="P12"/>
      <text:p text:style-name="P12"/>
      <text:p text:style-name="P12"/>
      <text:p text:style-name="P12"/>
      <text:p text:style-name="P12"/>
      <text:p text:style-name="P12"/>
      <text:p text:style-name="P12"/>
      <text:h text:style-name="P38" text:outline-level="1"><text:soft-page-break/>Управление сервисом</text:h>
      <text:p text:style-name="P11"><text:span text:style-name="T2"><text:tab/></text:span><text:span text:style-name="T7">Управление Информатором осуществляется через веб-интерфейс. Большинство настроек применяется в режиме реального времени, без необходимости перезапуска того или иного компонента. Исключением являются базовые настройки сервиса.</text:span></text:p>
      <text:h text:style-name="Heading_20_2" text:outline-level="2"><text:span text:style-name="T2">Отслеживание состояния компонент (Администрирование </text:span><text:span text:style-name="T13">→ </text:span><text:span text:style-name="T2">Статус</text:span><text:span text:style-name="T13">)</text:span></text:h>
      <text:p text:style-name="P6"><text:tab/>Веб-интерфейс для каждого компонента платформы:</text:p>
      <text:list xml:id="list32225376" text:style-name="L30">
        <text:list-item>
          <text:p text:style-name="P76">Отображает его текущее состояние (запущен, остановлен). Если компонент запущен, то отображается название ноды, на которой он работает.</text:p>
        </text:list-item>
        <text:list-item>
          <text:p text:style-name="P77">Позволяет останавливать, запускать, переключать компонент с ноды на ноду.</text:p>
        </text:list-item>
      </text:list>
      <text:p text:style-name="P6"/>
      <text:p text:style-name="P16"><text:span text:style-name="T1"><text:tab/>Вся данная функциональность доступна на странице «Администирование →</text:span><text:span text:style-name="T11"> </text:span><text:span text:style-name="T1">Статус».</text:span></text:p>
      <text:p text:style-name="P6"/>
      <text:h text:style-name="Heading_20_2" text:outline-level="2"><text:span text:style-name="T2">Базовые настройки сервиса (Администрирование </text:span><text:span text:style-name="T13">→ </text:span><text:span text:style-name="T2">Конфигурация)</text:span></text:h>
      <text:p text:style-name="P11"><text:span text:style-name="T2"><text:tab/></text:span><text:span text:style-name="T7">Страница «Администрирование </text:span><text:span text:style-name="T12">→ </text:span><text:span text:style-name="T7">Конфигурация» позволяет редактировать базовые настройки компонента </text:span><text:span text:style-name="T12">Informer. </text:span><text:span text:style-name="T2">Настройки вступают в силу только после перезапуска компонента </text:span><text:span text:style-name="T13">Informer</text:span><text:span text:style-name="T2">.</text:span></text:p>
      <text:p text:style-name="P2">Описание параметров:</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Название</text:p>
          </table:table-cell>
          <table:table-cell table:style-name="Таблица1.B1" office:value-type="string">
            <text:p text:style-name="Table_20_Contents">Описание</text:p>
          </table:table-cell>
        </table:table-row>
        <table:table-row>
          <table:table-cell table:style-name="Таблица1.A2" table:number-columns-spanned="2" office:value-type="string">
            <text:p text:style-name="P22">Informer<text:span text:style-name="T7"> </text:span></text:p>
          </table:table-cell>
          <table:covered-table-cell/>
        </table:table-row>
        <table:table-row>
          <table:table-cell table:style-name="Таблица1.A3" office:value-type="string">
            <text:p text:style-name="P21">Admin server host</text:p>
          </table:table-cell>
          <table:table-cell table:style-name="Таблица1.A2" office:value-type="string">
            <text:p text:style-name="Table_20_Contents">Хост, на котором запущен <text:span text:style-name="T11">Informer</text:span></text:p>
          </table:table-cell>
        </table:table-row>
        <table:table-row>
          <table:table-cell table:style-name="Таблица1.A3" office:value-type="string">
            <text:p text:style-name="P21">Admin server port</text:p>
          </table:table-cell>
          <table:table-cell table:style-name="Таблица1.A2" office:value-type="string">
            <text:p text:style-name="Table_20_Contents">Порт <text:span text:style-name="T11">Informer-</text:span><text:span text:style-name="T1">а</text:span></text:p>
          </table:table-cell>
        </table:table-row>
        <table:table-row>
          <table:table-cell table:style-name="Таблица1.A3" office:value-type="string">
            <text:p text:style-name="P21">DCP server host</text:p>
          </table:table-cell>
          <table:table-cell table:style-name="Таблица1.A2" office:value-type="string">
            <text:p text:style-name="Table_20_Contents">Хост, на котором запущен <text:span text:style-name="T11">Informer</text:span></text:p>
          </table:table-cell>
        </table:table-row>
        <table:table-row>
          <table:table-cell table:style-name="Таблица1.A3" office:value-type="string">
            <text:p text:style-name="P21">DCP server port</text:p>
          </table:table-cell>
          <table:table-cell table:style-name="Таблица1.A2" office:value-type="string">
            <text:p text:style-name="Table_20_Contents">Порт <text:span text:style-name="T11">Informer-</text:span><text:span text:style-name="T1">а</text:span></text:p>
          </table:table-cell>
        </table:table-row>
        <table:table-row>
          <table:table-cell table:style-name="Таблица1.A2" table:number-columns-spanned="2" office:value-type="string">
            <text:p text:style-name="P22">PVSS</text:p>
          </table:table-cell>
          <table:covered-table-cell/>
        </table:table-row>
        <table:table-row>
          <table:table-cell table:style-name="Таблица1.A3" office:value-type="string">
            <text:p text:style-name="P24">Поддержка запрещенных номеров</text:p>
          </table:table-cell>
          <table:table-cell table:style-name="Таблица1.A2" office:value-type="string">
            <text:p text:style-name="Table_20_Contents">Вкл/Выкл поддержку списков запрещенных номеров</text:p>
          </table:table-cell>
        </table:table-row>
        <table:table-row>
          <table:table-cell table:style-name="Таблица1.A3" office:value-type="string">
            <text:p text:style-name="P21">PVSS server host</text:p>
          </table:table-cell>
          <table:table-cell table:style-name="Таблица1.A2" office:value-type="string">
            <text:p text:style-name="Table_20_Contents">Хост, на котором запущена персонализация</text:p>
          </table:table-cell>
        </table:table-row>
        <table:table-row>
          <table:table-cell table:style-name="Таблица1.A3" office:value-type="string">
            <text:p text:style-name="P21">PVSS server sync port</text:p>
          </table:table-cell>
          <table:table-cell table:style-name="Таблица1.A2" office:value-type="string">
            <text:p text:style-name="Table_20_Contents">Порт персонализации</text:p>
          </table:table-cell>
        </table:table-row>
        <table:table-row>
          <table:table-cell table:style-name="Таблица1.A3" office:value-type="string">
            <text:p text:style-name="P21">PVSS server async port</text:p>
          </table:table-cell>
          <table:table-cell table:style-name="Таблица1.A2" office:value-type="string">
            <text:p text:style-name="Table_20_Contents">Порт персонализации</text:p>
          </table:table-cell>
        </table:table-row>
        <table:table-row>
          <table:table-cell table:style-name="Таблица1.A2" table:number-columns-spanned="2" office:value-type="string">
            <text:p text:style-name="P25">Хранилище</text:p>
          </table:table-cell>
          <table:covered-table-cell/>
        </table:table-row>
        <table:table-row>
          <table:table-cell table:style-name="Таблица1.A3" office:value-type="string">
            <text:p text:style-name="P21">Statistics dir</text:p>
          </table:table-cell>
          <table:table-cell table:style-name="Таблица1.A2" office:value-type="string">
            <text:p text:style-name="Table_20_Contents">Путь к директории для хранения статистики</text:p>
          </table:table-cell>
        </table:table-row>
        <table:table-row>
          <table:table-cell table:style-name="Таблица1.A3" office:value-type="string">
            <text:p text:style-name="P21">Store dir</text:p>
          </table:table-cell>
          <table:table-cell table:style-name="Таблица1.A2" office:value-type="string">
            <text:p text:style-name="Table_20_Contents">Путь к директории для хранения рассылок</text:p>
          </table:table-cell>
        </table:table-row>
        <table:table-row>
          <table:table-cell table:style-name="Таблица1.A2" table:number-columns-spanned="2" office:value-type="string">
            <text:p text:style-name="P25">Дополнительно</text:p>
          </table:table-cell>
          <table:covered-table-cell/>
        </table:table-row>
        <table:table-row>
          <table:table-cell table:style-name="Таблица1.A3" office:value-type="string">
            <text:p text:style-name="P21">svcType</text:p>
          </table:table-cell>
          <table:table-cell table:style-name="Таблица1.A2" office:value-type="string">
            <text:p text:style-name="Table_20_Contents">Значение параметра <text:span text:style-name="T11">service_type </text:span><text:span text:style-name="T1">в </text:span><text:span text:style-name="T11">SUBMIT_SM</text:span></text:p>
          </table:table-cell>
        </table:table-row>
        <table:table-row>
          <table:table-cell table:style-name="Таблица1.A3" office:value-type="string">
            <text:p text:style-name="P21">unrespondedMessagesMax</text:p>
          </table:table-cell>
          <table:table-cell table:style-name="Таблица1.A2" office:value-type="string">
            <text:p text:style-name="P24">Максимальное число <text:span text:style-name="T11">SUBMIT_SM, </text:span>на которые еще не пришел <text:span text:style-name="T11">SUBMIT_SM_RESP. </text:span>При достижении этого лимита отправка новых <text:span text:style-name="T11">SUBMIT_SM </text:span>приостанавливается.</text:p>
          </table:table-cell>
        </table:table-row>
      </table:table>
      <text:p text:style-name="P2"/>
      <text:p text:style-name="P2"/>
      <text:h text:style-name="Heading_20_2" text:outline-level="2"><text:soft-page-break/><text:span text:style-name="T2">Настройка СМСЦ (Администрирование →</text:span><text:span text:style-name="T13"> </text:span><text:span text:style-name="T2">СМС-Центры)</text:span></text:h>
      <text:p text:style-name="P3"><text:tab/><text:span text:style-name="T15">На данной странице можно отредактировать настройки подключения Информатора к СМСЦ, а так же выбрать СМСЦ, который будет использоваться для отправки сообщений адресатам из неизвестного региона. </text:span></text:p>
      <text:p text:style-name="P5"><text:tab/>СМСЦ нельзя удалить до тех пор, пока в системе зарегистрирован хотя бы один регион ссылающийся на данный сервис центр. СМСЦ «по-умолчанию» удалить нельзя.</text:p>
      <text:h text:style-name="Heading_20_2" text:outline-level="2">Настройка регионов (Администрирование <text:span text:style-name="T11">→ </text:span>Регионы)</text:h>
      <text:p text:style-name="P5"><text:tab/>На данной странице администратор может настроить список регионов. Регионы можно настраивать по-одиночке, или выделить несколько регионов и изменить настройки одновременно у всех.</text:p>
      <text:p text:style-name="P4"><text:tab/>Еще одной полезной функцией является экспорт и импорт конфигурации регионов в/из <text:span text:style-name="T11">csv </text:span>файла. </text:p>
      <text:p text:style-name="P2">Формат файла:</text:p>
      <table:table table:name="Таблица10" table:style-name="Таблица10">
        <table:table-column table:style-name="Таблица10.A"/>
        <table:table-row>
          <table:table-cell table:style-name="Таблица10.A1" office:value-type="string">
            <text:p text:style-name="P4">&lt;Название региона&gt;;<text:span text:style-name="T11">&lt;</text:span>Название СМСЦ&gt;;&lt;Макс. скорость отправки смс&gt;<text:span text:style-name="T11">;&lt;</text:span>Часовой пояс<text:span text:style-name="T11">&gt;</text:span></text:p>
            <text:p text:style-name="P4"><text:span text:style-name="T11">&lt;</text:span>Маска1<text:span text:style-name="T11">&gt;</text:span></text:p>
            <text:p text:style-name="P4">&lt;Маска2&gt;</text:p>
            <text:p text:style-name="P4">...</text:p>
            <text:p text:style-name="P4"><text:span text:style-name="T11">&lt;</text:span>Маска<text:span text:style-name="T11">N&gt;</text:span></text:p>
            <text:p text:style-name="P4">Далее следующий регион...</text:p>
          </table:table-cell>
        </table:table-row>
      </table:table>
      <text:p text:style-name="P2"/>
      <text:p text:style-name="P2">Пример:</text:p>
      <table:table table:name="Таблица11" table:style-name="Таблица11">
        <table:table-column table:style-name="Таблица11.A"/>
        <table:table-row>
          <table:table-cell table:style-name="Таблица11.A1" office:value-type="string">
            <text:p text:style-name="Table_20_Contents">МР Сибирь;<text:span text:style-name="T11">SMS-Extra;150;(UTC+7) </text:span><text:span text:style-name="T1">Новосибирск</text:span></text:p>
            <text:p text:style-name="P21">+7913???????</text:p>
            <text:p text:style-name="P21">+7985???????</text:p>
            <text:p text:style-name="P24">МР Москва;<text:span text:style-name="T11">SMSC-Moscow;180;(UTC+4) </text:span>Москва</text:p>
            <text:p text:style-name="P24">+7916???????</text:p>
          </table:table-cell>
        </table:table-row>
      </table:table>
      <text:p text:style-name="P2"/>
      <text:p text:style-name="P3"><text:tab/><text:span text:style-name="T15">Использовать данную функциональность можно, например, для создания резервных копий конфигурации регионов.</text:span></text:p>
      <text:p text:style-name="P2"/>
      <text:h text:style-name="P40" text:outline-level="2">Управление пользователями (Администрирование <text:span text:style-name="T11">→ </text:span>Пользователи)</text:h>
      <text:p text:style-name="P5"><text:tab/>Здесь администратор может редактировать список пользователей Информатора. Так же, как и для регионов, возможно одновременное изменение параметров сразу у группы пользователей.</text:p>
      <text:p text:style-name="P5"><text:tab/>Удалить пользователя можно только в том случае, если в Информаторе нет ни одной его рассылки.</text:p>
      <text:p text:style-name="P5"/>
      <text:h text:style-name="P40" text:outline-level="2">Настройка файловых ресурсов (Администрирование <text:span text:style-name="T11">→ </text:span>Импорт рассылок<text:span text:style-name="T11">)</text:span></text:h>
      <text:p text:style-name="P3"><text:tab/><text:span text:style-name="T19">Здесь</text:span><text:span text:style-name="T15"> можно настроить список файловых ресурсов, из которых будет производиться импорт рассылок. </text:span></text:p>
      <text:p text:style-name="P5"><text:tab/>На стнанице с настройками ресурса можно проверить эти настройки, нажав кнопку «Проверить соединение».</text:p>
      <text:h text:style-name="Heading_20_2" text:outline-level="2"><text:soft-page-break/><text:span text:style-name="T2">Настройка синхронизации с БД </text:span><text:span text:style-name="T13">Siebel </text:span><text:span text:style-name="T2">(Администрирование </text:span><text:span text:style-name="T13">→ Siebel)</text:span></text:h>
      <text:p text:style-name="Text_20_body"><text:span text:style-name="T13"><text:tab/></text:span><text:span text:style-name="T7">Здесь можно изменить параметры подключения к БД </text:span><text:span text:style-name="T12">Siebel </text:span><text:span text:style-name="T7">и проверить наличие соединения.</text:span></text:p>
      <text:h text:style-name="P40" text:outline-level="2">Запреты рассылок (Администрирование <text:span text:style-name="T11">→ </text:span>Запрет рассылок)</text:h>
      <text:p text:style-name="Text_20_body"><text:span text:style-name="T8"><text:tab/>Здесь можно настроить запреты рассылок.</text:span><text:span text:style-name="T9"> </text:span></text:p>
      <text:h text:style-name="P40" text:outline-level="2">Настройка уведомлений (Администрирование <text:span text:style-name="T11">→ </text:span>Уведомления)</text:h>
      <text:p text:style-name="P19"><text:span text:style-name="T1"><text:tab/>Как уже говорилось выше, Информатор умеет рассылать СМС и </text:span><text:span text:style-name="T11">email </text:span><text:span text:style-name="T1">уведомления о начале и окончании рассылки. На данной странице можно настроить параметры этих уведомлений.</text:span></text:p>
      <text:h text:style-name="Heading_20_2" text:outline-level="2">Очистка статистики (Администрирование <text:span text:style-name="T11">→ </text:span><text:span text:style-name="T1">Очистка статистики</text:span>)</text:h>
      <text:p text:style-name="P11"><text:tab/>Администратор системы может при помощи веб-интерфейса удалить статистические данные за заданный период. Для этого установите в фильтре период времени, за который нужно удалить статистику и нажмите кнопку «Применить». Информатор отобразит объем дискового пространства, занимаемого статистическими файлами, в разбивкой по периодам времени. Далее можно выбрать один или несколько периодов и удалить статистику по ним.</text:p>
      <text:h text:style-name="Heading_20_2" text:outline-level="2">Журнал изменений (Администрирование <text:span text:style-name="T11">→ </text:span><text:span text:style-name="T1">Журнал)</text:span></text:h>
      <text:p text:style-name="P8"><text:tab/>Информатор журнализует все действия пользователей, которые они совершают через веб-интерфейс. Администратор может посмотреть список этих действий в журнале. </text:p>
      <text:h text:style-name="P43" text:outline-level="3"/>
      <text:p text:style-name="P2"/>
      <text:p text:style-name="P2"/>
      <text:h text:style-name="P40" text:outline-level="2"/>
      <text:h text:style-name="P3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QJZNJ+TimesNewRomanPSMT" svg:font-family="DQJZNJ+TimesNewRomanPSMT, 'Times New Roman PSMT'"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Line_20_with_20_Fine_20_Dots" draw:display-name="Line with Fine Dots" draw:style="rect" draw:dots1="1" draw:dots1-length="1.138cm" draw:dots2="10" draw:distance="0.086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737cm" style:type="center"/>
          <style:tab-stop style:position="19.473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DQJZNJ+TimesNewRomanPSMT" fo:font-size="12pt" style:font-name-asian="DQJZNJ+TimesNewRomanPSMT" style:font-size-asian="12pt" style:font-name-complex="DQJZNJ+TimesNewRomanPSMT"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97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477cm" style:type="right" style:leader-style="dotted" style:leader-tex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88cm" fo:margin-right="0.8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Артем Снопков</meta:initial-creator>
    <meta:creation-date>2011-04-28T13:56:16.29</meta:creation-date>
    <meta:generator>LibreOffice/3.3$Win32 LibreOffice_project/330m19$Build-301</meta:generator>
    <dc:date>2011-07-25T12:36:09.21</dc:date>
    <meta:editing-duration>P2DT3H20M7S</meta:editing-duration>
    <meta:editing-cycles>161</meta:editing-cycles>
    <meta:printed-by>Артем Снопков</meta:printed-by>
    <meta:print-date>2011-06-21T12:32:44.38</meta:print-date>
    <meta:document-statistic meta:table-count="11" meta:image-count="0" meta:object-count="0" meta:page-count="26" meta:paragraph-count="597" meta:word-count="5697" meta:character-count="43788"/>
  </office:meta>
</office:document-meta>
</file>